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6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110.35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91.3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73.56pt"/>
    </style:style>
    <style:style style:name="co12" style:family="table-column">
      <style:table-column-properties fo:break-before="auto" style:column-width="82.6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91.84pt"/>
    </style:style>
    <style:style style:name="co17" style:family="table-column">
      <style:table-column-properties fo:break-before="auto" style:column-width="65.85pt"/>
    </style:style>
    <style:style style:name="co19" style:family="table-column">
      <style:table-column-properties fo:break-before="auto" style:column-width="181.39pt"/>
    </style:style>
    <style:style style:name="co20" style:family="table-column">
      <style:table-column-properties fo:break-before="auto" style:column-width="102.64pt"/>
    </style:style>
    <style:style style:name="co21" style:family="table-column">
      <style:table-column-properties fo:break-before="auto" style:column-width="72pt"/>
    </style:style>
    <style:style style:name="co22" style:family="table-column">
      <style:table-column-properties fo:break-before="auto" style:column-width="143.55pt"/>
    </style:style>
    <style:style style:name="co23" style:family="table-column">
      <style:table-column-properties fo:break-before="auto" style:column-width="13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>
      <style:text-properties style:text-position=""/>
    </style:style>
    <style:style style:name="ce10" style:family="table-cell" style:parent-style-name="Default" style:data-style-name="N11">
      <style:text-properties style:text-position=""/>
    </style:style>
    <style:style style:name="ce11" style:family="table-cell" style:parent-style-name="Default" style:data-style-name="N123">
      <style:text-properties style:text-position=""/>
    </style:style>
    <style:style style:name="ce12" style:family="table-cell" style:parent-style-name="Default" style:data-style-name="N122">
      <style:text-properties style:text-position=""/>
    </style:style>
    <style:style style:name="ce13" style:family="table-cell" style:parent-style-name="Default" style:data-style-name="N134">
      <style:text-properties style:text-position=""/>
    </style:style>
    <style:style style:name="ce14" style:family="table-cell" style:parent-style-name="Default" style:data-style-name="N137">
      <style:text-properties style:text-position=""/>
    </style:style>
    <style:style style:name="ce2" style:family="table-cell" style:parent-style-name="Default" style:data-style-name="N124">
      <style:text-properties style:text-position=""/>
    </style:style>
    <style:style style:name="ce3" style:family="table-cell" style:parent-style-name="Default" style:data-style-name="N4">
      <style:text-properties style:text-position=""/>
    </style:style>
    <style:style style:name="ce4" style:family="table-cell" style:parent-style-name="Default" style:data-style-name="N4">
      <style:text-properties fo:color="#800000" style:text-position=""/>
    </style:style>
    <style:style style:name="ce5" style:family="table-cell" style:parent-style-name="Default" style:data-style-name="N125">
      <style:text-properties style:text-position=""/>
    </style:style>
    <style:style style:name="ce6" style:family="table-cell" style:parent-style-name="Default" style:data-style-name="N132">
      <style:text-properties style:text-position=""/>
    </style:style>
    <style:style style:name="ce7" style:family="table-cell" style:parent-style-name="Default" style:data-style-name="N2">
      <style:text-properties style:text-position=""/>
    </style:style>
    <style:style style:name="ce8" style:family="table-cell" style:parent-style-name="Default" style:data-style-name="N135">
      <style:text-properties style:text-position=""/>
    </style:style>
    <style:style style:name="ce9" style:family="table-cell" style:parent-style-name="Default" style:data-style-name="N135">
      <style:text-properties fo:color="#800000" style:text-position=""/>
    </style:style>
    <style:style style:name="ce15" style:family="table-cell" style:parent-style-name="Default" style:data-style-name="N128">
      <style:text-properties style:text-position=""/>
    </style:style>
    <style:style style:name="ce17" style:family="table-cell" style:parent-style-name="Default" style:data-style-name="N143">
      <style:text-properties style:text-position=""/>
    </style:style>
    <style:style style:name="ce18" style:family="table-cell" style:parent-style-name="Default" style:data-style-name="N144">
      <style:text-properties style:text-position=""/>
    </style:style>
    <style:style style:name="ce19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129">
      <style:text-properties style:text-position=""/>
    </style:style>
    <style:style style:name="ce25" style:family="table-cell" style:parent-style-name="Default" style:data-style-name="N1"/>
    <style:style style:name="ce26" style:family="table-cell" style:parent-style-name="Default" style:data-style-name="N124"/>
    <style:style style:name="ce27" style:family="table-cell" style:parent-style-name="Default" style:data-style-name="N4"/>
    <style:style style:name="ce28" style:family="table-cell" style:parent-style-name="Default" style:data-style-name="N4">
      <style:text-properties fo:color="#800000"/>
    </style:style>
    <style:style style:name="ce29" style:family="table-cell" style:parent-style-name="Default" style:data-style-name="N125"/>
    <style:style style:name="ce30" style:family="table-cell" style:parent-style-name="Default" style:data-style-name="N132"/>
    <style:style style:name="ce31" style:family="table-cell" style:parent-style-name="Default" style:data-style-name="N2"/>
    <style:style style:name="ce32" style:family="table-cell" style:parent-style-name="Default" style:data-style-name="N135"/>
    <style:style style:name="ce33" style:family="table-cell" style:parent-style-name="Default" style:data-style-name="N135">
      <style:text-properties fo:color="#800000"/>
    </style:style>
    <style:style style:name="ce34" style:family="table-cell" style:parent-style-name="Default" style:data-style-name="N11"/>
    <style:style style:name="ce35" style:family="table-cell" style:parent-style-name="Default" style:data-style-name="N123"/>
    <style:style style:name="ce36" style:family="table-cell" style:parent-style-name="Default" style:data-style-name="N122"/>
    <style:style style:name="ce37" style:family="table-cell" style:parent-style-name="Default" style:data-style-name="N134"/>
    <style:style style:name="ce38" style:family="table-cell" style:parent-style-name="Default" style:data-style-name="N137"/>
    <style:style style:name="ce39" style:family="table-cell" style:parent-style-name="Default" style:data-style-name="N128"/>
    <style:style style:name="ce40" style:family="table-cell" style:parent-style-name="Default" style:data-style-name="N130"/>
    <style:style style:name="ce41" style:family="table-cell" style:parent-style-name="Default" style:data-style-name="N143"/>
    <style:style style:name="ce42" style:family="table-cell" style:parent-style-name="Default" style:data-style-name="N144"/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129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4" table:number-columns-repeated="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default-cell-style-name="ce8"/>
        <table:table-column table:style-name="co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default-cell-style-name="ce10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8" table:default-cell-style-name="Default"/>
        <table:table-column table:style-name="co3" table:number-columns-repeated="6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is alt</text:p>
          </table:table-cell>
          <table:table-cell office:value-type="string" calcext:value-type="string">
            <text:p><text:s/>alt</text:p>
          </table:table-cell>
          <table:table-cell office:value-type="string" calcext:value-type="string">
            <text:p>alt off by</text:p>
          </table:table-cell>
          <table:table-cell office:value-type="string" calcext:value-type="string">
            <text:p>throt</text:p>
          </table:table-cell>
          <table:table-cell office:value-type="string" calcext:value-type="string">
            <text:p>His Thrust</text:p>
          </table:table-cell>
          <table:table-cell office:value-type="string" calcext:value-type="string">
            <text:p>My Thrust</text:p>
          </table:table-cell>
          <table:table-cell office:value-type="string" calcext:value-type="string">
            <text:p>thrust off by</text:p>
          </table:table-cell>
          <table:table-cell office:value-type="string" calcext:value-type="string">
            <text:p>off by lbs</text:p>
          </table:table-cell>
          <table:table-cell office:value-type="string" calcext:value-type="string">
            <text:p>His WT</text:p>
          </table:table-cell>
          <table:table-cell office:value-type="string" calcext:value-type="string">
            <text:p>my WT</text:p>
          </table:table-cell>
          <table:table-cell office:value-type="string" calcext:value-type="string">
            <text:p>WT off by</text:p>
          </table:table-cell>
          <table:table-cell office:value-type="string" calcext:value-type="string">
            <text:p>off by lbs</text:p>
          </table:table-cell>
          <table:table-cell office:value-type="string" calcext:value-type="string">
            <text:p>His fuel burned</text:p>
          </table:table-cell>
          <table:table-cell office:value-type="string" calcext:value-type="string">
            <text:p>My fuel burned</text:p>
          </table:table-cell>
          <table:table-cell office:value-type="string" calcext:value-type="string">
            <text:p>off by lbs</text:p>
          </table:table-cell>
          <table:table-cell office:value-type="string" calcext:value-type="string">
            <text:p>His ADC predicted</text:p>
          </table:table-cell>
          <table:table-cell office:value-type="string" calcext:value-type="string">
            <text:p>His ADC calc</text:p>
          </table:table-cell>
          <table:table-cell office:value-type="string" calcext:value-type="string">
            <text:p>My ADC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 raw</text:p>
          </table:table-cell>
          <table:table-cell office:value-type="string" calcext:value-type="string">
            <text:p>My A raw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_total(eff)</text:p>
          </table:table-cell>
          <table:table-cell office:value-type="string" calcext:value-type="string">
            <text:p>My A_total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DC adj</text:p>
          </table:table-cell>
          <table:table-cell office:value-type="string" calcext:value-type="string">
            <text:p>My ADC adj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DC error</text:p>
          </table:table-cell>
          <table:table-cell office:value-type="string" calcext:value-type="string">
            <text:p>My ADC_error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h</text:p>
          </table:table-cell>
          <table:table-cell office:value-type="string" calcext:value-type="string">
            <text:p>My Ah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v</text:p>
          </table:table-cell>
          <table:table-cell office:value-type="string" calcext:value-type="string">
            <text:p>My Av</text:p>
          </table:table-cell>
          <table:table-cell office:value-type="string" calcext:value-type="string">
            <text:p>Off by %</text:p>
          </table:table-cell>
          <table:table-cell office:value-type="string" calcext:value-type="string">
            <text:p>His big G</text:p>
          </table:table-cell>
          <table:table-cell office:value-type="string" calcext:value-type="string">
            <text:p>My big G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V_as</text:p>
          </table:table-cell>
          <table:table-cell office:value-type="string" calcext:value-type="string">
            <text:p>My V_as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Vh</text:p>
          </table:table-cell>
          <table:table-cell office:value-type="string" calcext:value-type="string">
            <text:p>My Vh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Vh adj</text:p>
          </table:table-cell>
          <table:table-cell office:value-type="string" calcext:value-type="string">
            <text:p>My Vh adj</text:p>
          </table:table-cell>
          <table:table-cell office:value-type="string" calcext:value-type="string">
            <text:p>off by adj</text:p>
          </table:table-cell>
          <table:table-cell office:value-type="string" calcext:value-type="string">
            <text:p>his Vv</text:p>
          </table:table-cell>
          <table:table-cell office:value-type="string" calcext:value-type="string">
            <text:p>my Vv</text:p>
          </table:table-cell>
          <table:table-cell office:value-type="string" calcext:value-type="string">
            <text:p>Vv off by</text:p>
          </table:table-cell>
          <table:table-cell office:value-type="string" calcext:value-type="string">
            <text:p>his Vv inc</text:p>
          </table:table-cell>
          <table:table-cell office:value-type="string" calcext:value-type="string">
            <text:p>my Vv inc</text:p>
          </table:table-cell>
          <table:table-cell office:value-type="string" calcext:value-type="string">
            <text:p>Vv_inc off by</text:p>
          </table:table-cell>
          <table:table-cell table:number-columns-repeated="2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Sheet1.B2]-[Sheet1.C2]" office:value-type="float" office:value="0" calcext:value-type="float">
            <text:p>0</text:p>
          </table:table-cell>
          <table:table-cell/>
          <table:table-cell office:value-type="float" office:value="37232203.2" calcext:value-type="float">
            <text:p>37232203</text:p>
          </table:table-cell>
          <table:table-cell office:value-type="float" office:value="37232203.204" calcext:value-type="float">
            <text:p>37232203.204</text:p>
          </table:table-cell>
          <table:table-cell table:style-name="ce2" table:formula="of:=([Sheet1.G2]-[Sheet1.F2])/[Sheet1.F2]" office:value-type="percentage" office:value="0.000000000107433896247405" calcext:value-type="percentage">
            <text:p>0.00000%</text:p>
          </table:table-cell>
          <table:table-cell table:style-name="ce3" table:formula="of:=[.G2]-[.F2]" office:value-type="float" office:value="0.00400000065565109" calcext:value-type="float">
            <text:p>0.00</text:p>
          </table:table-cell>
          <table:table-cell office:value-type="float" office:value="25417828.58" calcext:value-type="float">
            <text:p>25,417,828.58</text:p>
          </table:table-cell>
          <table:table-cell table:style-name="Default" office:value-type="float" office:value="25417828.59" calcext:value-type="float">
            <text:p>25417828.59</text:p>
          </table:table-cell>
          <table:table-cell table:style-name="ce5" table:formula="of:=([Sheet1.K2]-[Sheet1.J2])/[Sheet1.J2]" office:value-type="percentage" office:value="0.000000000393424702179171" calcext:value-type="percentage">
            <text:p>0.000000%</text:p>
          </table:table-cell>
          <table:table-cell table:style-name="ce3" table:formula="of:=[.J2]-[.K2]" office:value-type="float" office:value="-0.0100000016391277" calcext:value-type="float">
            <text:p>-0.0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table:formula="of:=[.N2]-[.O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280487038" calcext:value-type="float">
            <text:p>1.280487038</text:p>
          </table:table-cell>
          <table:table-cell office:value-type="float" office:value="1.2804871" calcext:value-type="float">
            <text:p>1.2804871</text:p>
          </table:table-cell>
          <table:table-cell table:style-name="ce5" table:formula="of:=([Sheet1.V2]-[Sheet1.U2])/[Sheet1.U2]" office:value-type="percentage" office:value="0.000000048419076634868" calcext:value-type="percentage">
            <text:p>0.000005%</text:p>
          </table:table-cell>
          <table:table-cell office:value-type="float" office:value="1.280487053" calcext:value-type="float">
            <text:p>1.2804871</text:p>
          </table:table-cell>
          <table:table-cell office:value-type="float" office:value="1.2804871" calcext:value-type="float">
            <text:p>1.2804871</text:p>
          </table:table-cell>
          <table:table-cell table:style-name="ce5" table:formula="of:=([Sheet1.Y2]-[Sheet1.X2])/[Sheet1.X2]" office:value-type="percentage" office:value="0.0000000367047833727644" calcext:value-type="percentage">
            <text:p>0.000004%</text:p>
          </table:table-cell>
          <table:table-cell table:style-name="ce8"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table:style-name="ce5" table:formula="of:=([Sheet1.AB2]-[Sheet1.AA2])/[Sheet1.AA2]" office:value-type="string" office:string-value="" calcext:value-type="error">
            <text:p>#DIV/0!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formula="of:=([Sheet1.AE2]-[Sheet1.AD2])/[Sheet1.AD2]" office:value-type="string" office:string-value="" calcext:value-type="error">
            <text:p>#DIV/0!</text:p>
          </table:table-cell>
          <table:table-cell table:number-columns-repeated="2"/>
          <table:table-cell table:style-name="ce5" office:value-type="percentage" office:value="0" calcext:value-type="percentage">
            <text:p>0.000000%</text:p>
          </table:table-cell>
          <table:table-cell table:number-columns-repeated="2"/>
          <table:table-cell table:style-name="ce11" table:formula="of:=([Sheet1.AK2]-[Sheet1.AJ2])/[Sheet1.AJ2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N2]-[Sheet1.AM2])/[Sheet1.AM2]" office:value-type="string" office:string-value="" calcext:value-type="error">
            <text:p>#DIV/0!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5" table:formula="of:=([Sheet1.AQ2]-[Sheet1.AP2])/[Sheet1.AP2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T2]-[Sheet1.AS2])/[Sheet1.AS2]" office:value-type="string" office:string-value="" calcext:value-type="error">
            <text:p>#DIV/0!</text:p>
          </table:table-cell>
          <table:table-cell table:style-name="ce3"/>
          <table:table-cell table:style-name="ce13"/>
          <table:table-cell table:style-name="ce5" table:formula="of:=([Sheet1.AW2]-[Sheet1.AV2])/[Sheet1.AV2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[Sheet1.AY2]-[Sheet1.AZ2]" office:value-type="percentage" office:value="0" calcext:value-type="percentage">
            <text:p>0.000000%</text:p>
          </table:table-cell>
          <table:table-cell table:number-columns-repeated="2"/>
          <table:table-cell table:style-name="ce14" office:value-type="percentage" office:value="0" calcext:value-type="percentage">
            <text:p>0.0%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9" calcext:value-type="float">
            <text:p>6.09</text:p>
          </table:table-cell>
          <table:table-cell office:value-type="float" office:value="6" calcext:value-type="float">
            <text:p>6</text:p>
          </table:table-cell>
          <table:table-cell table:formula="of:=[Sheet1.B3]-[Sheet1.C3]" office:value-type="float" office:value="0.0899999999999999" calcext:value-type="float">
            <text:p>0.09</text:p>
          </table:table-cell>
          <table:table-cell/>
          <table:table-cell office:value-type="float" office:value="41074815.59" calcext:value-type="float">
            <text:p>41074816</text:p>
          </table:table-cell>
          <table:table-cell office:value-type="float" office:value="41074816.1614" calcext:value-type="float">
            <text:p>41074816.1614</text:p>
          </table:table-cell>
          <table:table-cell table:style-name="ce2" table:formula="of:=([Sheet1.G3]-[Sheet1.F3])/[Sheet1.F3]" office:value-type="percentage" office:value="0.0000000139112004761774" calcext:value-type="percentage">
            <text:p>0.00000%</text:p>
          </table:table-cell>
          <table:table-cell table:style-name="ce3" table:formula="of:=[.G3]-[.F3]" office:value-type="float" office:value="0.571399994194508" calcext:value-type="float">
            <text:p>0.57</text:p>
          </table:table-cell>
          <table:table-cell table:style-name="ce4" office:value-type="float" office:value="25304536.99" calcext:value-type="float">
            <text:p>25,304,536.99</text:p>
          </table:table-cell>
          <table:table-cell table:style-name="Default" office:value-type="float" office:value="25304689.6315" calcext:value-type="float">
            <text:p>25304689.6315</text:p>
          </table:table-cell>
          <table:table-cell table:style-name="ce5" table:formula="of:=([Sheet1.K3]-[Sheet1.J3])/[Sheet1.J3]" office:value-type="percentage" office:value="0.00000603217913294491" calcext:value-type="percentage">
            <text:p>0.000603%</text:p>
          </table:table-cell>
          <table:table-cell table:style-name="ce6" table:formula="of:=[.J3]-[.K3]" office:value-type="float" office:value="-152.641499999911" calcext:value-type="float">
            <text:p>-152.6415</text:p>
          </table:table-cell>
          <table:table-cell table:style-name="ce3" table:formula="of:=[.J2]-[.J3]" office:value-type="float" office:value="113291.59" calcext:value-type="float">
            <text:p>113,291.59</text:p>
          </table:table-cell>
          <table:table-cell table:style-name="ce3" table:formula="of:=[.K2]-[.K3]" office:value-type="float" office:value="113138.958500002" calcext:value-type="float">
            <text:p>113,138.96</text:p>
          </table:table-cell>
          <table:table-cell table:style-name="ce3" table:formula="of:=[.N3]-[.O3]" office:value-type="float" office:value="152.631499998271" calcext:value-type="float">
            <text:p>152.63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164436" calcext:value-type="float">
            <text:p>0.000164436</text:p>
          </table:table-cell>
          <table:table-cell office:value-type="float" office:value="0.00016443" calcext:value-type="float">
            <text:p>0.00016443</text:p>
          </table:table-cell>
          <table:table-cell table:style-name="ce5" table:formula="of:=([Sheet1.S3]-[Sheet1.R3])/[Sheet1.R3]" office:value-type="percentage" office:value="-0.000036488360213172" calcext:value-type="percentage">
            <text:p>-0.003649%</text:p>
          </table:table-cell>
          <table:table-cell office:value-type="float" office:value="1.47136" calcext:value-type="float">
            <text:p>1.47136</text:p>
          </table:table-cell>
          <table:table-cell office:value-type="float" office:value="1.4713559" calcext:value-type="float">
            <text:p>1.4713559</text:p>
          </table:table-cell>
          <table:table-cell table:style-name="ce5" table:formula="of:=([Sheet1.V3]-[Sheet1.U3])/[Sheet1.U3]" office:value-type="percentage" office:value="-0.00000278653762502132" calcext:value-type="percentage">
            <text:p>-0.000279%</text:p>
          </table:table-cell>
          <table:table-cell office:value-type="float" office:value="1.47136" calcext:value-type="float">
            <text:p>1.4713600</text:p>
          </table:table-cell>
          <table:table-cell office:value-type="float" office:value="1.4711259" calcext:value-type="float">
            <text:p>1.4711259</text:p>
          </table:table-cell>
          <table:table-cell table:style-name="ce5" table:formula="of:=([Sheet1.Y3]-[Sheet1.X3])/[Sheet1.X3]" office:value-type="percentage" office:value="-0.000159104501957307" calcext:value-type="percentage">
            <text:p>-0.015910%</text:p>
          </table:table-cell>
          <table:table-cell table:style-name="ce8" office:value-type="float" office:value="0.00023" calcext:value-type="float">
            <text:p>0.0002300</text:p>
          </table:table-cell>
          <table:table-cell office:value-type="float" office:value="0.00023" calcext:value-type="float">
            <text:p>0.00023</text:p>
          </table:table-cell>
          <table:table-cell table:style-name="ce5" table:formula="of:=([Sheet1.AB3]-[Sheet1.AA3])/[Sheet1.AA3]" office:value-type="percentage" office:value="0" calcext:value-type="percentage">
            <text:p>0.000000%</text:p>
          </table:table-cell>
          <table:table-cell table:style-name="ce8" table:formula="of:=[.Q3]" office:value-type="float" office:value="0.00023" calcext:value-type="float">
            <text:p>0.0002300</text:p>
          </table:table-cell>
          <table:table-cell office:value-type="float" office:value="0.0000656" calcext:value-type="float">
            <text:p>0.0000656</text:p>
          </table:table-cell>
          <table:table-cell table:formula="of:=([Sheet1.AE3]-[Sheet1.AD3])/[Sheet1.AD3]" office:value-type="percentage" office:value="-0.714782608695652" calcext:value-type="percentage">
            <text:p>-71.48%</text:p>
          </table:table-cell>
          <table:table-cell table:number-columns-repeated="2"/>
          <table:table-cell table:style-name="ce5" office:value-type="percentage" office:value="0" calcext:value-type="percentage">
            <text:p>0.000000%</text:p>
          </table:table-cell>
          <table:table-cell table:number-columns-repeated="2"/>
          <table:table-cell table:style-name="ce11" table:formula="of:=([Sheet1.AK3]-[Sheet1.AJ3])/[Sheet1.AJ3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N3]-[Sheet1.AM3])/[Sheet1.AM3]" office:value-type="string" office:string-value="" calcext:value-type="error">
            <text:p>#DIV/0!</text:p>
          </table:table-cell>
          <table:table-cell office:value-type="float" office:value="8.3025" calcext:value-type="float">
            <text:p>8.3025</text:p>
          </table:table-cell>
          <table:table-cell office:value-type="float" office:value="8.302442" calcext:value-type="float">
            <text:p>8.302442</text:p>
          </table:table-cell>
          <table:table-cell table:style-name="ce5" table:formula="of:=([Sheet1.AQ3]-[Sheet1.AP3])/[Sheet1.AP3]" office:value-type="percentage" office:value="-0.00000698584763637479" calcext:value-type="percentage">
            <text:p>-0.000699%</text:p>
          </table:table-cell>
          <table:table-cell table:number-columns-repeated="2"/>
          <table:table-cell table:style-name="ce5" table:formula="of:=([Sheet1.AT3]-[Sheet1.AS3])/[Sheet1.AS3]" office:value-type="string" office:string-value="" calcext:value-type="error">
            <text:p>#DIV/0!</text:p>
          </table:table-cell>
          <table:table-cell table:style-name="ce3"/>
          <table:table-cell table:style-name="ce13"/>
          <table:table-cell table:style-name="ce5" table:formula="of:=([Sheet1.AW3]-[Sheet1.AV3])/[Sheet1.AV3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Z3]-[Sheet1.AY3])/[Sheet1.AY3]" office:value-type="string" office:string-value="" calcext:value-type="error">
            <text:p>#DIV/0!</text:p>
          </table:table-cell>
          <table:table-cell table:number-columns-repeated="2"/>
          <table:table-cell table:style-name="ce14" table:formula="of:=([Sheet1.BC3]-[Sheet1.BB3])/[Sheet1.BB3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22.05" calcext:value-type="float">
            <text:p>22.05</text:p>
          </table:table-cell>
          <table:table-cell office:value-type="float" office:value="22" calcext:value-type="float">
            <text:p>22</text:p>
          </table:table-cell>
          <table:table-cell table:formula="of:=[Sheet1.B4]-[Sheet1.C4]" office:value-type="float" office:value="0.0500000000000007" calcext:value-type="float">
            <text:p>0.05</text:p>
          </table:table-cell>
          <table:table-cell/>
          <table:table-cell office:value-type="float" office:value="41077201.96" calcext:value-type="float">
            <text:p>41077202</text:p>
          </table:table-cell>
          <table:table-cell office:value-type="float" office:value="41077203.2606" calcext:value-type="float">
            <text:p>41077203.2606</text:p>
          </table:table-cell>
          <table:table-cell table:style-name="ce2" table:formula="of:=([Sheet1.G4]-[Sheet1.F4])/[Sheet1.F4]" office:value-type="percentage" office:value="0.0000000316623318451026" calcext:value-type="percentage">
            <text:p>0.00000%</text:p>
          </table:table-cell>
          <table:table-cell table:style-name="ce3" table:formula="of:=[.G4]-[.F4]" office:value-type="float" office:value="1.30059999972582" calcext:value-type="float">
            <text:p>1.30</text:p>
          </table:table-cell>
          <table:table-cell office:value-type="float" office:value="25201131.26" calcext:value-type="float">
            <text:p>25,201,131.26</text:p>
          </table:table-cell>
          <table:table-cell table:style-name="Default" office:value-type="float" office:value="25201131.2601" calcext:value-type="float">
            <text:p>25201131.2601</text:p>
          </table:table-cell>
          <table:table-cell table:style-name="ce5" table:formula="of:=([Sheet1.K4]-[Sheet1.J4])/[Sheet1.J4]" office:value-type="percentage" office:value="0.00000000000396799518441987" calcext:value-type="percentage">
            <text:p>0.000000%</text:p>
          </table:table-cell>
          <table:table-cell table:style-name="ce3" table:formula="of:=[.J4]-[.K4]" office:value-type="float" office:value="-0.0000999979674816132" calcext:value-type="float">
            <text:p>0.00</text:p>
          </table:table-cell>
          <table:table-cell table:style-name="ce3" table:formula="of:=[.J3]-[.J4]" office:value-type="float" office:value="103405.729999997" calcext:value-type="float">
            <text:p>103,405.73</text:p>
          </table:table-cell>
          <table:table-cell table:style-name="ce3" table:formula="of:=[.K3]-[.K4]" office:value-type="float" office:value="103558.371399999" calcext:value-type="float">
            <text:p>103,558.37</text:p>
          </table:table-cell>
          <table:table-cell table:style-name="ce3" table:formula="of:=[.N4]-[.O4]" office:value-type="float" office:value="-152.641400001943" calcext:value-type="float">
            <text:p>-152.64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93768" calcext:value-type="float">
            <text:p>0.000793768</text:p>
          </table:table-cell>
          <table:table-cell office:value-type="float" office:value="0.00079373" calcext:value-type="float">
            <text:p>0.00079373</text:p>
          </table:table-cell>
          <table:table-cell table:style-name="ce5" table:formula="of:=([Sheet1.S4]-[Sheet1.R4])/[Sheet1.R4]" office:value-type="percentage" office:value="-0.0000478729301257499" calcext:value-type="percentage">
            <text:p>-0.004787%</text:p>
          </table:table-cell>
          <table:table-cell table:number-columns-repeated="2" office:value-type="float" office:value="1.62987" calcext:value-type="float">
            <text:p>1.62987</text:p>
          </table:table-cell>
          <table:table-cell table:style-name="ce5" table:formula="of:=([Sheet1.V4]-[Sheet1.U4])/[Sheet1.U4]" office:value-type="percentage" office:value="0" calcext:value-type="percentage">
            <text:p>0.000000%</text:p>
          </table:table-cell>
          <table:table-cell office:value-type="float" office:value="1.629169" calcext:value-type="float">
            <text:p>1.6291690</text:p>
          </table:table-cell>
          <table:table-cell office:value-type="float" office:value="1.6291456" calcext:value-type="float">
            <text:p>1.6291456</text:p>
          </table:table-cell>
          <table:table-cell table:style-name="ce5" table:formula="of:=([Sheet1.Y4]-[Sheet1.X4])/[Sheet1.X4]" office:value-type="percentage" office:value="-0.0000143631507843065" calcext:value-type="percentage">
            <text:p>-0.001436%</text:p>
          </table:table-cell>
          <table:table-cell table:style-name="ce8" office:value-type="float" office:value="0.000710044" calcext:value-type="float">
            <text:p>0.0007100</text:p>
          </table:table-cell>
          <table:table-cell office:value-type="float" office:value="0.000724" calcext:value-type="float">
            <text:p>0.000724</text:p>
          </table:table-cell>
          <table:table-cell table:style-name="ce5" table:formula="of:=([Sheet1.AB4]-[Sheet1.AA4])/[Sheet1.AA4]" office:value-type="percentage" office:value="0.0196551199643964" calcext:value-type="percentage">
            <text:p>1.965512%</text:p>
          </table:table-cell>
          <table:table-cell table:style-name="ce8" table:formula="of:=[.Q4]+([.Q3]-[.R3])" office:value-type="float" office:value="0.000855564" calcext:value-type="float">
            <text:p>0.0008556</text:p>
          </table:table-cell>
          <table:table-cell office:value-type="float" office:value="-0.0000037" calcext:value-type="float">
            <text:p>-0.0000037</text:p>
          </table:table-cell>
          <table:table-cell table:formula="of:=([Sheet1.AE4]-[Sheet1.AD4])/[Sheet1.AD4]" office:value-type="percentage" office:value="-1.00432463263999" calcext:value-type="percentage">
            <text:p>-100.43%</text:p>
          </table:table-cell>
          <table:table-cell table:number-columns-repeated="2"/>
          <table:table-cell table:style-name="ce5" office:value-type="percentage" office:value="0" calcext:value-type="percentage">
            <text:p>0.000000%</text:p>
          </table:table-cell>
          <table:table-cell table:number-columns-repeated="2"/>
          <table:table-cell table:style-name="ce11" table:formula="of:=([Sheet1.AK4]-[Sheet1.AJ4])/[Sheet1.AJ4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N4]-[Sheet1.AM4])/[Sheet1.AM4]" office:value-type="string" office:string-value="" calcext:value-type="error">
            <text:p>#DIV/0!</text:p>
          </table:table-cell>
          <table:table-cell office:value-type="float" office:value="18.247" calcext:value-type="float">
            <text:p>18.2470</text:p>
          </table:table-cell>
          <table:table-cell office:value-type="float" office:value="18.246405" calcext:value-type="float">
            <text:p>18.246405</text:p>
          </table:table-cell>
          <table:table-cell table:style-name="ce5" table:formula="of:=([Sheet1.AQ4]-[Sheet1.AP4])/[Sheet1.AP4]" office:value-type="percentage" office:value="-0.0000326080999616686" calcext:value-type="percentage">
            <text:p>-0.003261%</text:p>
          </table:table-cell>
          <table:table-cell table:number-columns-repeated="2"/>
          <table:table-cell table:style-name="ce5" table:formula="of:=([Sheet1.AT4]-[Sheet1.AS4])/[Sheet1.AS4]" office:value-type="string" office:string-value="" calcext:value-type="error">
            <text:p>#DIV/0!</text:p>
          </table:table-cell>
          <table:table-cell table:style-name="ce3"/>
          <table:table-cell table:style-name="ce13"/>
          <table:table-cell table:style-name="ce5" table:formula="of:=([Sheet1.AW4]-[Sheet1.AV4])/[Sheet1.AV4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Z4]-[Sheet1.AY4])/[Sheet1.AY4]" office:value-type="string" office:string-value="" calcext:value-type="error">
            <text:p>#DIV/0!</text:p>
          </table:table-cell>
          <table:table-cell table:number-columns-repeated="2"/>
          <table:table-cell table:style-name="ce14" table:formula="of:=([Sheet1.BC4]-[Sheet1.BB4])/[Sheet1.BB4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.9" calcext:value-type="float">
            <text:p>67.9</text:p>
          </table:table-cell>
          <table:table-cell office:value-type="float" office:value="68" calcext:value-type="float">
            <text:p>68</text:p>
          </table:table-cell>
          <table:table-cell table:formula="of:=[Sheet1.B5]-[Sheet1.C5]" office:value-type="float" office:value="-0.0999999999999943" calcext:value-type="float">
            <text:p>-0.1</text:p>
          </table:table-cell>
          <table:table-cell/>
          <table:table-cell office:value-type="float" office:value="41084057.66" calcext:value-type="float">
            <text:p>41084058</text:p>
          </table:table-cell>
          <table:table-cell office:value-type="float" office:value="41084048.4791" calcext:value-type="float">
            <text:p>41084048.4791</text:p>
          </table:table-cell>
          <table:table-cell table:style-name="ce2" table:formula="of:=([Sheet1.G5]-[Sheet1.F5])/[Sheet1.F5]" office:value-type="percentage" office:value="-0.000000223466242697211" calcext:value-type="percentage">
            <text:p>-0.00002%</text:p>
          </table:table-cell>
          <table:table-cell table:style-name="ce3" table:formula="of:=[.G5]-[.F5]" office:value-type="float" office:value="-9.18090000003576" calcext:value-type="float">
            <text:p>-9.18</text:p>
          </table:table-cell>
          <table:table-cell office:value-type="float" office:value="25045436.57" calcext:value-type="float">
            <text:p>25,045,436.57</text:p>
          </table:table-cell>
          <table:table-cell table:style-name="Default" office:value-type="float" office:value="25045436.5729" calcext:value-type="float">
            <text:p>25045436.5729</text:p>
          </table:table-cell>
          <table:table-cell table:style-name="ce5" table:formula="of:=([Sheet1.K5]-[Sheet1.J5])/[Sheet1.J5]" office:value-type="percentage" office:value="0.000000000115789583204361" calcext:value-type="percentage">
            <text:p>0.000000%</text:p>
          </table:table-cell>
          <table:table-cell table:style-name="ce3" table:formula="of:=[.J5]-[.K5]" office:value-type="float" office:value="-0.00290000066161156" calcext:value-type="float">
            <text:p>0.00</text:p>
          </table:table-cell>
          <table:table-cell table:style-name="ce3" table:formula="of:=[.J4]-[.J5]" office:value-type="float" office:value="155694.690000001" calcext:value-type="float">
            <text:p>155,694.69</text:p>
          </table:table-cell>
          <table:table-cell table:style-name="ce3" table:formula="of:=[.K4]-[.K5]" office:value-type="float" office:value="155694.687199999" calcext:value-type="float">
            <text:p>155,694.69</text:p>
          </table:table-cell>
          <table:table-cell table:style-name="ce3" table:formula="of:=[.N5]-[.O5]" office:value-type="float" office:value="0.00280000269412994" calcext:value-type="float">
            <text:p>0.00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.00287619" calcext:value-type="float">
            <text:p>0.00287619</text:p>
          </table:table-cell>
          <table:table-cell office:value-type="float" office:value="0.00286688" calcext:value-type="float">
            <text:p>0.00286688</text:p>
          </table:table-cell>
          <table:table-cell table:style-name="ce5" table:formula="of:=([Sheet1.S5]-[Sheet1.R5])/[Sheet1.R5]" office:value-type="percentage" office:value="-0.00323692106571548" calcext:value-type="percentage">
            <text:p>-0.323692%</text:p>
          </table:table-cell>
          <table:table-cell office:value-type="float" office:value="1.640107" calcext:value-type="float">
            <text:p>1.640107</text:p>
          </table:table-cell>
          <table:table-cell office:value-type="float" office:value="1.6400973" calcext:value-type="float">
            <text:p>1.6400973</text:p>
          </table:table-cell>
          <table:table-cell table:style-name="ce5" table:formula="of:=([Sheet1.V5]-[Sheet1.U5])/[Sheet1.U5]" office:value-type="percentage" office:value="-0.00000591424827777236" calcext:value-type="percentage">
            <text:p>-0.000591%</text:p>
          </table:table-cell>
          <table:table-cell table:style-name="ce9" office:value-type="float" office:value="1.6398196" calcext:value-type="float">
            <text:p>1.6398196</text:p>
          </table:table-cell>
          <table:table-cell office:value-type="float" office:value="1.6372436" calcext:value-type="float">
            <text:p>1.6372436</text:p>
          </table:table-cell>
          <table:table-cell table:style-name="ce5" table:formula="of:=([Sheet1.Y5]-[Sheet1.X5])/[Sheet1.X5]" office:value-type="percentage" office:value="-0.00157090450681277" calcext:value-type="percentage">
            <text:p>-0.157090%</text:p>
          </table:table-cell>
          <table:table-cell table:style-name="ce8" office:value-type="float" office:value="0.00287619" calcext:value-type="float">
            <text:p>0.0028762</text:p>
          </table:table-cell>
          <table:table-cell office:value-type="float" office:value="0.002854" calcext:value-type="float">
            <text:p>0.002854</text:p>
          </table:table-cell>
          <table:table-cell table:style-name="ce5" table:formula="of:=([Sheet1.AB5]-[Sheet1.AA5])/[Sheet1.AA5]" office:value-type="percentage" office:value="-0.00771506750249479" calcext:value-type="percentage">
            <text:p>-0.771507%</text:p>
          </table:table-cell>
          <table:table-cell table:style-name="ce8"/>
          <table:table-cell office:value-type="float" office:value="-0.0000169" calcext:value-type="float">
            <text:p>-0.0000169</text:p>
          </table:table-cell>
          <table:table-cell table:formula="of:=([Sheet1.AE5]-[Sheet1.AD5])/[Sheet1.AD5]" office:value-type="string" office:string-value="" calcext:value-type="error">
            <text:p>#DIV/0!</text:p>
          </table:table-cell>
          <table:table-cell table:number-columns-repeated="2"/>
          <table:table-cell table:style-name="ce5" office:value-type="percentage" office:value="0" calcext:value-type="percentage">
            <text:p>0.000000%</text:p>
          </table:table-cell>
          <table:table-cell table:number-columns-repeated="2"/>
          <table:table-cell table:style-name="ce11" table:formula="of:=([Sheet1.AK5]-[Sheet1.AJ5])/[Sheet1.AJ5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N5]-[Sheet1.AM5])/[Sheet1.AM5]" office:value-type="string" office:string-value="" calcext:value-type="error">
            <text:p>#DIV/0!</text:p>
          </table:table-cell>
          <table:table-cell office:value-type="float" office:value="34.74" calcext:value-type="float">
            <text:p>34.7400</text:p>
          </table:table-cell>
          <table:table-cell office:value-type="float" office:value="34.706159" calcext:value-type="float">
            <text:p>34.706159</text:p>
          </table:table-cell>
          <table:table-cell table:style-name="ce5" table:formula="of:=([Sheet1.AQ5]-[Sheet1.AP5])/[Sheet1.AP5]" office:value-type="percentage" office:value="-0.000974122049510721" calcext:value-type="percentage">
            <text:p>-0.097412%</text:p>
          </table:table-cell>
          <table:table-cell table:number-columns-repeated="2"/>
          <table:table-cell table:style-name="ce5" table:formula="of:=([Sheet1.AT5]-[Sheet1.AS5])/[Sheet1.AS5]" office:value-type="string" office:string-value="" calcext:value-type="error">
            <text:p>#DIV/0!</text:p>
          </table:table-cell>
          <table:table-cell table:style-name="ce3"/>
          <table:table-cell table:style-name="ce13"/>
          <table:table-cell table:style-name="ce5" table:formula="of:=([Sheet1.AW5]-[Sheet1.AV5])/[Sheet1.AV5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Z5]-[Sheet1.AY5])/[Sheet1.AY5]" office:value-type="string" office:string-value="" calcext:value-type="error">
            <text:p>#DIV/0!</text:p>
          </table:table-cell>
          <table:table-cell table:number-columns-repeated="2"/>
          <table:table-cell table:style-name="ce14" table:formula="of:=([Sheet1.BC5]-[Sheet1.BB5])/[Sheet1.BB5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4.7" calcext:value-type="float">
            <text:p>314.7</text:p>
          </table:table-cell>
          <table:table-cell office:value-type="float" office:value="314" calcext:value-type="float">
            <text:p>314</text:p>
          </table:table-cell>
          <table:table-cell table:formula="of:=[Sheet1.B6]-[Sheet1.C6]" office:value-type="float" office:value="0.699999999999989" calcext:value-type="float">
            <text:p>0.7</text:p>
          </table:table-cell>
          <table:table-cell/>
          <table:table-cell office:value-type="float" office:value="41120762.51" calcext:value-type="float">
            <text:p>41120763</text:p>
          </table:table-cell>
          <table:table-cell office:value-type="float" office:value="41120709.6267" calcext:value-type="float">
            <text:p>41120709.6267</text:p>
          </table:table-cell>
          <table:table-cell table:style-name="ce2" table:formula="of:=([Sheet1.G6]-[Sheet1.F6])/[Sheet1.F6]" office:value-type="percentage" office:value="-0.00000128604862290865" calcext:value-type="percentage">
            <text:p>-0.00013%</text:p>
          </table:table-cell>
          <table:table-cell table:style-name="ce3" table:formula="of:=[.G6]-[.F6]" office:value-type="float" office:value="-52.883299998939" calcext:value-type="float">
            <text:p>-52.88</text:p>
          </table:table-cell>
          <table:table-cell office:value-type="float" office:value="24649618.6" calcext:value-type="float">
            <text:p>24,649,618.60</text:p>
          </table:table-cell>
          <table:table-cell table:style-name="Default" office:value-type="float" office:value="24649618.5969" calcext:value-type="float">
            <text:p>24649618.5969</text:p>
          </table:table-cell>
          <table:table-cell table:style-name="ce5" table:formula="of:=([Sheet1.K6]-[Sheet1.J6])/[Sheet1.J6]" office:value-type="percentage" office:value="-0.000000000125762608021249" calcext:value-type="percentage">
            <text:p>0.000000%</text:p>
          </table:table-cell>
          <table:table-cell table:style-name="ce3" table:formula="of:=[.J6]-[.K6]" office:value-type="float" office:value="0.00310000032186508" calcext:value-type="float">
            <text:p>0.00</text:p>
          </table:table-cell>
          <table:table-cell table:style-name="ce3" table:formula="of:=[.J5]-[.J6]" office:value-type="float" office:value="395817.969999999" calcext:value-type="float">
            <text:p>395,817.97</text:p>
          </table:table-cell>
          <table:table-cell table:style-name="ce3" table:formula="of:=[.K5]-[.K6]" office:value-type="float" office:value="395817.976" calcext:value-type="float">
            <text:p>395,817.98</text:p>
          </table:table-cell>
          <table:table-cell table:style-name="ce3" table:formula="of:=[.N6]-[.O6]" office:value-type="float" office:value="-0.00600000098347664" calcext:value-type="float">
            <text:p>-0.01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146054" calcext:value-type="float">
            <text:p>0.014146054</text:p>
          </table:table-cell>
          <table:table-cell office:value-type="float" office:value="0.01410324" calcext:value-type="float">
            <text:p>0.01410324</text:p>
          </table:table-cell>
          <table:table-cell table:style-name="ce5" table:formula="of:=([Sheet1.S6]-[Sheet1.R6])/[Sheet1.R6]" office:value-type="percentage" office:value="-0.00302656839850902" calcext:value-type="percentage">
            <text:p>-0.302657%</text:p>
          </table:table-cell>
          <table:table-cell office:value-type="float" office:value="1.666721596" calcext:value-type="float">
            <text:p>1.666721596</text:p>
          </table:table-cell>
          <table:table-cell office:value-type="float" office:value="1.6667111" calcext:value-type="float">
            <text:p>1.6667111</text:p>
          </table:table-cell>
          <table:table-cell table:style-name="ce5" table:formula="of:=([Sheet1.V6]-[Sheet1.U6])/[Sheet1.U6]" office:value-type="percentage" office:value="-0.00000629739245294116" calcext:value-type="percentage">
            <text:p>-0.000630%</text:p>
          </table:table-cell>
          <table:table-cell/>
          <table:table-cell office:value-type="float" office:value="1.6524943" calcext:value-type="float">
            <text:p>1.6524943</text:p>
          </table:table-cell>
          <table:table-cell table:style-name="ce5" table:formula="of:=([Sheet1.Y6]-[Sheet1.X6])/[Sheet1.X6]" office:value-type="string" office:string-value="" calcext:value-type="error">
            <text:p>#DIV/0!</text:p>
          </table:table-cell>
          <table:table-cell table:style-name="ce8" office:value-type="float" office:value="0.014208852" calcext:value-type="float">
            <text:p>0.0142089</text:p>
          </table:table-cell>
          <table:table-cell office:value-type="float" office:value="0.014217" calcext:value-type="float">
            <text:p>0.014217</text:p>
          </table:table-cell>
          <table:table-cell table:style-name="ce5" table:formula="of:=([Sheet1.AB6]-[Sheet1.AA6])/[Sheet1.AA6]" office:value-type="percentage" office:value="0.000573445342382182" calcext:value-type="percentage">
            <text:p>0.057345%</text:p>
          </table:table-cell>
          <table:table-cell table:style-name="ce8"/>
          <table:table-cell office:value-type="float" office:value="0.0000964" calcext:value-type="float">
            <text:p>0.0000964</text:p>
          </table:table-cell>
          <table:table-cell table:formula="of:=([Sheet1.AE6]-[Sheet1.AD6])/[Sheet1.AD6]" office:value-type="string" office:string-value="" calcext:value-type="error">
            <text:p>#DIV/0!</text:p>
          </table:table-cell>
          <table:table-cell table:number-columns-repeated="2"/>
          <table:table-cell table:style-name="ce5" office:value-type="percentage" office:value="0" calcext:value-type="percentage">
            <text:p>0.000000%</text:p>
          </table:table-cell>
          <table:table-cell table:number-columns-repeated="2"/>
          <table:table-cell table:style-name="ce11" table:formula="of:=([Sheet1.AK6]-[Sheet1.AJ6])/[Sheet1.AJ6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N6]-[Sheet1.AM6])/[Sheet1.AM6]" office:value-type="string" office:string-value="" calcext:value-type="error">
            <text:p>#DIV/0!</text:p>
          </table:table-cell>
          <table:table-cell office:value-type="float" office:value="77.44" calcext:value-type="float">
            <text:p>77.4400</text:p>
          </table:table-cell>
          <table:table-cell office:value-type="float" office:value="77.321302" calcext:value-type="float">
            <text:p>77.321302</text:p>
          </table:table-cell>
          <table:table-cell table:style-name="ce5" table:formula="of:=([Sheet1.AQ6]-[Sheet1.AP6])/[Sheet1.AP6]" office:value-type="percentage" office:value="-0.00153277376033051" calcext:value-type="percentage">
            <text:p>-0.153277%</text:p>
          </table:table-cell>
          <table:table-cell table:number-columns-repeated="2"/>
          <table:table-cell table:style-name="ce5" table:formula="of:=([Sheet1.AT6]-[Sheet1.AS6])/[Sheet1.AS6]" office:value-type="string" office:string-value="" calcext:value-type="error">
            <text:p>#DIV/0!</text:p>
          </table:table-cell>
          <table:table-cell table:style-name="ce3"/>
          <table:table-cell table:style-name="ce13"/>
          <table:table-cell table:style-name="ce5" table:formula="of:=([Sheet1.AW6]-[Sheet1.AV6])/[Sheet1.AV6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Z6]-[Sheet1.AY6])/[Sheet1.AY6]" office:value-type="string" office:string-value="" calcext:value-type="error">
            <text:p>#DIV/0!</text:p>
          </table:table-cell>
          <table:table-cell table:number-columns-repeated="2"/>
          <table:table-cell table:style-name="ce14" table:formula="of:=([Sheet1.BC6]-[Sheet1.BB6])/[Sheet1.BB6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4.9" calcext:value-type="float">
            <text:p>744.9</text:p>
          </table:table-cell>
          <table:table-cell office:value-type="float" office:value="744" calcext:value-type="float">
            <text:p>744</text:p>
          </table:table-cell>
          <table:table-cell table:formula="of:=[Sheet1.B7]-[Sheet1.C7]" office:value-type="float" office:value="0.899999999999977" calcext:value-type="float">
            <text:p>0.9</text:p>
          </table:table-cell>
          <table:table-cell/>
          <table:table-cell office:value-type="float" office:value="41184111.44" calcext:value-type="float">
            <text:p>41184111</text:p>
          </table:table-cell>
          <table:table-cell office:value-type="float" office:value="41183987.1637" calcext:value-type="float">
            <text:p>41183987.1637</text:p>
          </table:table-cell>
          <table:table-cell table:style-name="ce2" table:formula="of:=([Sheet1.G7]-[Sheet1.F7])/[Sheet1.F7]" office:value-type="percentage" office:value="-0.00000301757876163527" calcext:value-type="percentage">
            <text:p>-0.00030%</text:p>
          </table:table-cell>
          <table:table-cell table:style-name="ce3" table:formula="of:=[.G7]-[.F7]" office:value-type="float" office:value="-124.276299998164" calcext:value-type="float">
            <text:p>-124.28</text:p>
          </table:table-cell>
          <table:table-cell office:value-type="float" office:value="24253886.21" calcext:value-type="float">
            <text:p>24,253,886.21</text:p>
          </table:table-cell>
          <table:table-cell table:style-name="Default" office:value-type="float" office:value="24253886.0786" calcext:value-type="float">
            <text:p>24253886.0786</text:p>
          </table:table-cell>
          <table:table-cell table:style-name="ce5" table:formula="of:=([Sheet1.K7]-[Sheet1.J7])/[Sheet1.J7]" office:value-type="percentage" office:value="-0.0000000054176884960319" calcext:value-type="percentage">
            <text:p>-0.000001%</text:p>
          </table:table-cell>
          <table:table-cell table:style-name="ce3" table:formula="of:=[.J7]-[.K7]" office:value-type="float" office:value="0.131400000303984" calcext:value-type="float">
            <text:p>0.13</text:p>
          </table:table-cell>
          <table:table-cell table:style-name="ce3" table:formula="of:=[.J6]-[.J7]" office:value-type="float" office:value="395732.390000001" calcext:value-type="float">
            <text:p>395,732.39</text:p>
          </table:table-cell>
          <table:table-cell table:style-name="ce3" table:formula="of:=[.K6]-[.K7]" office:value-type="float" office:value="395732.518300001" calcext:value-type="float">
            <text:p>395,732.52</text:p>
          </table:table-cell>
          <table:table-cell table:style-name="ce3" table:formula="of:=[.N7]-[.O7]" office:value-type="float" office:value="-0.128299999982119" calcext:value-type="float">
            <text:p>-0.13</text:p>
          </table:table-cell>
          <table:table-cell office:value-type="float" office:value="0.0328" calcext:value-type="float">
            <text:p>0.0328</text:p>
          </table:table-cell>
          <table:table-cell/>
          <table:table-cell office:value-type="float" office:value="0.03301503" calcext:value-type="float">
            <text:p>0.03301503</text:p>
          </table:table-cell>
          <table:table-cell table:style-name="ce5" table:formula="of:=([Sheet1.S7]-[Sheet1.R7])/[Sheet1.R7]" office:value-type="string" office:string-value="" calcext:value-type="error">
            <text:p>#DIV/0!</text:p>
          </table:table-cell>
          <table:table-cell office:value-type="float" office:value="1.6954298" calcext:value-type="float">
            <text:p>1.6954298</text:p>
          </table:table-cell>
          <table:table-cell office:value-type="float" office:value="1.695417" calcext:value-type="float">
            <text:p>1.695417</text:p>
          </table:table-cell>
          <table:table-cell table:style-name="ce5" table:formula="of:=([Sheet1.V7]-[Sheet1.U7])/[Sheet1.U7]" office:value-type="percentage" office:value="-0.00000754970804448759" calcext:value-type="percentage">
            <text:p>-0.000755%</text:p>
          </table:table-cell>
          <table:table-cell/>
          <table:table-cell office:value-type="float" office:value="1.6627137" calcext:value-type="float">
            <text:p>1.6627137</text:p>
          </table:table-cell>
          <table:table-cell table:style-name="ce5" table:formula="of:=([Sheet1.Y7]-[Sheet1.X7])/[Sheet1.X7]" office:value-type="string" office:string-value="" calcext:value-type="error">
            <text:p>#DIV/0!</text:p>
          </table:table-cell>
          <table:table-cell table:style-name="ce8"/>
          <table:table-cell office:value-type="float" office:value="0.032704" calcext:value-type="float">
            <text:p>0.032704</text:p>
          </table:table-cell>
          <table:table-cell table:style-name="ce5" table:formula="of:=([Sheet1.AB7]-[Sheet1.AA7])/[Sheet1.AA7]" office:value-type="string" office:string-value="" calcext:value-type="error">
            <text:p>#DIV/0!</text:p>
          </table:table-cell>
          <table:table-cell table:style-name="ce8"/>
          <table:table-cell office:value-type="float" office:value="-0.0002158" calcext:value-type="float">
            <text:p>-0.0002158</text:p>
          </table:table-cell>
          <table:table-cell table:formula="of:=([Sheet1.AE7]-[Sheet1.AD7])/[Sheet1.AD7]" office:value-type="string" office:string-value="" calcext:value-type="error">
            <text:p>#DIV/0!</text:p>
          </table:table-cell>
          <table:table-cell table:number-columns-repeated="2"/>
          <table:table-cell table:style-name="ce5" office:value-type="percentage" office:value="0" calcext:value-type="percentage">
            <text:p>0.000000%</text:p>
          </table:table-cell>
          <table:table-cell table:number-columns-repeated="2"/>
          <table:table-cell table:style-name="ce11" table:formula="of:=([Sheet1.AK7]-[Sheet1.AJ7])/[Sheet1.AJ7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N7]-[Sheet1.AM7])/[Sheet1.AM7]" office:value-type="string" office:string-value="" calcext:value-type="error">
            <text:p>#DIV/0!</text:p>
          </table:table-cell>
          <table:table-cell office:value-type="float" office:value="119.345" calcext:value-type="float">
            <text:p>119.3450</text:p>
          </table:table-cell>
          <table:table-cell office:value-type="float" office:value="119.2282" calcext:value-type="float">
            <text:p>119.2282</text:p>
          </table:table-cell>
          <table:table-cell table:style-name="ce5" table:formula="of:=([Sheet1.AQ7]-[Sheet1.AP7])/[Sheet1.AP7]" office:value-type="percentage" office:value="-0.000978675269177576" calcext:value-type="percentage">
            <text:p>-0.097868%</text:p>
          </table:table-cell>
          <table:table-cell table:number-columns-repeated="2"/>
          <table:table-cell table:style-name="ce5" table:formula="of:=([Sheet1.AT7]-[Sheet1.AS7])/[Sheet1.AS7]" office:value-type="string" office:string-value="" calcext:value-type="error">
            <text:p>#DIV/0!</text:p>
          </table:table-cell>
          <table:table-cell table:style-name="ce3"/>
          <table:table-cell table:style-name="ce13"/>
          <table:table-cell table:style-name="ce5" table:formula="of:=([Sheet1.AW7]-[Sheet1.AV7])/[Sheet1.AV7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Z7]-[Sheet1.AY7])/[Sheet1.AY7]" office:value-type="string" office:string-value="" calcext:value-type="error">
            <text:p>#DIV/0!</text:p>
          </table:table-cell>
          <table:table-cell table:number-columns-repeated="2"/>
          <table:table-cell table:style-name="ce14" table:formula="of:=([Sheet1.BC7]-[Sheet1.BB7])/[Sheet1.BB7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6.6" calcext:value-type="float">
            <text:p>1346.6</text:p>
          </table:table-cell>
          <table:table-cell office:value-type="float" office:value="1345" calcext:value-type="float">
            <text:p>1345</text:p>
          </table:table-cell>
          <table:table-cell table:formula="of:=[Sheet1.B8]-[Sheet1.C8]" office:value-type="float" office:value="1.59999999999991" calcext:value-type="float">
            <text:p>1.6</text:p>
          </table:table-cell>
          <table:table-cell/>
          <table:table-cell office:value-type="float" office:value="41271389.76" calcext:value-type="float">
            <text:p>41271390</text:p>
          </table:table-cell>
          <table:table-cell office:value-type="float" office:value="41271203.9033" calcext:value-type="float">
            <text:p>41271203.9033</text:p>
          </table:table-cell>
          <table:table-cell table:style-name="ce2" table:formula="of:=([Sheet1.G8]-[Sheet1.F8])/[Sheet1.F8]" office:value-type="percentage" office:value="-0.00000450328183946517" calcext:value-type="percentage">
            <text:p>-0.00045%</text:p>
          </table:table-cell>
          <table:table-cell table:style-name="ce3" table:formula="of:=[.G8]-[.F8]" office:value-type="float" office:value="-185.856699995697" calcext:value-type="float">
            <text:p>-185.86</text:p>
          </table:table-cell>
          <table:table-cell office:value-type="float" office:value="23858301.11" calcext:value-type="float">
            <text:p>23,858,301.11</text:p>
          </table:table-cell>
          <table:table-cell table:style-name="Default" office:value-type="float" office:value="23858300.6766" calcext:value-type="float">
            <text:p>23858300.6766</text:p>
          </table:table-cell>
          <table:table-cell table:style-name="ce5" table:formula="of:=([Sheet1.K8]-[Sheet1.J8])/[Sheet1.J8]" office:value-type="percentage" office:value="-0.0000000181655850369799" calcext:value-type="percentage">
            <text:p>-0.000002%</text:p>
          </table:table-cell>
          <table:table-cell table:style-name="ce3" table:formula="of:=[.J8]-[.K8]" office:value-type="float" office:value="0.433399997651577" calcext:value-type="float">
            <text:p>0.43</text:p>
          </table:table-cell>
          <table:table-cell table:style-name="ce3" table:formula="of:=[.J7]-[.J8]" office:value-type="float" office:value="395585.100000002" calcext:value-type="float">
            <text:p>395,585.10</text:p>
          </table:table-cell>
          <table:table-cell table:style-name="ce3" table:formula="of:=[.K7]-[.K8]" office:value-type="float" office:value="395585.401999999" calcext:value-type="float">
            <text:p>395,585.40</text:p>
          </table:table-cell>
          <table:table-cell table:style-name="ce3" table:formula="of:=[.N8]-[.O8]" office:value-type="float" office:value="-0.301999997347593" calcext:value-type="float">
            <text:p>-0.30</text:p>
          </table:table-cell>
          <table:table-cell office:value-type="float" office:value="0.0611" calcext:value-type="float">
            <text:p>0.0611</text:p>
          </table:table-cell>
          <table:table-cell/>
          <table:table-cell office:value-type="float" office:value="0.06154021" calcext:value-type="float">
            <text:p>0.06154021</text:p>
          </table:table-cell>
          <table:table-cell table:style-name="ce5" table:formula="of:=([Sheet1.S8]-[Sheet1.R8])/[Sheet1.R8]" office:value-type="string" office:string-value="" calcext:value-type="error">
            <text:p>#DIV/0!</text:p>
          </table:table-cell>
          <table:table-cell/>
          <table:table-cell office:value-type="float" office:value="1.72618" calcext:value-type="float">
            <text:p>1.72618</text:p>
          </table:table-cell>
          <table:table-cell table:style-name="ce5" table:formula="of:=([Sheet1.V8]-[Sheet1.U8])/[Sheet1.U8]" office:value-type="string" office:string-value="" calcext:value-type="error">
            <text:p>#DIV/0!</text:p>
          </table:table-cell>
          <table:table-cell table:formula="of:=[.U5]-[.X5]" office:value-type="float" office:value="0.000287399999999938" calcext:value-type="float">
            <text:p>0.0002874</text:p>
          </table:table-cell>
          <table:table-cell office:value-type="float" office:value="1.664865" calcext:value-type="float">
            <text:p>1.664865</text:p>
          </table:table-cell>
          <table:table-cell table:style-name="ce5" table:formula="of:=([Sheet1.Y8]-[Sheet1.X8])/[Sheet1.X8]" office:value-type="percentage" office:value="5791.84968684885" calcext:value-type="percentage">
            <text:p>579184.968685%</text:p>
          </table:table-cell>
          <table:table-cell table:style-name="ce8"/>
          <table:table-cell office:value-type="float" office:value="0.061316" calcext:value-type="float">
            <text:p>0.061316</text:p>
          </table:table-cell>
          <table:table-cell table:style-name="ce5" table:formula="of:=([Sheet1.AB8]-[Sheet1.AA8])/[Sheet1.AA8]" office:value-type="string" office:string-value="" calcext:value-type="error">
            <text:p>#DIV/0!</text:p>
          </table:table-cell>
          <table:table-cell table:style-name="ce8"/>
          <table:table-cell office:value-type="float" office:value="-0.0004419" calcext:value-type="float">
            <text:p>-0.0004419</text:p>
          </table:table-cell>
          <table:table-cell table:formula="of:=([Sheet1.AE8]-[Sheet1.AD8])/[Sheet1.AD8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H8]-[Sheet1.AG8])/[Sheet1.AG8]" office:value-type="string" office:string-value="" calcext:value-type="error">
            <text:p>#DIV/0!</text:p>
          </table:table-cell>
          <table:table-cell table:number-columns-repeated="2"/>
          <table:table-cell table:style-name="ce11" table:formula="of:=([Sheet1.AK8]-[Sheet1.AJ8])/[Sheet1.AJ8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N8]-[Sheet1.AM8])/[Sheet1.AM8]" office:value-type="string" office:string-value="" calcext:value-type="error">
            <text:p>#DIV/0!</text:p>
          </table:table-cell>
          <table:table-cell office:value-type="float" office:value="164.679" calcext:value-type="float">
            <text:p>164.6790</text:p>
          </table:table-cell>
          <table:table-cell office:value-type="float" office:value="164.571688" calcext:value-type="float">
            <text:p>164.571688</text:p>
          </table:table-cell>
          <table:table-cell table:style-name="ce5" table:formula="of:=([Sheet1.AQ8]-[Sheet1.AP8])/[Sheet1.AP8]" office:value-type="percentage" office:value="-0.000651643500385644" calcext:value-type="percentage">
            <text:p>-0.065164%</text:p>
          </table:table-cell>
          <table:table-cell table:number-columns-repeated="2"/>
          <table:table-cell table:style-name="ce5" table:formula="of:=([Sheet1.AT8]-[Sheet1.AS8])/[Sheet1.AS8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5" table:formula="of:=([Sheet1.AW8]-[Sheet1.AV8])/[Sheet1.AV8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Z8]-[Sheet1.AY8])/[Sheet1.AY8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10.3" calcext:value-type="float">
            <text:p>2110.3</text:p>
          </table:table-cell>
          <table:table-cell office:value-type="float" office:value="2108" calcext:value-type="float">
            <text:p>2108</text:p>
          </table:table-cell>
          <table:table-cell table:formula="of:=[Sheet1.B9]-[Sheet1.C9]" office:value-type="float" office:value="2.30000000000018" calcext:value-type="float">
            <text:p>2.3</text:p>
          </table:table-cell>
          <table:table-cell/>
          <table:table-cell office:value-type="float" office:value="41379965.82" calcext:value-type="float">
            <text:p>41379966</text:p>
          </table:table-cell>
          <table:table-cell office:value-type="float" office:value="41379715.0853" calcext:value-type="float">
            <text:p>41379715.0853</text:p>
          </table:table-cell>
          <table:table-cell table:style-name="ce2" table:formula="of:=([Sheet1.G9]-[Sheet1.F9])/[Sheet1.F9]" office:value-type="percentage" office:value="-0.00000605932593304825" calcext:value-type="percentage">
            <text:p>-0.00061%</text:p>
          </table:table-cell>
          <table:table-cell table:style-name="ce3" table:formula="of:=[.G9]-[.F9]" office:value-type="float" office:value="-250.734700001776" calcext:value-type="float">
            <text:p>-250.73</text:p>
          </table:table-cell>
          <table:table-cell office:value-type="float" office:value="23462918.12" calcext:value-type="float">
            <text:p>23,462,918.12</text:p>
          </table:table-cell>
          <table:table-cell table:style-name="Default" office:value-type="float" office:value="23462917.254" calcext:value-type="float">
            <text:p>23462917.254</text:p>
          </table:table-cell>
          <table:table-cell table:style-name="ce5" table:formula="of:=([Sheet1.K9]-[Sheet1.J9])/[Sheet1.J9]" office:value-type="percentage" office:value="-0.0000000369093049704352" calcext:value-type="percentage">
            <text:p>-0.000004%</text:p>
          </table:table-cell>
          <table:table-cell table:style-name="ce3" table:formula="of:=[.J9]-[.K9]" office:value-type="float" office:value="0.86600000038743" calcext:value-type="float">
            <text:p>0.87</text:p>
          </table:table-cell>
          <table:table-cell table:style-name="ce3" table:formula="of:=[.J8]-[.J9]" office:value-type="float" office:value="395382.989999998" calcext:value-type="float">
            <text:p>395,382.99</text:p>
          </table:table-cell>
          <table:table-cell table:style-name="ce3" table:formula="of:=[.K8]-[.K9]" office:value-type="float" office:value="395383.422600001" calcext:value-type="float">
            <text:p>395,383.42</text:p>
          </table:table-cell>
          <table:table-cell table:style-name="ce3" table:formula="of:=[.N9]-[.O9]" office:value-type="float" office:value="-0.432600002735853" calcext:value-type="float">
            <text:p>-0.4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0067984" calcext:value-type="float">
            <text:p>0.10067984</text:p>
          </table:table-cell>
          <table:table-cell table:style-name="ce5" table:formula="of:=([Sheet1.S9]-[Sheet1.R9])/[Sheet1.R9]" office:value-type="string" office:string-value="" calcext:value-type="error">
            <text:p>#DIV/0!</text:p>
          </table:table-cell>
          <table:table-cell/>
          <table:table-cell office:value-type="float" office:value="1.7589856" calcext:value-type="float">
            <text:p>1.7589856</text:p>
          </table:table-cell>
          <table:table-cell table:style-name="ce5" table:formula="of:=([Sheet1.V9]-[Sheet1.U9])/[Sheet1.U9]" office:value-type="string" office:string-value="" calcext:value-type="error">
            <text:p>#DIV/0!</text:p>
          </table:table-cell>
          <table:table-cell/>
          <table:table-cell office:value-type="float" office:value="1.6585454" calcext:value-type="float">
            <text:p>1.6585454</text:p>
          </table:table-cell>
          <table:table-cell table:style-name="ce5" table:formula="of:=([Sheet1.Y9]-[Sheet1.X9])/[Sheet1.X9]" office:value-type="string" office:string-value="" calcext:value-type="error">
            <text:p>#DIV/0!</text:p>
          </table:table-cell>
          <table:table-cell table:style-name="ce8"/>
          <table:table-cell office:value-type="float" office:value="0.100442" calcext:value-type="float">
            <text:p>0.100442</text:p>
          </table:table-cell>
          <table:table-cell table:style-name="ce5" table:formula="of:=([Sheet1.AB9]-[Sheet1.AA9])/[Sheet1.AA9]" office:value-type="string" office:string-value="" calcext:value-type="error">
            <text:p>#DIV/0!</text:p>
          </table:table-cell>
          <table:table-cell table:style-name="ce8"/>
          <table:table-cell office:value-type="float" office:value="-0.0006829" calcext:value-type="float">
            <text:p>-0.0006829</text:p>
          </table:table-cell>
          <table:table-cell table:formula="of:=([Sheet1.AE9]-[Sheet1.AD9])/[Sheet1.AD9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H9]-[Sheet1.AG9])/[Sheet1.AG9]" office:value-type="string" office:string-value="" calcext:value-type="error">
            <text:p>#DIV/0!</text:p>
          </table:table-cell>
          <table:table-cell table:number-columns-repeated="2"/>
          <table:table-cell table:style-name="ce11" table:formula="of:=([Sheet1.AK9]-[Sheet1.AJ9])/[Sheet1.AJ9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N9]-[Sheet1.AM9])/[Sheet1.AM9]" office:value-type="string" office:string-value="" calcext:value-type="error">
            <text:p>#DIV/0!</text:p>
          </table:table-cell>
          <table:table-cell office:value-type="float" office:value="213.5515" calcext:value-type="float">
            <text:p>213.5515</text:p>
          </table:table-cell>
          <table:table-cell office:value-type="float" office:value="213.456191" calcext:value-type="float">
            <text:p>213.456191</text:p>
          </table:table-cell>
          <table:table-cell table:style-name="ce5" table:formula="of:=([Sheet1.AQ9]-[Sheet1.AP9])/[Sheet1.AP9]" office:value-type="percentage" office:value="-0.000446304521391863" calcext:value-type="percentage">
            <text:p>-0.044630%</text:p>
          </table:table-cell>
          <table:table-cell table:number-columns-repeated="2"/>
          <table:table-cell table:style-name="ce5" table:formula="of:=([Sheet1.AT9]-[Sheet1.AS9])/[Sheet1.AS9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5" table:formula="of:=([Sheet1.AW9]-[Sheet1.AV9])/[Sheet1.AV9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Z9]-[Sheet1.AY9])/[Sheet1.AY9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32.3" calcext:value-type="float">
            <text:p>3032.3</text:p>
          </table:table-cell>
          <table:table-cell office:value-type="float" office:value="3030" calcext:value-type="float">
            <text:p>3030</text:p>
          </table:table-cell>
          <table:table-cell table:formula="of:=[Sheet1.B10]-[Sheet1.C10]" office:value-type="float" office:value="2.30000000000018" calcext:value-type="float">
            <text:p>2.3</text:p>
          </table:table-cell>
          <table:table-cell/>
          <table:table-cell office:value-type="float" office:value="41507794.21" calcext:value-type="float">
            <text:p>41507794</text:p>
          </table:table-cell>
          <table:table-cell office:value-type="float" office:value="41507489.0156" calcext:value-type="float">
            <text:p>41507489.0156</text:p>
          </table:table-cell>
          <table:table-cell table:style-name="ce2" table:formula="of:=([Sheet1.G10]-[Sheet1.F10])/[Sheet1.F10]" office:value-type="percentage" office:value="-0.00000735270100004652" calcext:value-type="percentage">
            <text:p>-0.00074%</text:p>
          </table:table-cell>
          <table:table-cell table:style-name="ce3" table:formula="of:=[.G10]-[.F10]" office:value-type="float" office:value="-305.194399997592" calcext:value-type="float">
            <text:p>-305.19</text:p>
          </table:table-cell>
          <table:table-cell office:value-type="float" office:value="23067785.29" calcext:value-type="float">
            <text:p>23,067,785.29</text:p>
          </table:table-cell>
          <table:table-cell table:style-name="Default" office:value-type="float" office:value="23067783.8491" calcext:value-type="float">
            <text:p>23067783.8491</text:p>
          </table:table-cell>
          <table:table-cell table:style-name="ce5" table:formula="of:=([Sheet1.K10]-[Sheet1.J10])/[Sheet1.J10]" office:value-type="percentage" office:value="-0.0000000624637337236808" calcext:value-type="percentage">
            <text:p>-0.000006%</text:p>
          </table:table-cell>
          <table:table-cell table:style-name="ce3" table:formula="of:=[.J10]-[.K10]" office:value-type="float" office:value="1.4408999979496" calcext:value-type="float">
            <text:p>1.44</text:p>
          </table:table-cell>
          <table:table-cell table:style-name="ce3" table:formula="of:=[.J9]-[.J10]" office:value-type="float" office:value="395132.830000002" calcext:value-type="float">
            <text:p>395,132.83</text:p>
          </table:table-cell>
          <table:table-cell table:style-name="ce3" table:formula="of:=[.K9]-[.K10]" office:value-type="float" office:value="395133.404899999" calcext:value-type="float">
            <text:p>395,133.40</text:p>
          </table:table-cell>
          <table:table-cell table:style-name="ce3" table:formula="of:=[.N10]-[.O10]" office:value-type="float" office:value="-0.57489999756217" calcext:value-type="float">
            <text:p>-0.57</text:p>
          </table:table-cell>
          <table:table-cell office:value-type="float" office:value="0.1546" calcext:value-type="float">
            <text:p>0.1546</text:p>
          </table:table-cell>
          <table:table-cell/>
          <table:table-cell office:value-type="float" office:value="0.14812444" calcext:value-type="float">
            <text:p>0.14812444</text:p>
          </table:table-cell>
          <table:table-cell table:style-name="ce5" table:formula="of:=([Sheet1.S10]-[Sheet1.R10])/[Sheet1.R10]" office:value-type="string" office:string-value="" calcext:value-type="error">
            <text:p>#DIV/0!</text:p>
          </table:table-cell>
          <table:table-cell/>
          <table:table-cell office:value-type="float" office:value="1.7938194" calcext:value-type="float">
            <text:p>1.7938194</text:p>
          </table:table-cell>
          <table:table-cell table:style-name="ce5" table:formula="of:=([Sheet1.V10]-[Sheet1.U10])/[Sheet1.U10]" office:value-type="string" office:string-value="" calcext:value-type="error">
            <text:p>#DIV/0!</text:p>
          </table:table-cell>
          <table:table-cell table:formula="of:=[.V5]-[.Y5]" office:value-type="float" office:value="0.00285369999999974" calcext:value-type="float">
            <text:p>0.0028537</text:p>
          </table:table-cell>
          <table:table-cell office:value-type="float" office:value="1.6385396" calcext:value-type="float">
            <text:p>1.6385396</text:p>
          </table:table-cell>
          <table:table-cell table:style-name="ce5" table:formula="of:=([Sheet1.Y10]-[Sheet1.X10])/[Sheet1.X10]" office:value-type="percentage" office:value="573.180747801153" calcext:value-type="percentage">
            <text:p>57318.074780%</text:p>
          </table:table-cell>
          <table:table-cell table:style-name="ce8"/>
          <table:table-cell office:value-type="float" office:value="0.155283" calcext:value-type="float">
            <text:p>0.155283</text:p>
          </table:table-cell>
          <table:table-cell table:style-name="ce5" table:formula="of:=([Sheet1.AB10]-[Sheet1.AA10])/[Sheet1.AA10]" office:value-type="string" office:string-value="" calcext:value-type="error">
            <text:p>#DIV/0!</text:p>
          </table:table-cell>
          <table:table-cell table:style-name="ce8"/>
          <table:table-cell office:value-type="float" office:value="0.0064706" calcext:value-type="float">
            <text:p>0.0064706</text:p>
          </table:table-cell>
          <table:table-cell table:formula="of:=([Sheet1.AE10]-[Sheet1.AD10])/[Sheet1.AD10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H10]-[Sheet1.AG10])/[Sheet1.AG10]" office:value-type="string" office:string-value="" calcext:value-type="error">
            <text:p>#DIV/0!</text:p>
          </table:table-cell>
          <table:table-cell table:number-columns-repeated="2"/>
          <table:table-cell table:style-name="ce11" table:formula="of:=([Sheet1.AK10]-[Sheet1.AJ10])/[Sheet1.AJ10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N10]-[Sheet1.AM10])/[Sheet1.AM10]" office:value-type="string" office:string-value="" calcext:value-type="error">
            <text:p>#DIV/0!</text:p>
          </table:table-cell>
          <table:table-cell office:value-type="float" office:value="263.42" calcext:value-type="float">
            <text:p>263.4200</text:p>
          </table:table-cell>
          <table:table-cell office:value-type="float" office:value="263.337304" calcext:value-type="float">
            <text:p>263.337304</text:p>
          </table:table-cell>
          <table:table-cell table:style-name="ce5" table:formula="of:=([Sheet1.AQ10]-[Sheet1.AP10])/[Sheet1.AP10]" office:value-type="percentage" office:value="-0.000313932123604884" calcext:value-type="percentage">
            <text:p>-0.031393%</text:p>
          </table:table-cell>
          <table:table-cell table:number-columns-repeated="2"/>
          <table:table-cell table:style-name="ce5" table:formula="of:=([Sheet1.AT10]-[Sheet1.AS10])/[Sheet1.AS10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5" table:formula="of:=([Sheet1.AW10]-[Sheet1.AV10])/[Sheet1.AV10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Z10]-[Sheet1.AY10])/[Sheet1.AY10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10" calcext:value-type="float">
            <text:p>4110</text:p>
          </table:table-cell>
          <table:table-cell office:value-type="float" office:value="4107" calcext:value-type="float">
            <text:p>4107</text:p>
          </table:table-cell>
          <table:table-cell table:formula="of:=[Sheet1.B11]-[Sheet1.C11]" office:value-type="float" office:value="3" calcext:value-type="float">
            <text:p>3</text:p>
          </table:table-cell>
          <table:table-cell/>
          <table:table-cell office:value-type="float" office:value="41652754" calcext:value-type="float">
            <text:p>41652754</text:p>
          </table:table-cell>
          <table:table-cell office:value-type="float" office:value="41652450.4259" calcext:value-type="float">
            <text:p>41652450.4259</text:p>
          </table:table-cell>
          <table:table-cell table:style-name="ce2" table:formula="of:=([Sheet1.G11]-[Sheet1.F11])/[Sheet1.F11]" office:value-type="percentage" office:value="-0.00000728821196319087" calcext:value-type="percentage">
            <text:p>-0.00073%</text:p>
          </table:table-cell>
          <table:table-cell table:style-name="ce3" table:formula="of:=[.G11]-[.F11]" office:value-type="float" office:value="-303.574100002646" calcext:value-type="float">
            <text:p>-303.57</text:p>
          </table:table-cell>
          <table:table-cell office:value-type="float" office:value="22672945.29" calcext:value-type="float">
            <text:p>22,672,945.29</text:p>
          </table:table-cell>
          <table:table-cell table:style-name="Default" office:value-type="float" office:value="22672943.0456" calcext:value-type="float">
            <text:p>22672943.0456</text:p>
          </table:table-cell>
          <table:table-cell table:style-name="ce5" table:formula="of:=([Sheet1.K11]-[Sheet1.J11])/[Sheet1.J11]" office:value-type="percentage" office:value="-0.000000098990226881857" calcext:value-type="percentage">
            <text:p>-0.000010%</text:p>
          </table:table-cell>
          <table:table-cell table:style-name="ce3" table:formula="of:=[.J11]-[.K11]" office:value-type="float" office:value="2.24439999833703" calcext:value-type="float">
            <text:p>2.24</text:p>
          </table:table-cell>
          <table:table-cell table:style-name="ce3" table:formula="of:=[.J10]-[.J11]" office:value-type="float" office:value="394840" calcext:value-type="float">
            <text:p>394,840.00</text:p>
          </table:table-cell>
          <table:table-cell table:style-name="ce3" table:formula="of:=[.K10]-[.K11]" office:value-type="float" office:value="394840.8035" calcext:value-type="float">
            <text:p>394,840.80</text:p>
          </table:table-cell>
          <table:table-cell table:style-name="ce3" table:formula="of:=[.N11]-[.O11]" office:value-type="float" office:value="-0.80350000038743" calcext:value-type="float">
            <text:p>-0.80</text:p>
          </table:table-cell>
          <table:table-cell office:value-type="float" office:value="0.2021" calcext:value-type="float">
            <text:p>0.2021</text:p>
          </table:table-cell>
          <table:table-cell/>
          <table:table-cell office:value-type="float" office:value="0.20150865" calcext:value-type="float">
            <text:p>0.20150865</text:p>
          </table:table-cell>
          <table:table-cell table:style-name="ce5" table:formula="of:=([Sheet1.S11]-[Sheet1.R11])/[Sheet1.R11]" office:value-type="string" office:string-value="" calcext:value-type="error">
            <text:p>#DIV/0!</text:p>
          </table:table-cell>
          <table:table-cell/>
          <table:table-cell office:value-type="float" office:value="1.8306933" calcext:value-type="float">
            <text:p>1.8306933</text:p>
          </table:table-cell>
          <table:table-cell table:style-name="ce5" table:formula="of:=([Sheet1.V11]-[Sheet1.U11])/[Sheet1.U11]" office:value-type="string" office:string-value="" calcext:value-type="error">
            <text:p>#DIV/0!</text:p>
          </table:table-cell>
          <table:table-cell/>
          <table:table-cell office:value-type="float" office:value="1.6350689" calcext:value-type="float">
            <text:p>1.6350689</text:p>
          </table:table-cell>
          <table:table-cell table:style-name="ce5" table:formula="of:=([Sheet1.Y11]-[Sheet1.X11])/[Sheet1.X11]" office:value-type="string" office:string-value="" calcext:value-type="error">
            <text:p>#DIV/0!</text:p>
          </table:table-cell>
          <table:table-cell table:style-name="ce8"/>
          <table:table-cell office:value-type="float" office:value="0.195629" calcext:value-type="float">
            <text:p>0.195629</text:p>
          </table:table-cell>
          <table:table-cell table:style-name="ce5" table:formula="of:=([Sheet1.AB11]-[Sheet1.AA11])/[Sheet1.AA11]" office:value-type="string" office:string-value="" calcext:value-type="error">
            <text:p>#DIV/0!</text:p>
          </table:table-cell>
          <table:table-cell table:style-name="ce8"/>
          <table:table-cell office:value-type="float" office:value="0.0005844" calcext:value-type="float">
            <text:p>0.0005844</text:p>
          </table:table-cell>
          <table:table-cell table:formula="of:=([Sheet1.AE11]-[Sheet1.AD11])/[Sheet1.AD11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H11]-[Sheet1.AG11])/[Sheet1.AG11]" office:value-type="string" office:string-value="" calcext:value-type="error">
            <text:p>#DIV/0!</text:p>
          </table:table-cell>
          <table:table-cell table:number-columns-repeated="2"/>
          <table:table-cell table:style-name="ce11" table:formula="of:=([Sheet1.AK11]-[Sheet1.AJ11])/[Sheet1.AJ11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N11]-[Sheet1.AM11])/[Sheet1.AM11]" office:value-type="string" office:string-value="" calcext:value-type="error">
            <text:p>#DIV/0!</text:p>
          </table:table-cell>
          <table:table-cell office:value-type="float" office:value="313.407" calcext:value-type="float">
            <text:p>313.4070</text:p>
          </table:table-cell>
          <table:table-cell office:value-type="float" office:value="313.336526" calcext:value-type="float">
            <text:p>313.336526</text:p>
          </table:table-cell>
          <table:table-cell table:style-name="ce5" table:formula="of:=([Sheet1.AQ11]-[Sheet1.AP11])/[Sheet1.AP11]" office:value-type="percentage" office:value="-0.00022486415427859" calcext:value-type="percentage">
            <text:p>-0.022486%</text:p>
          </table:table-cell>
          <table:table-cell table:number-columns-repeated="2"/>
          <table:table-cell table:style-name="ce5" table:formula="of:=([Sheet1.AT11]-[Sheet1.AS11])/[Sheet1.AS11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5" table:formula="of:=([Sheet1.AW11]-[Sheet1.AV11])/[Sheet1.AV11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Z11]-[Sheet1.AY11])/[Sheet1.AY11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41" calcext:value-type="float">
            <text:p>5341</text:p>
          </table:table-cell>
          <table:table-cell office:value-type="float" office:value="5338" calcext:value-type="float">
            <text:p>5338</text:p>
          </table:table-cell>
          <table:table-cell table:formula="of:=[Sheet1.B12]-[Sheet1.C12]" office:value-type="float" office:value="3" calcext:value-type="float">
            <text:p>3</text:p>
          </table:table-cell>
          <table:table-cell/>
          <table:table-cell office:value-type="float" office:value="41692779.79" calcext:value-type="float">
            <text:p>41692780</text:p>
          </table:table-cell>
          <table:table-cell office:value-type="float" office:value="41692438.6788" calcext:value-type="float">
            <text:p>41692438.6788</text:p>
          </table:table-cell>
          <table:table-cell table:style-name="ce2" table:formula="of:=([Sheet1.G12]-[Sheet1.F12])/[Sheet1.F12]" office:value-type="percentage" office:value="-0.00000818154130560469" calcext:value-type="percentage">
            <text:p>-0.00082%</text:p>
          </table:table-cell>
          <table:table-cell table:style-name="ce3" table:formula="of:=[.G12]-[.F12]" office:value-type="float" office:value="-341.111199997365" calcext:value-type="float">
            <text:p>-341.11</text:p>
          </table:table-cell>
          <table:table-cell office:value-type="float" office:value="22278434.91" calcext:value-type="float">
            <text:p>22,278,434.91</text:p>
          </table:table-cell>
          <table:table-cell table:style-name="Default" office:value-type="float" office:value="22278431.87" calcext:value-type="float">
            <text:p>22278431.87</text:p>
          </table:table-cell>
          <table:table-cell table:style-name="ce5" table:formula="of:=([Sheet1.K12]-[Sheet1.J12])/[Sheet1.J12]" office:value-type="percentage" office:value="-0.000000136454827791399" calcext:value-type="percentage">
            <text:p>-0.000014%</text:p>
          </table:table-cell>
          <table:table-cell table:style-name="ce3" table:formula="of:=[.J12]-[.K12]" office:value-type="float" office:value="3.03999999910593" calcext:value-type="float">
            <text:p>3.04</text:p>
          </table:table-cell>
          <table:table-cell table:style-name="ce3" table:formula="of:=[.J11]-[.J12]" office:value-type="float" office:value="394510.379999999" calcext:value-type="float">
            <text:p>394,510.38</text:p>
          </table:table-cell>
          <table:table-cell table:style-name="ce3" table:formula="of:=[.K11]-[.K12]" office:value-type="float" office:value="394511.1756" calcext:value-type="float">
            <text:p>394,511.18</text:p>
          </table:table-cell>
          <table:table-cell table:style-name="ce3" table:formula="of:=[.N12]-[.O12]" office:value-type="float" office:value="-0.7956000007689" calcext:value-type="float">
            <text:p>-0.80</text:p>
          </table:table-cell>
          <table:table-cell office:value-type="float" office:value="0.2582" calcext:value-type="float">
            <text:p>0.2582</text:p>
          </table:table-cell>
          <table:table-cell/>
          <table:table-cell office:value-type="float" office:value="0.25789091" calcext:value-type="float">
            <text:p>0.25789091</text:p>
          </table:table-cell>
          <table:table-cell table:style-name="ce5" table:formula="of:=([Sheet1.S12]-[Sheet1.R12])/[Sheet1.R12]" office:value-type="string" office:string-value="" calcext:value-type="error">
            <text:p>#DIV/0!</text:p>
          </table:table-cell>
          <table:table-cell/>
          <table:table-cell office:value-type="float" office:value="1.8696182" calcext:value-type="float">
            <text:p>1.8696182</text:p>
          </table:table-cell>
          <table:table-cell table:style-name="ce5" table:formula="of:=([Sheet1.V12]-[Sheet1.U12])/[Sheet1.U12]" office:value-type="string" office:string-value="" calcext:value-type="error">
            <text:p>#DIV/0!</text:p>
          </table:table-cell>
          <table:table-cell/>
          <table:table-cell office:value-type="float" office:value="1.6120095" calcext:value-type="float">
            <text:p>1.6120095</text:p>
          </table:table-cell>
          <table:table-cell table:style-name="ce5" table:formula="of:=([Sheet1.Y12]-[Sheet1.X12])/[Sheet1.X12]" office:value-type="string" office:string-value="" calcext:value-type="error">
            <text:p>#DIV/0!</text:p>
          </table:table-cell>
          <table:table-cell table:style-name="ce8"/>
          <table:table-cell office:value-type="float" office:value="0.257616" calcext:value-type="float">
            <text:p>0.257616</text:p>
          </table:table-cell>
          <table:table-cell table:style-name="ce5" table:formula="of:=([Sheet1.AB12]-[Sheet1.AA12])/[Sheet1.AA12]" office:value-type="string" office:string-value="" calcext:value-type="error">
            <text:p>#DIV/0!</text:p>
          </table:table-cell>
          <table:table-cell table:style-name="ce8"/>
          <table:table-cell office:value-type="float" office:value="0.0003002" calcext:value-type="float">
            <text:p>0.0003002</text:p>
          </table:table-cell>
          <table:table-cell table:formula="of:=([Sheet1.AE12]-[Sheet1.AD12])/[Sheet1.AD12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H12]-[Sheet1.AG12])/[Sheet1.AG12]" office:value-type="string" office:string-value="" calcext:value-type="error">
            <text:p>#DIV/0!</text:p>
          </table:table-cell>
          <table:table-cell table:number-columns-repeated="2"/>
          <table:table-cell table:style-name="ce11" table:formula="of:=([Sheet1.AK12]-[Sheet1.AJ12])/[Sheet1.AJ12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N12]-[Sheet1.AM12])/[Sheet1.AM12]" office:value-type="string" office:string-value="" calcext:value-type="error">
            <text:p>#DIV/0!</text:p>
          </table:table-cell>
          <table:table-cell office:value-type="float" office:value="362.775" calcext:value-type="float">
            <text:p>362.7750</text:p>
          </table:table-cell>
          <table:table-cell office:value-type="float" office:value="362.714301" calcext:value-type="float">
            <text:p>362.714301</text:p>
          </table:table-cell>
          <table:table-cell table:style-name="ce5" table:formula="of:=([Sheet1.AQ12]-[Sheet1.AP12])/[Sheet1.AP12]" office:value-type="percentage" office:value="-0.00016731858590035" calcext:value-type="percentage">
            <text:p>-0.016732%</text:p>
          </table:table-cell>
          <table:table-cell table:number-columns-repeated="2"/>
          <table:table-cell table:style-name="ce5" table:formula="of:=([Sheet1.AT12]-[Sheet1.AS12])/[Sheet1.AS12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5" table:formula="of:=([Sheet1.AW12]-[Sheet1.AV12])/[Sheet1.AV12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Z12]-[Sheet1.AY12])/[Sheet1.AY12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724" calcext:value-type="float">
            <text:p>6724</text:p>
          </table:table-cell>
          <table:table-cell office:value-type="float" office:value="6720" calcext:value-type="float">
            <text:p>6720</text:p>
          </table:table-cell>
          <table:table-cell table:formula="of:=[Sheet1.B13]-[Sheet1.C13]" office:value-type="float" office:value="4" calcext:value-type="float">
            <text:p>4</text:p>
          </table:table-cell>
          <table:table-cell/>
          <table:table-cell office:value-type="float" office:value="41745435.38" calcext:value-type="float">
            <text:p>41745435</text:p>
          </table:table-cell>
          <table:table-cell office:value-type="float" office:value="41745059.6048" calcext:value-type="float">
            <text:p>41745059.6048</text:p>
          </table:table-cell>
          <table:table-cell table:style-name="ce2" table:formula="of:=([Sheet1.G13]-[Sheet1.F13])/[Sheet1.F13]" office:value-type="percentage" office:value="-0.00000900158775639281" calcext:value-type="percentage">
            <text:p>-0.00090%</text:p>
          </table:table-cell>
          <table:table-cell table:style-name="ce3" table:formula="of:=[.G13]-[.F13]" office:value-type="float" office:value="-375.775200001895" calcext:value-type="float">
            <text:p>-375.78</text:p>
          </table:table-cell>
          <table:table-cell office:value-type="float" office:value="21885744.95" calcext:value-type="float">
            <text:p>21,885,744.95</text:p>
          </table:table-cell>
          <table:table-cell table:style-name="Default" office:value-type="float" office:value="21885741.0582" calcext:value-type="float">
            <text:p>21885741.0582</text:p>
          </table:table-cell>
          <table:table-cell table:style-name="ce5" table:formula="of:=([Sheet1.K13]-[Sheet1.J13])/[Sheet1.J13]" office:value-type="percentage" office:value="-0.000000177823510528406" calcext:value-type="percentage">
            <text:p>-0.000018%</text:p>
          </table:table-cell>
          <table:table-cell table:style-name="ce3" table:formula="of:=[.J13]-[.K13]" office:value-type="float" office:value="3.89179999753833" calcext:value-type="float">
            <text:p>3.89</text:p>
          </table:table-cell>
          <table:table-cell table:style-name="ce3" table:formula="of:=[.J12]-[.J13]" office:value-type="float" office:value="392689.960000001" calcext:value-type="float">
            <text:p>392,689.96</text:p>
          </table:table-cell>
          <table:table-cell table:style-name="ce3" table:formula="of:=[.K12]-[.K13]" office:value-type="float" office:value="392690.811799999" calcext:value-type="float">
            <text:p>392,690.81</text:p>
          </table:table-cell>
          <table:table-cell table:style-name="ce3" table:formula="of:=[.N13]-[.O13]" office:value-type="float" office:value="-0.851799998432398" calcext:value-type="float">
            <text:p>-0.85</text:p>
          </table:table-cell>
          <table:table-cell office:value-type="float" office:value="0.314" calcext:value-type="float">
            <text:p>0.314</text:p>
          </table:table-cell>
          <table:table-cell/>
          <table:table-cell office:value-type="float" office:value="0.31378076" calcext:value-type="float">
            <text:p>0.31378076</text:p>
          </table:table-cell>
          <table:table-cell table:style-name="ce5" table:formula="of:=([Sheet1.S13]-[Sheet1.R13])/[Sheet1.R13]" office:value-type="string" office:string-value="" calcext:value-type="error">
            <text:p>#DIV/0!</text:p>
          </table:table-cell>
          <table:table-cell/>
          <table:table-cell office:value-type="float" office:value="1.9049912" calcext:value-type="float">
            <text:p>1.9049912</text:p>
          </table:table-cell>
          <table:table-cell table:style-name="ce5" table:formula="of:=([Sheet1.V13]-[Sheet1.U13])/[Sheet1.U13]" office:value-type="string" office:string-value="" calcext:value-type="error">
            <text:p>#DIV/0!</text:p>
          </table:table-cell>
          <table:table-cell/>
          <table:table-cell office:value-type="float" office:value="1.5913002" calcext:value-type="float">
            <text:p>1.5913002</text:p>
          </table:table-cell>
          <table:table-cell table:style-name="ce5" table:formula="of:=([Sheet1.Y13]-[Sheet1.X13])/[Sheet1.X13]" office:value-type="string" office:string-value="" calcext:value-type="error">
            <text:p>#DIV/0!</text:p>
          </table:table-cell>
          <table:table-cell table:style-name="ce8"/>
          <table:table-cell office:value-type="float" office:value="0.3137" calcext:value-type="float">
            <text:p>0.3137</text:p>
          </table:table-cell>
          <table:table-cell table:style-name="ce5" table:formula="of:=([Sheet1.AB13]-[Sheet1.AA13])/[Sheet1.AA13]" office:value-type="string" office:string-value="" calcext:value-type="error">
            <text:p>#DIV/0!</text:p>
          </table:table-cell>
          <table:table-cell table:style-name="ce8"/>
          <table:table-cell office:value-type="float" office:value="0.0002086" calcext:value-type="float">
            <text:p>0.0002086</text:p>
          </table:table-cell>
          <table:table-cell table:formula="of:=([Sheet1.AE13]-[Sheet1.AD13])/[Sheet1.AD13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H13]-[Sheet1.AG13])/[Sheet1.AG13]" office:value-type="string" office:string-value="" calcext:value-type="error">
            <text:p>#DIV/0!</text:p>
          </table:table-cell>
          <table:table-cell table:number-columns-repeated="2"/>
          <table:table-cell table:style-name="ce11" table:formula="of:=([Sheet1.AK13]-[Sheet1.AJ13])/[Sheet1.AJ13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N13]-[Sheet1.AM13])/[Sheet1.AM13]" office:value-type="string" office:string-value="" calcext:value-type="error">
            <text:p>#DIV/0!</text:p>
          </table:table-cell>
          <table:table-cell office:value-type="float" office:value="410.701" calcext:value-type="float">
            <text:p>410.7010</text:p>
          </table:table-cell>
          <table:table-cell office:value-type="float" office:value="410.649531" calcext:value-type="float">
            <text:p>410.649531</text:p>
          </table:table-cell>
          <table:table-cell table:style-name="ce5" table:formula="of:=([Sheet1.AQ13]-[Sheet1.AP13])/[Sheet1.AP13]" office:value-type="percentage" office:value="-0.000125319879912631" calcext:value-type="percentage">
            <text:p>-0.012532%</text:p>
          </table:table-cell>
          <table:table-cell table:number-columns-repeated="2"/>
          <table:table-cell table:style-name="ce5" table:formula="of:=([Sheet1.AT13]-[Sheet1.AS13])/[Sheet1.AS13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5" table:formula="of:=([Sheet1.AW13]-[Sheet1.AV13])/[Sheet1.AV13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Z13]-[Sheet1.AY13])/[Sheet1.AY13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252" calcext:value-type="float">
            <text:p>8252</text:p>
          </table:table-cell>
          <table:table-cell office:value-type="float" office:value="8248" calcext:value-type="float">
            <text:p>8248</text:p>
          </table:table-cell>
          <table:table-cell table:formula="of:=[Sheet1.B14]-[Sheet1.C14]" office:value-type="float" office:value="4" calcext:value-type="float">
            <text:p>4</text:p>
          </table:table-cell>
          <table:table-cell/>
          <table:table-cell office:value-type="float" office:value="41808067.38" calcext:value-type="float">
            <text:p>41808067</text:p>
          </table:table-cell>
          <table:table-cell office:value-type="float" office:value="41807650.5277" calcext:value-type="float">
            <text:p>41807650.5277</text:p>
          </table:table-cell>
          <table:table-cell table:style-name="ce2" table:formula="of:=([Sheet1.G14]-[Sheet1.F14])/[Sheet1.F14]" office:value-type="percentage" office:value="-0.00000997061873763109" calcext:value-type="percentage">
            <text:p>-0.00100%</text:p>
          </table:table-cell>
          <table:table-cell table:style-name="ce3" table:formula="of:=[.G14]-[.F14]" office:value-type="float" office:value="-416.852300003171" calcext:value-type="float">
            <text:p>-416.85</text:p>
          </table:table-cell>
          <table:table-cell office:value-type="float" office:value="21494887.83" calcext:value-type="float">
            <text:p>21,494,887.83</text:p>
          </table:table-cell>
          <table:table-cell table:style-name="Default" office:value-type="float" office:value="21494882.9302" calcext:value-type="float">
            <text:p>21494882.9302</text:p>
          </table:table-cell>
          <table:table-cell table:style-name="ce5" table:formula="of:=([Sheet1.K14]-[Sheet1.J14])/[Sheet1.J14]" office:value-type="percentage" office:value="-0.000000227951875701862" calcext:value-type="percentage">
            <text:p>-0.000023%</text:p>
          </table:table-cell>
          <table:table-cell table:style-name="ce3" table:formula="of:=[.J14]-[.K14]" office:value-type="float" office:value="4.89979999884963" calcext:value-type="float">
            <text:p>4.90</text:p>
          </table:table-cell>
          <table:table-cell table:style-name="ce3" table:formula="of:=[.J13]-[.J14]" office:value-type="float" office:value="390857.120000001" calcext:value-type="float">
            <text:p>390,857.12</text:p>
          </table:table-cell>
          <table:table-cell table:style-name="ce3" table:formula="of:=[.K13]-[.K14]" office:value-type="float" office:value="390858.128000002" calcext:value-type="float">
            <text:p>390,858.13</text:p>
          </table:table-cell>
          <table:table-cell table:style-name="ce3" table:formula="of:=[.N14]-[.O14]" office:value-type="float" office:value="-1.0080000013113" calcext:value-type="float">
            <text:p>-1.01</text:p>
          </table:table-cell>
          <table:table-cell office:value-type="float" office:value="0.368" calcext:value-type="float">
            <text:p>0.368</text:p>
          </table:table-cell>
          <table:table-cell/>
          <table:table-cell office:value-type="float" office:value="0.36751618" calcext:value-type="float">
            <text:p>0.36751618</text:p>
          </table:table-cell>
          <table:table-cell table:style-name="ce5" table:formula="of:=([Sheet1.S14]-[Sheet1.R14])/[Sheet1.R14]" office:value-type="string" office:string-value="" calcext:value-type="error">
            <text:p>#DIV/0!</text:p>
          </table:table-cell>
          <table:table-cell/>
          <table:table-cell office:value-type="float" office:value="1.9420789" calcext:value-type="float">
            <text:p>1.9420789</text:p>
          </table:table-cell>
          <table:table-cell table:style-name="ce5" table:formula="of:=([Sheet1.V14]-[Sheet1.U14])/[Sheet1.U14]" office:value-type="string" office:string-value="" calcext:value-type="error">
            <text:p>#DIV/0!</text:p>
          </table:table-cell>
          <table:table-cell/>
          <table:table-cell office:value-type="float" office:value="1.5742981" calcext:value-type="float">
            <text:p>1.5742981</text:p>
          </table:table-cell>
          <table:table-cell table:style-name="ce5" table:formula="of:=([Sheet1.Y14]-[Sheet1.X14])/[Sheet1.X14]" office:value-type="string" office:string-value="" calcext:value-type="error">
            <text:p>#DIV/0!</text:p>
          </table:table-cell>
          <table:table-cell table:style-name="ce8"/>
          <table:table-cell office:value-type="float" office:value="0.367791" calcext:value-type="float">
            <text:p>0.367791</text:p>
          </table:table-cell>
          <table:table-cell table:style-name="ce5" table:formula="of:=([Sheet1.AB14]-[Sheet1.AA14])/[Sheet1.AA14]" office:value-type="string" office:string-value="" calcext:value-type="error">
            <text:p>#DIV/0!</text:p>
          </table:table-cell>
          <table:table-cell table:style-name="ce8"/>
          <table:table-cell office:value-type="float" office:value="0.0004718" calcext:value-type="float">
            <text:p>0.0004718</text:p>
          </table:table-cell>
          <table:table-cell table:formula="of:=([Sheet1.AE14]-[Sheet1.AD14])/[Sheet1.AD14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H14]-[Sheet1.AG14])/[Sheet1.AG14]" office:value-type="string" office:string-value="" calcext:value-type="error">
            <text:p>#DIV/0!</text:p>
          </table:table-cell>
          <table:table-cell table:number-columns-repeated="2"/>
          <table:table-cell table:style-name="ce11" table:formula="of:=([Sheet1.AK14]-[Sheet1.AJ14])/[Sheet1.AJ14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N14]-[Sheet1.AM14])/[Sheet1.AM14]" office:value-type="string" office:string-value="" calcext:value-type="error">
            <text:p>#DIV/0!</text:p>
          </table:table-cell>
          <table:table-cell office:value-type="float" office:value="457.546" calcext:value-type="float">
            <text:p>457.5460</text:p>
          </table:table-cell>
          <table:table-cell office:value-type="float" office:value="457.55076" calcext:value-type="float">
            <text:p>457.55076</text:p>
          </table:table-cell>
          <table:table-cell table:style-name="ce5" table:formula="of:=([Sheet1.AQ14]-[Sheet1.AP14])/[Sheet1.AP14]" office:value-type="percentage" office:value="0.0000104033255673374" calcext:value-type="percentage">
            <text:p>0.001040%</text:p>
          </table:table-cell>
          <table:table-cell table:number-columns-repeated="2"/>
          <table:table-cell table:style-name="ce5" table:formula="of:=([Sheet1.AT14]-[Sheet1.AS14])/[Sheet1.AS14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14]-[Sheet1.AY14])/[Sheet1.AY14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24" calcext:value-type="float">
            <text:p>9924</text:p>
          </table:table-cell>
          <table:table-cell office:value-type="float" office:value="9919" calcext:value-type="float">
            <text:p>9919</text:p>
          </table:table-cell>
          <table:table-cell table:formula="of:=[Sheet1.B15]-[Sheet1.C15]" office:value-type="float" office:value="5" calcext:value-type="float">
            <text:p>5</text:p>
          </table:table-cell>
          <table:table-cell/>
          <table:table-cell office:value-type="float" office:value="41878121.21" calcext:value-type="float">
            <text:p>41878121</text:p>
          </table:table-cell>
          <table:table-cell office:value-type="float" office:value="41877616.6924" calcext:value-type="float">
            <text:p>41877616.6924</text:p>
          </table:table-cell>
          <table:table-cell table:style-name="ce2" table:formula="of:=([Sheet1.G15]-[Sheet1.F15])/[Sheet1.F15]" office:value-type="percentage" office:value="-0.0000120472835318943" calcext:value-type="percentage">
            <text:p>-0.00120%</text:p>
          </table:table-cell>
          <table:table-cell table:style-name="ce3" table:formula="of:=[.G15]-[.F15]" office:value-type="float" office:value="-504.517599999905" calcext:value-type="float">
            <text:p>-504.52</text:p>
          </table:table-cell>
          <table:table-cell office:value-type="float" office:value="21105867.87" calcext:value-type="float">
            <text:p>21,105,867.87</text:p>
          </table:table-cell>
          <table:table-cell table:style-name="Default" office:value-type="float" office:value="21105862.2972" calcext:value-type="float">
            <text:p>21105862.2972</text:p>
          </table:table-cell>
          <table:table-cell table:style-name="ce5" table:formula="of:=([Sheet1.K15]-[Sheet1.J15])/[Sheet1.J15]" office:value-type="percentage" office:value="-0.000000264040314930052" calcext:value-type="percentage">
            <text:p>-0.000026%</text:p>
          </table:table-cell>
          <table:table-cell table:style-name="ce3" table:formula="of:=[.J15]-[.K15]" office:value-type="float" office:value="5.57279999926686" calcext:value-type="float">
            <text:p>5.57</text:p>
          </table:table-cell>
          <table:table-cell table:style-name="ce3" table:formula="of:=[.J14]-[.J15]" office:value-type="float" office:value="389019.959999997" calcext:value-type="float">
            <text:p>389,019.96</text:p>
          </table:table-cell>
          <table:table-cell table:style-name="ce3" table:formula="of:=[.K14]-[.K15]" office:value-type="float" office:value="389020.632999998" calcext:value-type="float">
            <text:p>389,020.63</text:p>
          </table:table-cell>
          <table:table-cell table:style-name="ce3" table:formula="of:=[.N15]-[.O15]" office:value-type="float" office:value="-0.673000000417233" calcext:value-type="float">
            <text:p>-0.67</text:p>
          </table:table-cell>
          <table:table-cell table:number-columns-repeated="2"/>
          <table:table-cell office:value-type="float" office:value="0.417491" calcext:value-type="float">
            <text:p>0.417491</text:p>
          </table:table-cell>
          <table:table-cell table:style-name="ce5" table:formula="of:=([Sheet1.S15]-[Sheet1.R15])/[Sheet1.R15]" office:value-type="string" office:string-value="" calcext:value-type="error">
            <text:p>#DIV/0!</text:p>
          </table:table-cell>
          <table:table-cell/>
          <table:table-cell office:value-type="float" office:value="1.9808403" calcext:value-type="float">
            <text:p>1.9808403</text:p>
          </table:table-cell>
          <table:table-cell table:style-name="ce5" table:formula="of:=([Sheet1.V15]-[Sheet1.U15])/[Sheet1.U15]" office:value-type="string" office:string-value="" calcext:value-type="error">
            <text:p>#DIV/0!</text:p>
          </table:table-cell>
          <table:table-cell/>
          <table:table-cell office:value-type="float" office:value="1.5649241" calcext:value-type="float">
            <text:p>1.5649241</text:p>
          </table:table-cell>
          <table:table-cell table:style-name="ce5" table:formula="of:=([Sheet1.Y15]-[Sheet1.X15])/[Sheet1.X15]" office:value-type="string" office:string-value="" calcext:value-type="error">
            <text:p>#DIV/0!</text:p>
          </table:table-cell>
          <table:table-cell table:style-name="ce8"/>
          <table:table-cell office:value-type="float" office:value="0.415928" calcext:value-type="float">
            <text:p>0.415928</text:p>
          </table:table-cell>
          <table:table-cell table:style-name="ce5" table:formula="of:=([Sheet1.AB15]-[Sheet1.AA15])/[Sheet1.AA15]" office:value-type="string" office:string-value="" calcext:value-type="error">
            <text:p>#DIV/0!</text:p>
          </table:table-cell>
          <table:table-cell table:style-name="ce8"/>
          <table:table-cell office:value-type="float" office:value="-0.0011041" calcext:value-type="float">
            <text:p>-0.0011041</text:p>
          </table:table-cell>
          <table:table-cell table:formula="of:=([Sheet1.AE15]-[Sheet1.AD15])/[Sheet1.AD15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H15]-[Sheet1.AG15])/[Sheet1.AG15]" office:value-type="string" office:string-value="" calcext:value-type="error">
            <text:p>#DIV/0!</text:p>
          </table:table-cell>
          <table:table-cell table:number-columns-repeated="2"/>
          <table:table-cell table:style-name="ce11" table:formula="of:=([Sheet1.AK15]-[Sheet1.AJ15])/[Sheet1.AJ15]" office:value-type="string" office:string-value="" calcext:value-type="error">
            <text:p>#DIV/0!</text:p>
          </table:table-cell>
          <table:table-cell table:style-name="ce12"/>
          <table:table-cell/>
          <table:table-cell table:style-name="ce5" table:formula="of:=([Sheet1.AN15]-[Sheet1.AM15])/[Sheet1.AM15]" office:value-type="string" office:string-value="" calcext:value-type="error">
            <text:p>#DIV/0!</text:p>
          </table:table-cell>
          <table:table-cell office:value-type="float" office:value="503.668" calcext:value-type="float">
            <text:p>503.6680</text:p>
          </table:table-cell>
          <table:table-cell office:value-type="float" office:value="503.627458" calcext:value-type="float">
            <text:p>503.627458</text:p>
          </table:table-cell>
          <table:table-cell table:style-name="ce5" table:formula="of:=([Sheet1.AQ15]-[Sheet1.AP15])/[Sheet1.AP15]" office:value-type="percentage" office:value="-0.0000804934996863336" calcext:value-type="percentage">
            <text:p>-0.008049%</text:p>
          </table:table-cell>
          <table:table-cell table:number-columns-repeated="2"/>
          <table:table-cell table:style-name="ce5" table:formula="of:=([Sheet1.AT15]-[Sheet1.AS15])/[Sheet1.AS15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15]-[Sheet1.AY15])/[Sheet1.AY15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736" calcext:value-type="float">
            <text:p>11736</text:p>
          </table:table-cell>
          <table:table-cell office:value-type="float" office:value="11730" calcext:value-type="float">
            <text:p>11730</text:p>
          </table:table-cell>
          <table:table-cell table:formula="of:=[Sheet1.B16]-[Sheet1.C16]" office:value-type="float" office:value="6" calcext:value-type="float">
            <text:p>6</text:p>
          </table:table-cell>
          <table:table-cell/>
          <table:table-cell office:value-type="float" office:value="41953073.65" calcext:value-type="float">
            <text:p>41953074</text:p>
          </table:table-cell>
          <table:table-cell office:value-type="float" office:value="41952593.0491" calcext:value-type="float">
            <text:p>41952593.0491</text:p>
          </table:table-cell>
          <table:table-cell table:style-name="ce2" table:formula="of:=([Sheet1.G16]-[Sheet1.F16])/[Sheet1.F16]" office:value-type="percentage" office:value="-0.0000114556779322371" calcext:value-type="percentage">
            <text:p>-0.00115%</text:p>
          </table:table-cell>
          <table:table-cell table:style-name="ce3" table:formula="of:=[.G16]-[.F16]" office:value-type="float" office:value="-480.600900001824" calcext:value-type="float">
            <text:p>-480.60</text:p>
          </table:table-cell>
          <table:table-cell office:value-type="float" office:value="20718683.82" calcext:value-type="float">
            <text:p>20,718,683.82</text:p>
          </table:table-cell>
          <table:table-cell table:style-name="Default" office:value-type="float" office:value="20718677.221" calcext:value-type="float">
            <text:p>20718677.221</text:p>
          </table:table-cell>
          <table:table-cell table:style-name="ce5" table:formula="of:=([Sheet1.K16]-[Sheet1.J16])/[Sheet1.J16]" office:value-type="percentage" office:value="-0.000000318504788083762" calcext:value-type="percentage">
            <text:p>-0.000032%</text:p>
          </table:table-cell>
          <table:table-cell table:style-name="ce3" table:formula="of:=[.J16]-[.K16]" office:value-type="float" office:value="6.59899999946356" calcext:value-type="float">
            <text:p>6.60</text:p>
          </table:table-cell>
          <table:table-cell table:style-name="ce3" table:formula="of:=[.J15]-[.J16]" office:value-type="float" office:value="387184.050000001" calcext:value-type="float">
            <text:p>387,184.05</text:p>
          </table:table-cell>
          <table:table-cell table:style-name="ce3" table:formula="of:=[.K15]-[.K16]" office:value-type="float" office:value="387185.076200001" calcext:value-type="float">
            <text:p>387,185.08</text:p>
          </table:table-cell>
          <table:table-cell table:style-name="ce3" table:formula="of:=[.N16]-[.O16]" office:value-type="float" office:value="-1.0262000001967" calcext:value-type="float">
            <text:p>-1.03</text:p>
          </table:table-cell>
          <table:table-cell table:number-columns-repeated="2"/>
          <table:table-cell office:value-type="float" office:value="0.46252093" calcext:value-type="float">
            <text:p>0.46252093</text:p>
          </table:table-cell>
          <table:table-cell table:number-columns-repeated="2"/>
          <table:table-cell office:value-type="float" office:value="2.0212344" calcext:value-type="float">
            <text:p>2.0212344</text:p>
          </table:table-cell>
          <table:table-cell table:style-name="ce5" table:formula="of:=([Sheet1.V16]-[Sheet1.U16])/[Sheet1.U16]" office:value-type="string" office:string-value="" calcext:value-type="error">
            <text:p>#DIV/0!</text:p>
          </table:table-cell>
          <table:table-cell/>
          <table:table-cell office:value-type="float" office:value="1.5585433" calcext:value-type="float">
            <text:p>1.5585433</text:p>
          </table:table-cell>
          <table:table-cell table:style-name="ce5" table:formula="of:=([Sheet1.Y16]-[Sheet1.X16])/[Sheet1.X16]" office:value-type="string" office:string-value="" calcext:value-type="error">
            <text:p>#DIV/0!</text:p>
          </table:table-cell>
          <table:table-cell table:style-name="ce8"/>
          <table:table-cell office:value-type="float" office:value="0.462704" calcext:value-type="float">
            <text:p>0.462704</text:p>
          </table:table-cell>
          <table:table-cell table:style-name="ce5" table:formula="of:=([Sheet1.AB16]-[Sheet1.AA16])/[Sheet1.AA16]" office:value-type="string" office:string-value="" calcext:value-type="error">
            <text:p>#DIV/0!</text:p>
          </table:table-cell>
          <table:table-cell table:style-name="ce8"/>
          <table:table-cell office:value-type="float" office:value="-0.0009347" calcext:value-type="float">
            <text:p>-0.0009347</text:p>
          </table:table-cell>
          <table:table-cell table:formula="of:=([Sheet1.AE16]-[Sheet1.AD16])/[Sheet1.AD16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H16]-[Sheet1.AG16])/[Sheet1.AG16]" office:value-type="string" office:string-value="" calcext:value-type="error">
            <text:p>#DIV/0!</text:p>
          </table:table-cell>
          <table:table-cell table:number-columns-repeated="2"/>
          <table:table-cell table:style-name="ce11" table:formula="of:=([Sheet1.AK16]-[Sheet1.AJ16])/[Sheet1.AJ16]" office:value-type="string" office:string-value="" calcext:value-type="error">
            <text:p>#DIV/0!</text:p>
          </table:table-cell>
          <table:table-cell table:style-name="ce12"/>
          <table:table-cell/>
          <table:table-cell table:style-name="ce5" table:formula="of:=([Sheet1.AN16]-[Sheet1.AM16])/[Sheet1.AM16]" office:value-type="string" office:string-value="" calcext:value-type="error">
            <text:p>#DIV/0!</text:p>
          </table:table-cell>
          <table:table-cell office:value-type="float" office:value="549.212" calcext:value-type="float">
            <text:p>549.2120</text:p>
          </table:table-cell>
          <table:table-cell office:value-type="float" office:value="549.171379" calcext:value-type="float">
            <text:p>549.171379</text:p>
          </table:table-cell>
          <table:table-cell table:style-name="ce5" table:formula="of:=([Sheet1.AQ16]-[Sheet1.AP16])/[Sheet1.AP16]" office:value-type="percentage" office:value="-0.0000739623314858149" calcext:value-type="percentage">
            <text:p>-0.007396%</text:p>
          </table:table-cell>
          <table:table-cell table:number-columns-repeated="2"/>
          <table:table-cell table:style-name="ce5" table:formula="of:=([Sheet1.AT16]-[Sheet1.AS16])/[Sheet1.AS16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16]-[Sheet1.AY16])/[Sheet1.AY16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687" calcext:value-type="float">
            <text:p>13687</text:p>
          </table:table-cell>
          <table:table-cell office:value-type="float" office:value="13681" calcext:value-type="float">
            <text:p>13681</text:p>
          </table:table-cell>
          <table:table-cell table:formula="of:=[Sheet1.B17]-[Sheet1.C17]" office:value-type="float" office:value="6" calcext:value-type="float">
            <text:p>6</text:p>
          </table:table-cell>
          <table:table-cell/>
          <table:table-cell office:value-type="float" office:value="42030889.97" calcext:value-type="float">
            <text:p>42030890</text:p>
          </table:table-cell>
          <table:table-cell office:value-type="float" office:value="42030382.5867" calcext:value-type="float">
            <text:p>42030382.5867</text:p>
          </table:table-cell>
          <table:table-cell table:style-name="ce2" table:formula="of:=([Sheet1.G17]-[Sheet1.F17])/[Sheet1.F17]" office:value-type="percentage" office:value="-0.0000120716763399749" calcext:value-type="percentage">
            <text:p>-0.00121%</text:p>
          </table:table-cell>
          <table:table-cell table:style-name="ce3" table:formula="of:=[.G17]-[.F17]" office:value-type="float" office:value="-507.383299998939" calcext:value-type="float">
            <text:p>-507.38</text:p>
          </table:table-cell>
          <table:table-cell office:value-type="float" office:value="20333327.65" calcext:value-type="float">
            <text:p>20,333,327.65</text:p>
          </table:table-cell>
          <table:table-cell table:style-name="Default" office:value-type="float" office:value="20333320.0776" calcext:value-type="float">
            <text:p>20333320.0776</text:p>
          </table:table-cell>
          <table:table-cell table:style-name="ce5" table:formula="of:=([Sheet1.K17]-[Sheet1.J17])/[Sheet1.J17]" office:value-type="percentage" office:value="-0.000000372413218844007" calcext:value-type="percentage">
            <text:p>-0.000037%</text:p>
          </table:table-cell>
          <table:table-cell table:style-name="ce3" table:formula="of:=[.J17]-[.K17]" office:value-type="float" office:value="7.57239999994636" calcext:value-type="float">
            <text:p>7.57</text:p>
          </table:table-cell>
          <table:table-cell table:style-name="ce3" table:formula="of:=[.J16]-[.J17]" office:value-type="float" office:value="385356.170000002" calcext:value-type="float">
            <text:p>385,356.17</text:p>
          </table:table-cell>
          <table:table-cell table:style-name="ce3" table:formula="of:=[.K16]-[.K17]" office:value-type="float" office:value="385357.143400002" calcext:value-type="float">
            <text:p>385,357.14</text:p>
          </table:table-cell>
          <table:table-cell table:style-name="ce3" table:formula="of:=[.N17]-[.O17]" office:value-type="float" office:value="-0.973400000482798" calcext:value-type="float">
            <text:p>-0.97</text:p>
          </table:table-cell>
          <table:table-cell table:number-columns-repeated="2"/>
          <table:table-cell office:value-type="float" office:value="0.50204597" calcext:value-type="float">
            <text:p>0.50204597</text:p>
          </table:table-cell>
          <table:table-cell table:number-columns-repeated="2"/>
          <table:table-cell office:value-type="float" office:value="2.0632278" calcext:value-type="float">
            <text:p>2.0632278</text:p>
          </table:table-cell>
          <table:table-cell table:style-name="ce5" table:formula="of:=([Sheet1.V17]-[Sheet1.U17])/[Sheet1.U17]" office:value-type="string" office:string-value="" calcext:value-type="error">
            <text:p>#DIV/0!</text:p>
          </table:table-cell>
          <table:table-cell/>
          <table:table-cell office:value-type="float" office:value="1.5613069" calcext:value-type="float">
            <text:p>1.5613069</text:p>
          </table:table-cell>
          <table:table-cell table:style-name="ce5" table:formula="of:=([Sheet1.Y17]-[Sheet1.X17])/[Sheet1.X17]" office:value-type="string" office:string-value="" calcext:value-type="error">
            <text:p>#DIV/0!</text:p>
          </table:table-cell>
          <table:table-cell table:style-name="ce8"/>
          <table:table-cell office:value-type="float" office:value="0.501935" calcext:value-type="float">
            <text:p>0.501935</text:p>
          </table:table-cell>
          <table:table-cell table:style-name="ce5" table:formula="of:=([Sheet1.AB17]-[Sheet1.AA17])/[Sheet1.AA17]" office:value-type="string" office:string-value="" calcext:value-type="error">
            <text:p>#DIV/0!</text:p>
          </table:table-cell>
          <table:table-cell table:style-name="ce8"/>
          <table:table-cell office:value-type="float" office:value="-0.0010602" calcext:value-type="float">
            <text:p>-0.0010602</text:p>
          </table:table-cell>
          <table:table-cell table:formula="of:=([Sheet1.AE17]-[Sheet1.AD17])/[Sheet1.AD17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H17]-[Sheet1.AG17])/[Sheet1.AG17]" office:value-type="string" office:string-value="" calcext:value-type="error">
            <text:p>#DIV/0!</text:p>
          </table:table-cell>
          <table:table-cell table:number-columns-repeated="2"/>
          <table:table-cell table:style-name="ce11" table:formula="of:=([Sheet1.AK17]-[Sheet1.AJ17])/[Sheet1.AJ17]" office:value-type="string" office:string-value="" calcext:value-type="error">
            <text:p>#DIV/0!</text:p>
          </table:table-cell>
          <table:table-cell table:style-name="ce12"/>
          <table:table-cell/>
          <table:table-cell table:style-name="ce5" table:formula="of:=([Sheet1.AN17]-[Sheet1.AM17])/[Sheet1.AM17]" office:value-type="string" office:string-value="" calcext:value-type="error">
            <text:p>#DIV/0!</text:p>
          </table:table-cell>
          <table:table-cell office:value-type="float" office:value="594.7295" calcext:value-type="float">
            <text:p>594.7295</text:p>
          </table:table-cell>
          <table:table-cell office:value-type="float" office:value="594.685642" calcext:value-type="float">
            <text:p>594.685642</text:p>
          </table:table-cell>
          <table:table-cell table:style-name="ce5" table:formula="of:=([Sheet1.AQ17]-[Sheet1.AP17])/[Sheet1.AP17]" office:value-type="percentage" office:value="-0.000073744450208036" calcext:value-type="percentage">
            <text:p>-0.007374%</text:p>
          </table:table-cell>
          <table:table-cell table:number-columns-repeated="2"/>
          <table:table-cell table:style-name="ce5" table:formula="of:=([Sheet1.AT17]-[Sheet1.AS17])/[Sheet1.AS17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17]-[Sheet1.AY17])/[Sheet1.AY17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778" calcext:value-type="float">
            <text:p>15778</text:p>
          </table:table-cell>
          <table:table-cell office:value-type="float" office:value="15772" calcext:value-type="float">
            <text:p>15772</text:p>
          </table:table-cell>
          <table:table-cell table:formula="of:=[Sheet1.B18]-[Sheet1.C18]" office:value-type="float" office:value="6" calcext:value-type="float">
            <text:p>6</text:p>
          </table:table-cell>
          <table:table-cell/>
          <table:table-cell office:value-type="float" office:value="42109488.71" calcext:value-type="float">
            <text:p>42109489</text:p>
          </table:table-cell>
          <table:table-cell office:value-type="float" office:value="42108973.1077" calcext:value-type="float">
            <text:p>42108973.1077</text:p>
          </table:table-cell>
          <table:table-cell table:style-name="ce2" table:formula="of:=([Sheet1.G18]-[Sheet1.F18])/[Sheet1.F18]" office:value-type="percentage" office:value="-0.0000122443258229523" calcext:value-type="percentage">
            <text:p>-0.00122%</text:p>
          </table:table-cell>
          <table:table-cell table:style-name="ce3" table:formula="of:=[.G18]-[.F18]" office:value-type="float" office:value="-515.602300003171" calcext:value-type="float">
            <text:p>-515.60</text:p>
          </table:table-cell>
          <table:table-cell office:value-type="float" office:value="19949786.99" calcext:value-type="float">
            <text:p>19,949,786.99</text:p>
          </table:table-cell>
          <table:table-cell table:style-name="Default" office:value-type="float" office:value="19949778.4304" calcext:value-type="float">
            <text:p>19949778.4304</text:p>
          </table:table-cell>
          <table:table-cell table:style-name="ce5" table:formula="of:=([Sheet1.K18]-[Sheet1.J18])/[Sheet1.J18]" office:value-type="percentage" office:value="-0.000000429057212672444" calcext:value-type="percentage">
            <text:p>-0.000043%</text:p>
          </table:table-cell>
          <table:table-cell table:style-name="ce3" table:formula="of:=[.J18]-[.K18]" office:value-type="float" office:value="8.55959999933839" calcext:value-type="float">
            <text:p>8.56</text:p>
          </table:table-cell>
          <table:table-cell table:style-name="ce3" table:formula="of:=[.J17]-[.J18]" office:value-type="float" office:value="383540.66" calcext:value-type="float">
            <text:p>383,540.66</text:p>
          </table:table-cell>
          <table:table-cell table:style-name="ce3" table:formula="of:=[.K17]-[.K18]" office:value-type="float" office:value="383541.6472" calcext:value-type="float">
            <text:p>383,541.65</text:p>
          </table:table-cell>
          <table:table-cell table:style-name="ce3" table:formula="of:=[.N18]-[.O18]" office:value-type="float" office:value="-0.987199999392033" calcext:value-type="float">
            <text:p>-0.99</text:p>
          </table:table-cell>
          <table:table-cell table:number-columns-repeated="2"/>
          <table:table-cell office:value-type="float" office:value="0.53574976" calcext:value-type="float">
            <text:p>0.53574976</text:p>
          </table:table-cell>
          <table:table-cell table:number-columns-repeated="2"/>
          <table:table-cell office:value-type="float" office:value="2.106793" calcext:value-type="float">
            <text:p>2.106793</text:p>
          </table:table-cell>
          <table:table-cell table:style-name="ce5" table:formula="of:=([Sheet1.V18]-[Sheet1.U18])/[Sheet1.U18]" office:value-type="string" office:string-value="" calcext:value-type="error">
            <text:p>#DIV/0!</text:p>
          </table:table-cell>
          <table:table-cell/>
          <table:table-cell office:value-type="float" office:value="1.5704471" calcext:value-type="float">
            <text:p>1.5704471</text:p>
          </table:table-cell>
          <table:table-cell table:style-name="ce5" table:formula="of:=([Sheet1.Y18]-[Sheet1.X18])/[Sheet1.X18]" office:value-type="string" office:string-value="" calcext:value-type="error">
            <text:p>#DIV/0!</text:p>
          </table:table-cell>
          <table:table-cell table:style-name="ce8"/>
          <table:table-cell office:value-type="float" office:value="0.53636" calcext:value-type="float">
            <text:p>0.53636</text:p>
          </table:table-cell>
          <table:table-cell table:style-name="ce5" table:formula="of:=([Sheet1.AB18]-[Sheet1.AA18])/[Sheet1.AA18]" office:value-type="string" office:string-value="" calcext:value-type="error">
            <text:p>#DIV/0!</text:p>
          </table:table-cell>
          <table:table-cell table:style-name="ce8"/>
          <table:table-cell office:value-type="float" office:value="-0.0004642" calcext:value-type="float">
            <text:p>-0.0004642</text:p>
          </table:table-cell>
          <table:table-cell table:formula="of:=([Sheet1.AE18]-[Sheet1.AD18])/[Sheet1.AD18]" office:value-type="string" office:string-value="" calcext:value-type="error">
            <text:p>#DIV/0!</text:p>
          </table:table-cell>
          <table:table-cell table:number-columns-repeated="2"/>
          <table:table-cell table:style-name="ce5"/>
          <table:table-cell table:number-columns-repeated="3"/>
          <table:table-cell table:style-name="ce12"/>
          <table:table-cell/>
          <table:table-cell table:style-name="ce5" table:formula="of:=([Sheet1.AN18]-[Sheet1.AM18])/[Sheet1.AM18]" office:value-type="string" office:string-value="" calcext:value-type="error">
            <text:p>#DIV/0!</text:p>
          </table:table-cell>
          <table:table-cell office:value-type="float" office:value="640.745" calcext:value-type="float">
            <text:p>640.7450</text:p>
          </table:table-cell>
          <table:table-cell office:value-type="float" office:value="640.696055" calcext:value-type="float">
            <text:p>640.696055</text:p>
          </table:table-cell>
          <table:table-cell table:style-name="ce5" table:formula="of:=([Sheet1.AQ18]-[Sheet1.AP18])/[Sheet1.AP18]" office:value-type="percentage" office:value="-0.000076387642509896" calcext:value-type="percentage">
            <text:p>-0.007639%</text:p>
          </table:table-cell>
          <table:table-cell table:number-columns-repeated="2"/>
          <table:table-cell table:style-name="ce5" table:formula="of:=([Sheet1.AT18]-[Sheet1.AS18])/[Sheet1.AS18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18]-[Sheet1.AY18])/[Sheet1.AY18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011.6" calcext:value-type="float">
            <text:p>18011.6</text:p>
          </table:table-cell>
          <table:table-cell office:value-type="float" office:value="18004" calcext:value-type="float">
            <text:p>18004</text:p>
          </table:table-cell>
          <table:table-cell table:formula="of:=[Sheet1.B19]-[Sheet1.C19]" office:value-type="float" office:value="7.59999999999855" calcext:value-type="float">
            <text:p>7.6</text:p>
          </table:table-cell>
          <table:table-cell table:number-columns-repeated="2"/>
          <table:table-cell office:value-type="float" office:value="42306528.8796" calcext:value-type="float">
            <text:p>42306528.8796</text:p>
          </table:table-cell>
          <table:table-cell table:style-name="ce2" table:formula="of:=([Sheet1.G19]-[Sheet1.F19])/[Sheet1.F19]" office:value-type="string" office:string-value="" calcext:value-type="error">
            <text:p>#DIV/0!</text:p>
          </table:table-cell>
          <table:table-cell table:style-name="ce3" table:formula="of:=[.G19]-[.F19]" office:value-type="float" office:value="42306528.8796" calcext:value-type="float">
            <text:p>42,306,528.88</text:p>
          </table:table-cell>
          <table:table-cell office:value-type="float" office:value="19568045.4" calcext:value-type="float">
            <text:p>19,568,045.40</text:p>
          </table:table-cell>
          <table:table-cell table:style-name="Default" office:value-type="float" office:value="19568035.8744" calcext:value-type="float">
            <text:p>19568035.8744</text:p>
          </table:table-cell>
          <table:table-cell table:style-name="ce5" table:formula="of:=([Sheet1.K19]-[Sheet1.J19])/[Sheet1.J19]" office:value-type="percentage" office:value="-0.000000486793637421275" calcext:value-type="percentage">
            <text:p>-0.000049%</text:p>
          </table:table-cell>
          <table:table-cell table:style-name="ce3" table:formula="of:=[.J19]-[.K19]" office:value-type="float" office:value="9.52559999749064" calcext:value-type="float">
            <text:p>9.53</text:p>
          </table:table-cell>
          <table:table-cell table:style-name="ce3" table:formula="of:=[.J18]-[.J19]" office:value-type="float" office:value="381741.59" calcext:value-type="float">
            <text:p>381,741.59</text:p>
          </table:table-cell>
          <table:table-cell table:style-name="ce3" table:formula="of:=[.K18]-[.K19]" office:value-type="float" office:value="381742.555999998" calcext:value-type="float">
            <text:p>381,742.56</text:p>
          </table:table-cell>
          <table:table-cell table:style-name="ce3" table:formula="of:=[.N19]-[.O19]" office:value-type="float" office:value="-0.965999998152256" calcext:value-type="float">
            <text:p>-0.97</text:p>
          </table:table-cell>
          <table:table-cell table:number-columns-repeated="2"/>
          <table:table-cell office:value-type="float" office:value="0.56364405" calcext:value-type="float">
            <text:p>0.56364405</text:p>
          </table:table-cell>
          <table:table-cell table:number-columns-repeated="2"/>
          <table:table-cell office:value-type="float" office:value="2.1519093" calcext:value-type="float">
            <text:p>2.1519093</text:p>
          </table:table-cell>
          <table:table-cell table:style-name="ce5" table:formula="of:=([Sheet1.V19]-[Sheet1.U19])/[Sheet1.U19]" office:value-type="string" office:string-value="" calcext:value-type="error">
            <text:p>#DIV/0!</text:p>
          </table:table-cell>
          <table:table-cell/>
          <table:table-cell office:value-type="float" office:value="1.5879595" calcext:value-type="float">
            <text:p>1.5879595</text:p>
          </table:table-cell>
          <table:table-cell table:style-name="ce5" table:formula="of:=([Sheet1.Y19]-[Sheet1.X19])/[Sheet1.X19]" office:value-type="string" office:string-value="" calcext:value-type="error">
            <text:p>#DIV/0!</text:p>
          </table:table-cell>
          <table:table-cell table:style-name="ce8"/>
          <table:table-cell office:value-type="float" office:value="0.563964" calcext:value-type="float">
            <text:p>0.563964</text:p>
          </table:table-cell>
          <table:table-cell table:style-name="ce5" table:formula="of:=([Sheet1.AB19]-[Sheet1.AA19])/[Sheet1.AA19]" office:value-type="string" office:string-value="" calcext:value-type="error">
            <text:p>#DIV/0!</text:p>
          </table:table-cell>
          <table:table-cell table:style-name="ce5"/>
          <table:table-cell office:value-type="float" office:value="-0.0001586" calcext:value-type="float">
            <text:p>-0.0001586</text:p>
          </table:table-cell>
          <table:table-cell table:formula="of:=([Sheet1.AE19]-[Sheet1.AD19])/[Sheet1.AD19]" office:value-type="string" office:string-value="" calcext:value-type="error">
            <text:p>#DIV/0!</text:p>
          </table:table-cell>
          <table:table-cell table:number-columns-repeated="6"/>
          <table:table-cell table:style-name="ce12"/>
          <table:table-cell/>
          <table:table-cell table:style-name="ce5" table:formula="of:=([Sheet1.AN19]-[Sheet1.AM19])/[Sheet1.AM19]" office:value-type="string" office:string-value="" calcext:value-type="error">
            <text:p>#DIV/0!</text:p>
          </table:table-cell>
          <table:table-cell office:value-type="float" office:value="687.91" calcext:value-type="float">
            <text:p>687.9100</text:p>
          </table:table-cell>
          <table:table-cell office:value-type="float" office:value="687.855117" calcext:value-type="float">
            <text:p>687.855117</text:p>
          </table:table-cell>
          <table:table-cell table:style-name="ce5" table:formula="of:=([Sheet1.AQ19]-[Sheet1.AP19])/[Sheet1.AP19]" office:value-type="percentage" office:value="-0.0000797822389557035" calcext:value-type="percentage">
            <text:p>-0.007978%</text:p>
          </table:table-cell>
          <table:table-cell table:number-columns-repeated="2"/>
          <table:table-cell table:style-name="ce5" table:formula="of:=([Sheet1.AT19]-[Sheet1.AS19])/[Sheet1.AS19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19]-[Sheet1.AY19])/[Sheet1.AY19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391" calcext:value-type="float">
            <text:p>20391</text:p>
          </table:table-cell>
          <table:table-cell office:value-type="float" office:value="20383" calcext:value-type="float">
            <text:p>20383</text:p>
          </table:table-cell>
          <table:table-cell table:formula="of:=[Sheet1.B20]-[Sheet1.C20]" office:value-type="float" office:value="8" calcext:value-type="float">
            <text:p>8</text:p>
          </table:table-cell>
          <table:table-cell table:number-columns-repeated="2"/>
          <table:table-cell office:value-type="float" office:value="42501388.2506" calcext:value-type="float">
            <text:p>42501388.2506</text:p>
          </table:table-cell>
          <table:table-cell table:style-name="ce2" table:formula="of:=([Sheet1.G20]-[Sheet1.F20])/[Sheet1.F20]" office:value-type="string" office:string-value="" calcext:value-type="error">
            <text:p>#DIV/0!</text:p>
          </table:table-cell>
          <table:table-cell table:style-name="ce3" table:formula="of:=[.G20]-[.F20]" office:value-type="float" office:value="42501388.2506" calcext:value-type="float">
            <text:p>42,501,388.25</text:p>
          </table:table-cell>
          <table:table-cell office:value-type="float" office:value="19186670.5" calcext:value-type="float">
            <text:p>19,186,670.50</text:p>
          </table:table-cell>
          <table:table-cell table:style-name="Default" office:value-type="float" office:value="19186661.6898" calcext:value-type="float">
            <text:p>19186661.6898</text:p>
          </table:table-cell>
          <table:table-cell table:style-name="ce5" table:formula="of:=([Sheet1.K20]-[Sheet1.J20])/[Sheet1.J20]" office:value-type="percentage" office:value="-0.000000459183368908073" calcext:value-type="percentage">
            <text:p>-0.000046%</text:p>
          </table:table-cell>
          <table:table-cell table:style-name="ce3" table:formula="of:=[.J20]-[.K20]" office:value-type="float" office:value="8.81019999831915" calcext:value-type="float">
            <text:p>8.81</text:p>
          </table:table-cell>
          <table:table-cell table:style-name="ce3" table:formula="of:=[.J19]-[.J20]" office:value-type="float" office:value="381374.899999998" calcext:value-type="float">
            <text:p>381,374.90</text:p>
          </table:table-cell>
          <table:table-cell table:style-name="ce3" table:formula="of:=[.K19]-[.K20]" office:value-type="float" office:value="381374.184599999" calcext:value-type="float">
            <text:p>381,374.18</text:p>
          </table:table-cell>
          <table:table-cell table:style-name="ce3" table:formula="of:=[.N20]-[.O20]" office:value-type="float" office:value="0.715399999171495" calcext:value-type="float">
            <text:p>0.72</text:p>
          </table:table-cell>
          <table:table-cell table:number-columns-repeated="5"/>
          <table:table-cell office:value-type="float" office:value="2.2071705" calcext:value-type="float">
            <text:p>2.2071705</text:p>
          </table:table-cell>
          <table:table-cell table:style-name="ce5" table:formula="of:=([Sheet1.V20]-[Sheet1.U20])/[Sheet1.U20]" office:value-type="string" office:string-value="" calcext:value-type="error">
            <text:p>#DIV/0!</text:p>
          </table:table-cell>
          <table:table-cell/>
          <table:table-cell office:value-type="float" office:value="2.2212915" calcext:value-type="float">
            <text:p>2.2212915</text:p>
          </table:table-cell>
          <table:table-cell table:style-name="ce5" table:formula="of:=([Sheet1.Y20]-[Sheet1.X20])/[Sheet1.X20]" office:value-type="string" office:string-value="" calcext:value-type="error">
            <text:p>#DIV/0!</text:p>
          </table:table-cell>
          <table:table-cell table:style-name="ce8"/>
          <table:table-cell/>
          <table:table-cell table:style-name="ce5" table:formula="of:=([Sheet1.AB20]-[Sheet1.AA20])/[Sheet1.AA20]" office:value-type="string" office:string-value="" calcext:value-type="error">
            <text:p>#DIV/0!</text:p>
          </table:table-cell>
          <table:table-cell table:style-name="ce5"/>
          <table:table-cell/>
          <table:table-cell table:formula="of:=([Sheet1.AE20]-[Sheet1.AD20])/[Sheet1.AD20]" office:value-type="string" office:string-value="" calcext:value-type="error">
            <text:p>#DIV/0!</text:p>
          </table:table-cell>
          <table:table-cell table:number-columns-repeated="6"/>
          <table:table-cell table:style-name="ce12"/>
          <table:table-cell/>
          <table:table-cell table:style-name="ce5" table:formula="of:=([Sheet1.AN20]-[Sheet1.AM20])/[Sheet1.AM20]" office:value-type="string" office:string-value="" calcext:value-type="error">
            <text:p>#DIV/0!</text:p>
          </table:table-cell>
          <table:table-cell office:value-type="float" office:value="737.089" calcext:value-type="float">
            <text:p>737.0890</text:p>
          </table:table-cell>
          <table:table-cell office:value-type="float" office:value="737.023978" calcext:value-type="float">
            <text:p>737.023978</text:p>
          </table:table-cell>
          <table:table-cell table:style-name="ce5" table:formula="of:=([Sheet1.AQ20]-[Sheet1.AP20])/[Sheet1.AP20]" office:value-type="percentage" office:value="-0.0000882145846702352" calcext:value-type="percentage">
            <text:p>-0.008821%</text:p>
          </table:table-cell>
          <table:table-cell table:number-columns-repeated="2"/>
          <table:table-cell table:style-name="ce5" table:formula="of:=([Sheet1.AT20]-[Sheet1.AS20])/[Sheet1.AS20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20]-[Sheet1.AY20])/[Sheet1.AY20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922" calcext:value-type="float">
            <text:p>22922</text:p>
          </table:table-cell>
          <table:table-cell office:value-type="float" office:value="22914" calcext:value-type="float">
            <text:p>22914</text:p>
          </table:table-cell>
          <table:table-cell table:formula="of:=[Sheet1.B21]-[Sheet1.C21]" office:value-type="float" office:value="8" calcext:value-type="float">
            <text:p>8</text:p>
          </table:table-cell>
          <table:table-cell table:number-columns-repeated="2"/>
          <table:table-cell office:value-type="float" office:value="42692078.2599" calcext:value-type="float">
            <text:p>42692078.2599</text:p>
          </table:table-cell>
          <table:table-cell table:style-name="ce2" table:formula="of:=([Sheet1.G21]-[Sheet1.F21])/[Sheet1.F21]" office:value-type="string" office:string-value="" calcext:value-type="error">
            <text:p>#DIV/0!</text:p>
          </table:table-cell>
          <table:table-cell table:style-name="ce3" table:formula="of:=[.G21]-[.F21]" office:value-type="float" office:value="42692078.2599" calcext:value-type="float">
            <text:p>42,692,078.26</text:p>
          </table:table-cell>
          <table:table-cell office:value-type="float" office:value="18805657.14" calcext:value-type="float">
            <text:p>18,805,657.14</text:p>
          </table:table-cell>
          <table:table-cell table:style-name="Default" office:value-type="float" office:value="18805647.3282" calcext:value-type="float">
            <text:p>18805647.3282</text:p>
          </table:table-cell>
          <table:table-cell table:style-name="ce5" table:formula="of:=([Sheet1.K21]-[Sheet1.J21])/[Sheet1.J21]" office:value-type="percentage" office:value="-0.000000521747255428611" calcext:value-type="percentage">
            <text:p>-0.000052%</text:p>
          </table:table-cell>
          <table:table-cell table:style-name="ce3" table:formula="of:=[.J21]-[.K21]" office:value-type="float" office:value="9.81179999932647" calcext:value-type="float">
            <text:p>9.81</text:p>
          </table:table-cell>
          <table:table-cell table:style-name="ce5" table:number-columns-repeated="3"/>
          <table:table-cell table:number-columns-repeated="6"/>
          <table:table-cell table:style-name="ce5" table:formula="of:=([Sheet1.V21]-[Sheet1.U21])/[Sheet1.U21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21]-[Sheet1.X21])/[Sheet1.X21]" office:value-type="string" office:string-value="" calcext:value-type="error">
            <text:p>#DIV/0!</text:p>
          </table:table-cell>
          <table:table-cell table:style-name="ce8"/>
          <table:table-cell/>
          <table:table-cell table:style-name="ce5" table:formula="of:=([Sheet1.AB21]-[Sheet1.AA21])/[Sheet1.AA21]" office:value-type="string" office:string-value="" calcext:value-type="error">
            <text:p>#DIV/0!</text:p>
          </table:table-cell>
          <table:table-cell table:style-name="ce5"/>
          <table:table-cell/>
          <table:table-cell table:formula="of:=([Sheet1.AE21]-[Sheet1.AD21])/[Sheet1.AD21]" office:value-type="string" office:string-value="" calcext:value-type="error">
            <text:p>#DIV/0!</text:p>
          </table:table-cell>
          <table:table-cell table:number-columns-repeated="6"/>
          <table:table-cell table:style-name="ce12"/>
          <table:table-cell/>
          <table:table-cell table:style-name="ce5" table:formula="of:=([Sheet1.AN21]-[Sheet1.AM21])/[Sheet1.AM21]" office:value-type="string" office:string-value="" calcext:value-type="error">
            <text:p>#DIV/0!</text:p>
          </table:table-cell>
          <table:table-cell office:value-type="float" office:value="788.932" calcext:value-type="float">
            <text:p>788.9320</text:p>
          </table:table-cell>
          <table:table-cell office:value-type="float" office:value="788.85612" calcext:value-type="float">
            <text:p>788.85612</text:p>
          </table:table-cell>
          <table:table-cell table:style-name="ce5" table:formula="of:=([Sheet1.AQ21]-[Sheet1.AP21])/[Sheet1.AP21]" office:value-type="percentage" office:value="-0.0000961806594230982" calcext:value-type="percentage">
            <text:p>-0.009618%</text:p>
          </table:table-cell>
          <table:table-cell table:number-columns-repeated="2"/>
          <table:table-cell table:style-name="ce5" table:formula="of:=([Sheet1.AT21]-[Sheet1.AS21])/[Sheet1.AS21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21]-[Sheet1.AY21])/[Sheet1.AY21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613" calcext:value-type="float">
            <text:p>25613</text:p>
          </table:table-cell>
          <table:table-cell office:value-type="float" office:value="25604" calcext:value-type="float">
            <text:p>25604</text:p>
          </table:table-cell>
          <table:table-cell table:formula="of:=[Sheet1.B22]-[Sheet1.C22]" office:value-type="float" office:value="9" calcext:value-type="float">
            <text:p>9</text:p>
          </table:table-cell>
          <table:table-cell table:style-name="ce1"/>
          <table:table-cell/>
          <table:table-cell office:value-type="float" office:value="42877246.4671" calcext:value-type="float">
            <text:p>42877246.4671</text:p>
          </table:table-cell>
          <table:table-cell table:style-name="ce2" table:formula="of:=([Sheet1.G22]-[Sheet1.F22])/[Sheet1.F22]" office:value-type="string" office:string-value="" calcext:value-type="error">
            <text:p>#DIV/0!</text:p>
          </table:table-cell>
          <table:table-cell table:style-name="ce3" table:formula="of:=[.G22]-[.F22]" office:value-type="float" office:value="42877246.4671" calcext:value-type="float">
            <text:p>42,877,246.47</text:p>
          </table:table-cell>
          <table:table-cell office:value-type="float" office:value="18424992.57" calcext:value-type="float">
            <text:p>18,424,992.57</text:p>
          </table:table-cell>
          <table:table-cell table:style-name="Default" office:value-type="float" office:value="18424981.7545" calcext:value-type="float">
            <text:p>18424981.7545</text:p>
          </table:table-cell>
          <table:table-cell table:style-name="ce5" table:formula="of:=([Sheet1.K22]-[Sheet1.J22])/[Sheet1.J22]" office:value-type="percentage" office:value="-0.000000587001593489874" calcext:value-type="percentage">
            <text:p>-0.000059%</text:p>
          </table:table-cell>
          <table:table-cell table:style-name="ce3" table:formula="of:=[.J22]-[.K22]" office:value-type="float" office:value="10.8154999986291" calcext:value-type="float">
            <text:p>10.82</text:p>
          </table:table-cell>
          <table:table-cell table:style-name="ce5" table:number-columns-repeated="3"/>
          <table:table-cell table:number-columns-repeated="6"/>
          <table:table-cell table:style-name="ce5" table:formula="of:=([Sheet1.V22]-[Sheet1.U22])/[Sheet1.U22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22]-[Sheet1.X22])/[Sheet1.X22]" office:value-type="string" office:string-value="" calcext:value-type="error">
            <text:p>#DIV/0!</text:p>
          </table:table-cell>
          <table:table-cell table:style-name="ce8"/>
          <table:table-cell/>
          <table:table-cell table:style-name="ce5" table:formula="of:=([Sheet1.AB22]-[Sheet1.AA22])/[Sheet1.AA22]" office:value-type="string" office:string-value="" calcext:value-type="error">
            <text:p>#DIV/0!</text:p>
          </table:table-cell>
          <table:table-cell table:style-name="ce5"/>
          <table:table-cell/>
          <table:table-cell table:formula="of:=([Sheet1.AE22]-[Sheet1.AD22])/[Sheet1.AD22]" office:value-type="string" office:string-value="" calcext:value-type="error">
            <text:p>#DIV/0!</text:p>
          </table:table-cell>
          <table:table-cell table:number-columns-repeated="8"/>
          <table:table-cell table:style-name="ce5" table:formula="of:=([Sheet1.AN22]-[Sheet1.AM22])/[Sheet1.AM22]" office:value-type="string" office:string-value="" calcext:value-type="error">
            <text:p>#DIV/0!</text:p>
          </table:table-cell>
          <table:table-cell office:value-type="float" office:value="844.249" calcext:value-type="float">
            <text:p>844.2490</text:p>
          </table:table-cell>
          <table:table-cell office:value-type="float" office:value="844.161687" calcext:value-type="float">
            <text:p>844.161687</text:p>
          </table:table-cell>
          <table:table-cell table:style-name="ce5" table:formula="of:=([Sheet1.AQ22]-[Sheet1.AP22])/[Sheet1.AP22]" office:value-type="percentage" office:value="-0.000103420910181705" calcext:value-type="percentage">
            <text:p>-0.010342%</text:p>
          </table:table-cell>
          <table:table-cell table:number-columns-repeated="2"/>
          <table:table-cell table:style-name="ce5" table:formula="of:=([Sheet1.AT22]-[Sheet1.AS22])/[Sheet1.AS22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22]-[Sheet1.AY22])/[Sheet1.AY22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473" calcext:value-type="float">
            <text:p>28473</text:p>
          </table:table-cell>
          <table:table-cell office:value-type="float" office:value="28464" calcext:value-type="float">
            <text:p>28464</text:p>
          </table:table-cell>
          <table:table-cell table:formula="of:=[Sheet1.B23]-[Sheet1.C23]" office:value-type="float" office:value="9" calcext:value-type="float">
            <text:p>9</text:p>
          </table:table-cell>
          <table:table-cell table:style-name="ce1"/>
          <table:table-cell/>
          <table:table-cell office:value-type="float" office:value="43055611.1449" calcext:value-type="float">
            <text:p>43055611.1449</text:p>
          </table:table-cell>
          <table:table-cell table:style-name="ce2" table:formula="of:=([Sheet1.G23]-[Sheet1.F23])/[Sheet1.F23]" office:value-type="string" office:string-value="" calcext:value-type="error">
            <text:p>#DIV/0!</text:p>
          </table:table-cell>
          <table:table-cell table:style-name="ce3" table:formula="of:=[.G23]-[.F23]" office:value-type="float" office:value="43055611.1449" calcext:value-type="float">
            <text:p>43,055,611.14</text:p>
          </table:table-cell>
          <table:table-cell office:value-type="float" office:value="18044663.51" calcext:value-type="float">
            <text:p>18,044,663.51</text:p>
          </table:table-cell>
          <table:table-cell table:style-name="Default" office:value-type="float" office:value="18044651.7545" calcext:value-type="float">
            <text:p>18044651.7545</text:p>
          </table:table-cell>
          <table:table-cell table:style-name="ce2" table:formula="of:=([Sheet1.K23]-[Sheet1.J23])/[Sheet1.J23]" office:value-type="percentage" office:value="-0.000000651466844668815" calcext:value-type="percentage">
            <text:p>-0.00007%</text:p>
          </table:table-cell>
          <table:table-cell table:style-name="ce3" table:formula="of:=[.J23]-[.K23]" office:value-type="float" office:value="11.7554999999702" calcext:value-type="float">
            <text:p>11.76</text:p>
          </table:table-cell>
          <table:table-cell table:style-name="ce2" table:number-columns-repeated="3"/>
          <table:table-cell table:number-columns-repeated="6"/>
          <table:table-cell table:style-name="ce5" table:formula="of:=([Sheet1.V23]-[Sheet1.U23])/[Sheet1.U23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23]-[Sheet1.X23])/[Sheet1.X23]" office:value-type="string" office:string-value="" calcext:value-type="error">
            <text:p>#DIV/0!</text:p>
          </table:table-cell>
          <table:table-cell table:style-name="ce8"/>
          <table:table-cell/>
          <table:table-cell table:style-name="ce5" table:formula="of:=([Sheet1.AB23]-[Sheet1.AA23])/[Sheet1.AA23]" office:value-type="string" office:string-value="" calcext:value-type="error">
            <text:p>#DIV/0!</text:p>
          </table:table-cell>
          <table:table-cell table:style-name="ce5"/>
          <table:table-cell/>
          <table:table-cell table:formula="of:=([Sheet1.AE23]-[Sheet1.AD23])/[Sheet1.AD23]" office:value-type="string" office:string-value="" calcext:value-type="error">
            <text:p>#DIV/0!</text:p>
          </table:table-cell>
          <table:table-cell table:number-columns-repeated="8"/>
          <table:table-cell table:style-name="ce5" table:formula="of:=([Sheet1.AN23]-[Sheet1.AM23])/[Sheet1.AM23]" office:value-type="string" office:string-value="" calcext:value-type="error">
            <text:p>#DIV/0!</text:p>
          </table:table-cell>
          <table:table-cell office:value-type="float" office:value="903.354" calcext:value-type="float">
            <text:p>903.3540</text:p>
          </table:table-cell>
          <table:table-cell office:value-type="float" office:value="903.254071" calcext:value-type="float">
            <text:p>903.254071</text:p>
          </table:table-cell>
          <table:table-cell table:style-name="ce5" table:formula="of:=([Sheet1.AQ23]-[Sheet1.AP23])/[Sheet1.AP23]" office:value-type="percentage" office:value="-0.000110619978436015" calcext:value-type="percentage">
            <text:p>-0.011062%</text:p>
          </table:table-cell>
          <table:table-cell table:number-columns-repeated="2"/>
          <table:table-cell table:style-name="ce5" table:formula="of:=([Sheet1.AT23]-[Sheet1.AS23])/[Sheet1.AS23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23]-[Sheet1.AY23])/[Sheet1.AY23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514" calcext:value-type="float">
            <text:p>31514</text:p>
          </table:table-cell>
          <table:table-cell office:value-type="float" office:value="31504" calcext:value-type="float">
            <text:p>31504</text:p>
          </table:table-cell>
          <table:table-cell table:formula="of:=[Sheet1.B24]-[Sheet1.C24]" office:value-type="float" office:value="10" calcext:value-type="float">
            <text:p>10</text:p>
          </table:table-cell>
          <table:table-cell table:style-name="ce1"/>
          <table:table-cell/>
          <table:table-cell office:value-type="float" office:value="42118482.478" calcext:value-type="float">
            <text:p>42118482.478</text:p>
          </table:table-cell>
          <table:table-cell table:style-name="ce2" table:formula="of:=([Sheet1.G24]-[Sheet1.F24])/[Sheet1.F24]" office:value-type="string" office:string-value="" calcext:value-type="error">
            <text:p>#DIV/0!</text:p>
          </table:table-cell>
          <table:table-cell table:style-name="ce3" table:formula="of:=[.G24]-[.F24]" office:value-type="float" office:value="42118482.478" calcext:value-type="float">
            <text:p>42,118,482.48</text:p>
          </table:table-cell>
          <table:table-cell office:value-type="float" office:value="17664654.85" calcext:value-type="float">
            <text:p>17,664,654.85</text:p>
          </table:table-cell>
          <table:table-cell table:style-name="Default" office:value-type="float" office:value="17664642.1363" calcext:value-type="float">
            <text:p>17664642.1363</text:p>
          </table:table-cell>
          <table:table-cell table:style-name="ce2" table:formula="of:=([Sheet1.K24]-[Sheet1.J24])/[Sheet1.J24]" office:value-type="percentage" office:value="-0.00000071972535598094" calcext:value-type="percentage">
            <text:p>-0.00007%</text:p>
          </table:table-cell>
          <table:table-cell table:style-name="ce3" table:formula="of:=[.J24]-[.K24]" office:value-type="float" office:value="12.7137000001967" calcext:value-type="float">
            <text:p>12.71</text:p>
          </table:table-cell>
          <table:table-cell table:style-name="ce2" table:number-columns-repeated="3"/>
          <table:table-cell table:number-columns-repeated="6"/>
          <table:table-cell table:style-name="ce5" table:formula="of:=([Sheet1.V24]-[Sheet1.U24])/[Sheet1.U24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24]-[Sheet1.X24])/[Sheet1.X24]" office:value-type="string" office:string-value="" calcext:value-type="error">
            <text:p>#DIV/0!</text:p>
          </table:table-cell>
          <table:table-cell table:style-name="ce8"/>
          <table:table-cell/>
          <table:table-cell table:style-name="ce5" table:formula="of:=([Sheet1.AB24]-[Sheet1.AA24])/[Sheet1.AA24]" office:value-type="string" office:string-value="" calcext:value-type="error">
            <text:p>#DIV/0!</text:p>
          </table:table-cell>
          <table:table-cell table:style-name="ce5"/>
          <table:table-cell/>
          <table:table-cell table:formula="of:=([Sheet1.AE24]-[Sheet1.AD24])/[Sheet1.AD24]" office:value-type="string" office:string-value="" calcext:value-type="error">
            <text:p>#DIV/0!</text:p>
          </table:table-cell>
          <table:table-cell table:number-columns-repeated="8"/>
          <table:table-cell table:style-name="ce5" table:formula="of:=([Sheet1.AN24]-[Sheet1.AM24])/[Sheet1.AM24]" office:value-type="string" office:string-value="" calcext:value-type="error">
            <text:p>#DIV/0!</text:p>
          </table:table-cell>
          <table:table-cell office:value-type="float" office:value="966.5001" calcext:value-type="float">
            <text:p>966.5001</text:p>
          </table:table-cell>
          <table:table-cell office:value-type="float" office:value="966.386942" calcext:value-type="float">
            <text:p>966.386942</text:p>
          </table:table-cell>
          <table:table-cell table:style-name="ce5" table:formula="of:=([Sheet1.AQ24]-[Sheet1.AP24])/[Sheet1.AP24]" office:value-type="percentage" office:value="-0.000117080174125174" calcext:value-type="percentage">
            <text:p>-0.011708%</text:p>
          </table:table-cell>
          <table:table-cell table:number-columns-repeated="2"/>
          <table:table-cell table:style-name="ce5" table:formula="of:=([Sheet1.AT24]-[Sheet1.AS24])/[Sheet1.AS24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24]-[Sheet1.AY24])/[Sheet1.AY24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743" calcext:value-type="float">
            <text:p>34743</text:p>
          </table:table-cell>
          <table:table-cell office:value-type="float" office:value="34733" calcext:value-type="float">
            <text:p>34733</text:p>
          </table:table-cell>
          <table:table-cell table:formula="of:=[Sheet1.B25]-[Sheet1.C25]" office:value-type="float" office:value="10" calcext:value-type="float">
            <text:p>10</text:p>
          </table:table-cell>
          <table:table-cell table:style-name="ce1"/>
          <table:table-cell office:value-type="float" office:value="41270803.02" calcext:value-type="float">
            <text:p>41270803</text:p>
          </table:table-cell>
          <table:table-cell office:value-type="float" office:value="41270489.2574" calcext:value-type="float">
            <text:p>41270489.2574</text:p>
          </table:table-cell>
          <table:table-cell table:style-name="ce2" table:formula="of:=([Sheet1.G25]-[Sheet1.F25])/[Sheet1.F25]" office:value-type="percentage" office:value="-0.00000760253198496337" calcext:value-type="percentage">
            <text:p>-0.00076%</text:p>
          </table:table-cell>
          <table:table-cell table:style-name="ce3" table:formula="of:=[.G25]-[.F25]" office:value-type="float" office:value="-313.762600004673" calcext:value-type="float">
            <text:p>-313.76</text:p>
          </table:table-cell>
          <table:table-cell office:value-type="float" office:value="17297680.5" calcext:value-type="float">
            <text:p>17,297,680.50</text:p>
          </table:table-cell>
          <table:table-cell table:style-name="Default" office:value-type="float" office:value="17297667.7907" calcext:value-type="float">
            <text:p>17297667.7907</text:p>
          </table:table-cell>
          <table:table-cell table:style-name="ce2" table:formula="of:=([Sheet1.K25]-[Sheet1.J25])/[Sheet1.J25]" office:value-type="percentage" office:value="-0.000000734740128898816" calcext:value-type="percentage">
            <text:p>-0.00007%</text:p>
          </table:table-cell>
          <table:table-cell table:style-name="ce3" table:formula="of:=[.J25]-[.K25]" office:value-type="float" office:value="12.7093000002205" calcext:value-type="float">
            <text:p>12.71</text:p>
          </table:table-cell>
          <table:table-cell table:style-name="ce2" table:number-columns-repeated="3"/>
          <table:table-cell table:number-columns-repeated="6"/>
          <table:table-cell table:style-name="ce5" table:formula="of:=([Sheet1.V25]-[Sheet1.U25])/[Sheet1.U25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25]-[Sheet1.X25])/[Sheet1.X25]" office:value-type="string" office:string-value="" calcext:value-type="error">
            <text:p>#DIV/0!</text:p>
          </table:table-cell>
          <table:table-cell table:style-name="ce8"/>
          <table:table-cell/>
          <table:table-cell table:style-name="ce5" table:formula="of:=([Sheet1.AB25]-[Sheet1.AA25])/[Sheet1.AA25]" office:value-type="string" office:string-value="" calcext:value-type="error">
            <text:p>#DIV/0!</text:p>
          </table:table-cell>
          <table:table-cell table:style-name="ce5"/>
          <table:table-cell/>
          <table:table-cell table:formula="of:=([Sheet1.AE25]-[Sheet1.AD25])/[Sheet1.AD25]" office:value-type="string" office:string-value="" calcext:value-type="error">
            <text:p>#DIV/0!</text:p>
          </table:table-cell>
          <table:table-cell table:number-columns-repeated="8"/>
          <table:table-cell table:style-name="ce5" table:formula="of:=([Sheet1.AN25]-[Sheet1.AM25])/[Sheet1.AM25]" office:value-type="string" office:string-value="" calcext:value-type="error">
            <text:p>#DIV/0!</text:p>
          </table:table-cell>
          <table:table-cell office:value-type="float" office:value="1033.031" calcext:value-type="float">
            <text:p>1,033.0310</text:p>
          </table:table-cell>
          <table:table-cell office:value-type="float" office:value="1032.910061" calcext:value-type="float">
            <text:p>1032.910061</text:p>
          </table:table-cell>
          <table:table-cell table:style-name="ce5" table:formula="of:=([Sheet1.AQ25]-[Sheet1.AP25])/[Sheet1.AP25]" office:value-type="percentage" office:value="-0.000117071994935203" calcext:value-type="percentage">
            <text:p>-0.011707%</text:p>
          </table:table-cell>
          <table:table-cell table:number-columns-repeated="2"/>
          <table:table-cell table:style-name="ce5" table:formula="of:=([Sheet1.AT25]-[Sheet1.AS25])/[Sheet1.AS25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25]-[Sheet1.AY25])/[Sheet1.AY25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8166" calcext:value-type="float">
            <text:p>38166</text:p>
          </table:table-cell>
          <table:table-cell office:value-type="float" office:value="38155" calcext:value-type="float">
            <text:p>38155</text:p>
          </table:table-cell>
          <table:table-cell table:formula="of:=[Sheet1.B26]-[Sheet1.C26]" office:value-type="float" office:value="11" calcext:value-type="float">
            <text:p>11</text:p>
          </table:table-cell>
          <table:table-cell table:style-name="ce1"/>
          <table:table-cell office:value-type="float" office:value="40173502.93" calcext:value-type="float">
            <text:p>40173503</text:p>
          </table:table-cell>
          <table:table-cell office:value-type="float" office:value="40173178.7494" calcext:value-type="float">
            <text:p>40173178.7494</text:p>
          </table:table-cell>
          <table:table-cell table:style-name="ce2" table:formula="of:=([Sheet1.G26]-[Sheet1.F26])/[Sheet1.F26]" office:value-type="percentage" office:value="-0.0000080695128967786" calcext:value-type="percentage">
            <text:p>-0.00081%</text:p>
          </table:table-cell>
          <table:table-cell table:style-name="ce3" table:formula="of:=[.G26]-[.F26]" office:value-type="float" office:value="-324.180600002408" calcext:value-type="float">
            <text:p>-324.18</text:p>
          </table:table-cell>
          <table:table-cell office:value-type="float" office:value="16942445.05" calcext:value-type="float">
            <text:p>16,942,445.05</text:p>
          </table:table-cell>
          <table:table-cell table:style-name="Default" office:value-type="float" office:value="16942482.3407" calcext:value-type="float">
            <text:p>16942482.3407</text:p>
          </table:table-cell>
          <table:table-cell table:style-name="ce2" table:formula="of:=([Sheet1.K26]-[Sheet1.J26])/[Sheet1.J26]" office:value-type="percentage" office:value="0.00000220102233707876" calcext:value-type="percentage">
            <text:p>0.00022%</text:p>
          </table:table-cell>
          <table:table-cell table:style-name="ce3" table:formula="of:=[.J26]-[.K26]" office:value-type="float" office:value="-37.2906999997795" calcext:value-type="float">
            <text:p>-37.29</text:p>
          </table:table-cell>
          <table:table-cell table:style-name="ce2" table:number-columns-repeated="3"/>
          <table:table-cell table:number-columns-repeated="6"/>
          <table:table-cell table:style-name="ce5" table:formula="of:=([Sheet1.V26]-[Sheet1.U26])/[Sheet1.U26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26]-[Sheet1.X26])/[Sheet1.X26]" office:value-type="string" office:string-value="" calcext:value-type="error">
            <text:p>#DIV/0!</text:p>
          </table:table-cell>
          <table:table-cell table:style-name="ce8"/>
          <table:table-cell/>
          <table:table-cell table:style-name="ce5" table:formula="of:=([Sheet1.AB26]-[Sheet1.AA26])/[Sheet1.AA26]" office:value-type="string" office:string-value="" calcext:value-type="error">
            <text:p>#DIV/0!</text:p>
          </table:table-cell>
          <table:table-cell table:style-name="ce5"/>
          <table:table-cell/>
          <table:table-cell table:formula="of:=([Sheet1.AE26]-[Sheet1.AD26])/[Sheet1.AD26]" office:value-type="string" office:string-value="" calcext:value-type="error">
            <text:p>#DIV/0!</text:p>
          </table:table-cell>
          <table:table-cell table:number-columns-repeated="8"/>
          <table:table-cell table:style-name="ce5" table:formula="of:=([Sheet1.AN26]-[Sheet1.AM26])/[Sheet1.AM26]" office:value-type="string" office:string-value="" calcext:value-type="error">
            <text:p>#DIV/0!</text:p>
          </table:table-cell>
          <table:table-cell office:value-type="float" office:value="1100.129" calcext:value-type="float">
            <text:p>1,100.1290</text:p>
          </table:table-cell>
          <table:table-cell office:value-type="float" office:value="1100.003833" calcext:value-type="float">
            <text:p>1100.003833</text:p>
          </table:table-cell>
          <table:table-cell table:style-name="ce5" table:formula="of:=([Sheet1.AQ26]-[Sheet1.AP26])/[Sheet1.AP26]" office:value-type="percentage" office:value="-0.000113774839132429" calcext:value-type="percentage">
            <text:p>-0.011377%</text:p>
          </table:table-cell>
          <table:table-cell table:number-columns-repeated="2"/>
          <table:table-cell table:style-name="ce5" table:formula="of:=([Sheet1.AT26]-[Sheet1.AS26])/[Sheet1.AS26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26]-[Sheet1.AY26])/[Sheet1.AY26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785" calcext:value-type="float">
            <text:p>41785</text:p>
          </table:table-cell>
          <table:table-cell office:value-type="float" office:value="41774" calcext:value-type="float">
            <text:p>41774</text:p>
          </table:table-cell>
          <table:table-cell table:formula="of:=[Sheet1.B27]-[Sheet1.C27]" office:value-type="float" office:value="11" calcext:value-type="float">
            <text:p>11</text:p>
          </table:table-cell>
          <table:table-cell table:style-name="ce1"/>
          <table:table-cell office:value-type="float" office:value="39419973.94" calcext:value-type="float">
            <text:p>39419974</text:p>
          </table:table-cell>
          <table:table-cell office:value-type="float" office:value="39419716.7306" calcext:value-type="float">
            <text:p>39419716.7306</text:p>
          </table:table-cell>
          <table:table-cell table:style-name="ce2" table:formula="of:=([Sheet1.G27]-[Sheet1.F27])/[Sheet1.F27]" office:value-type="percentage" office:value="-0.00000652484956965418" calcext:value-type="percentage">
            <text:p>-0.00065%</text:p>
          </table:table-cell>
          <table:table-cell table:style-name="ce3" table:formula="of:=[.G27]-[.F27]" office:value-type="float" office:value="-257.209399998188" calcext:value-type="float">
            <text:p>-257.21</text:p>
          </table:table-cell>
          <table:table-cell office:value-type="float" office:value="16601709.6" calcext:value-type="float">
            <text:p>16,601,709.60</text:p>
          </table:table-cell>
          <table:table-cell table:style-name="Default" office:value-type="float" office:value="16601696.8907" calcext:value-type="float">
            <text:p>16601696.8907</text:p>
          </table:table-cell>
          <table:table-cell table:style-name="ce2" table:formula="of:=([Sheet1.K27]-[Sheet1.J27])/[Sheet1.J27]" office:value-type="percentage" office:value="-0.000000765541640375431" calcext:value-type="percentage">
            <text:p>-0.00008%</text:p>
          </table:table-cell>
          <table:table-cell table:style-name="ce3" table:formula="of:=[.J27]-[.K27]" office:value-type="float" office:value="12.7093000002205" calcext:value-type="float">
            <text:p>12.71</text:p>
          </table:table-cell>
          <table:table-cell table:style-name="ce2" table:number-columns-repeated="3"/>
          <table:table-cell table:number-columns-repeated="6"/>
          <table:table-cell table:style-name="ce5" table:formula="of:=([Sheet1.V27]-[Sheet1.U27])/[Sheet1.U27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27]-[Sheet1.X27])/[Sheet1.X27]" office:value-type="string" office:string-value="" calcext:value-type="error">
            <text:p>#DIV/0!</text:p>
          </table:table-cell>
          <table:table-cell table:style-name="ce8"/>
          <table:table-cell/>
          <table:table-cell table:style-name="ce5" table:formula="of:=([Sheet1.AB27]-[Sheet1.AA27])/[Sheet1.AA27]" office:value-type="string" office:string-value="" calcext:value-type="error">
            <text:p>#DIV/0!</text:p>
          </table:table-cell>
          <table:table-cell table:style-name="ce5"/>
          <table:table-cell/>
          <table:table-cell table:formula="of:=([Sheet1.AE27]-[Sheet1.AD27])/[Sheet1.AD27]" office:value-type="string" office:string-value="" calcext:value-type="error">
            <text:p>#DIV/0!</text:p>
          </table:table-cell>
          <table:table-cell table:number-columns-repeated="8"/>
          <table:table-cell table:style-name="ce5" table:formula="of:=([Sheet1.AN27]-[Sheet1.AM27])/[Sheet1.AM27]" office:value-type="string" office:string-value="" calcext:value-type="error">
            <text:p>#DIV/0!</text:p>
          </table:table-cell>
          <table:table-cell office:value-type="float" office:value="1168.351" calcext:value-type="float">
            <text:p>1,168.3510</text:p>
          </table:table-cell>
          <table:table-cell office:value-type="float" office:value="1168.217464" calcext:value-type="float">
            <text:p>1168.217464</text:p>
          </table:table-cell>
          <table:table-cell table:style-name="ce5" table:formula="of:=([Sheet1.AQ27]-[Sheet1.AP27])/[Sheet1.AP27]" office:value-type="percentage" office:value="-0.000114294420084417" calcext:value-type="percentage">
            <text:p>-0.011429%</text:p>
          </table:table-cell>
          <table:table-cell table:number-columns-repeated="2"/>
          <table:table-cell table:style-name="ce5" table:formula="of:=([Sheet1.AT27]-[Sheet1.AS27])/[Sheet1.AS27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27]-[Sheet1.AY27])/[Sheet1.AY27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605" calcext:value-type="float">
            <text:p>45605</text:p>
          </table:table-cell>
          <table:table-cell office:value-type="float" office:value="45593" calcext:value-type="float">
            <text:p>45593</text:p>
          </table:table-cell>
          <table:table-cell table:formula="of:=[Sheet1.B28]-[Sheet1.C28]" office:value-type="float" office:value="12" calcext:value-type="float">
            <text:p>12</text:p>
          </table:table-cell>
          <table:table-cell table:style-name="ce1"/>
          <table:table-cell office:value-type="float" office:value="38556635.52" calcext:value-type="float">
            <text:p>38556636</text:p>
          </table:table-cell>
          <table:table-cell office:value-type="float" office:value="38565058.3164" calcext:value-type="float">
            <text:p>38565058.3164</text:p>
          </table:table-cell>
          <table:table-cell table:style-name="ce2" table:formula="of:=([Sheet1.G28]-[Sheet1.F28])/[Sheet1.F28]" office:value-type="percentage" office:value="0.000218452577264596" calcext:value-type="percentage">
            <text:p>0.02185%</text:p>
          </table:table-cell>
          <table:table-cell table:style-name="ce3" table:formula="of:=[.G28]-[.F28]" office:value-type="float" office:value="8422.79639999568" calcext:value-type="float">
            <text:p>8,422.80</text:p>
          </table:table-cell>
          <table:table-cell office:value-type="float" office:value="16271124.15" calcext:value-type="float">
            <text:p>16,271,124.15</text:p>
          </table:table-cell>
          <table:table-cell table:style-name="Default" office:value-type="float" office:value="16271111.4407" calcext:value-type="float">
            <text:p>16271111.4407</text:p>
          </table:table-cell>
          <table:table-cell table:style-name="ce2" table:formula="of:=([Sheet1.K28]-[Sheet1.J28])/[Sheet1.J28]" office:value-type="percentage" office:value="-0.000000781095386099708" calcext:value-type="percentage">
            <text:p>-0.00008%</text:p>
          </table:table-cell>
          <table:table-cell table:style-name="ce3" table:formula="of:=[.J28]-[.K28]" office:value-type="float" office:value="12.7093000002205" calcext:value-type="float">
            <text:p>12.71</text:p>
          </table:table-cell>
          <table:table-cell table:style-name="ce2" table:number-columns-repeated="3"/>
          <table:table-cell table:number-columns-repeated="6"/>
          <table:table-cell table:style-name="ce5" table:formula="of:=([Sheet1.V28]-[Sheet1.U28])/[Sheet1.U28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28]-[Sheet1.X28])/[Sheet1.X28]" office:value-type="string" office:string-value="" calcext:value-type="error">
            <text:p>#DIV/0!</text:p>
          </table:table-cell>
          <table:table-cell table:style-name="ce8"/>
          <table:table-cell/>
          <table:table-cell table:style-name="ce5" table:formula="of:=([Sheet1.AB28]-[Sheet1.AA28])/[Sheet1.AA28]" office:value-type="string" office:string-value="" calcext:value-type="error">
            <text:p>#DIV/0!</text:p>
          </table:table-cell>
          <table:table-cell table:style-name="ce5"/>
          <table:table-cell/>
          <table:table-cell table:formula="of:=([Sheet1.AE28]-[Sheet1.AD28])/[Sheet1.AD28]" office:value-type="string" office:string-value="" calcext:value-type="error">
            <text:p>#DIV/0!</text:p>
          </table:table-cell>
          <table:table-cell table:number-columns-repeated="8"/>
          <table:table-cell table:style-name="ce5" table:formula="of:=([Sheet1.AN28]-[Sheet1.AM28])/[Sheet1.AM28]" office:value-type="string" office:string-value="" calcext:value-type="error">
            <text:p>#DIV/0!</text:p>
          </table:table-cell>
          <table:table-cell office:value-type="float" office:value="1239.788" calcext:value-type="float">
            <text:p>1,239.7880</text:p>
          </table:table-cell>
          <table:table-cell office:value-type="float" office:value="1239.645461" calcext:value-type="float">
            <text:p>1239.645461</text:p>
          </table:table-cell>
          <table:table-cell table:style-name="ce5" table:formula="of:=([Sheet1.AQ28]-[Sheet1.AP28])/[Sheet1.AP28]" office:value-type="percentage" office:value="-0.000114970462691962" calcext:value-type="percentage">
            <text:p>-0.011497%</text:p>
          </table:table-cell>
          <table:table-cell table:number-columns-repeated="2"/>
          <table:table-cell table:style-name="ce5" table:formula="of:=([Sheet1.AT28]-[Sheet1.AS28])/[Sheet1.AS28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28]-[Sheet1.AY28])/[Sheet1.AY28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9634" calcext:value-type="float">
            <text:p>49634</text:p>
          </table:table-cell>
          <table:table-cell office:value-type="float" office:value="49622" calcext:value-type="float">
            <text:p>49622</text:p>
          </table:table-cell>
          <table:table-cell table:formula="of:=[Sheet1.B29]-[Sheet1.C29]" office:value-type="float" office:value="12" calcext:value-type="float">
            <text:p>12</text:p>
          </table:table-cell>
          <table:table-cell table:style-name="ce1"/>
          <table:table-cell office:value-type="float" office:value="37530964.8" calcext:value-type="float">
            <text:p>37530965</text:p>
          </table:table-cell>
          <table:table-cell office:value-type="float" office:value="37530806.1963" calcext:value-type="float">
            <text:p>37530806.1963</text:p>
          </table:table-cell>
          <table:table-cell table:style-name="ce2" table:formula="of:=([Sheet1.G29]-[Sheet1.F29])/[Sheet1.F29]" office:value-type="percentage" office:value="-0.00000422594252085594" calcext:value-type="percentage">
            <text:p>-0.00042%</text:p>
          </table:table-cell>
          <table:table-cell table:style-name="ce3" table:formula="of:=[.G29]-[.F29]" office:value-type="float" office:value="-158.603699997067" calcext:value-type="float">
            <text:p>-158.60</text:p>
          </table:table-cell>
          <table:table-cell office:value-type="float" office:value="15951638.7" calcext:value-type="float">
            <text:p>15,951,638.70</text:p>
          </table:table-cell>
          <table:table-cell table:style-name="Default" office:value-type="float" office:value="15951625.9907" calcext:value-type="float">
            <text:p>15951625.9907</text:p>
          </table:table-cell>
          <table:table-cell table:style-name="ce2" table:formula="of:=([Sheet1.K29]-[Sheet1.J29])/[Sheet1.J29]" office:value-type="percentage" office:value="-0.000000796739459649239" calcext:value-type="percentage">
            <text:p>-0.00008%</text:p>
          </table:table-cell>
          <table:table-cell table:style-name="ce3" table:formula="of:=[.J29]-[.K29]" office:value-type="float" office:value="12.7092999983579" calcext:value-type="float">
            <text:p>12.71</text:p>
          </table:table-cell>
          <table:table-cell table:style-name="ce2" table:number-columns-repeated="3"/>
          <table:table-cell table:number-columns-repeated="6"/>
          <table:table-cell table:style-name="ce5" table:formula="of:=([Sheet1.V29]-[Sheet1.U29])/[Sheet1.U29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29]-[Sheet1.X29])/[Sheet1.X29]" office:value-type="string" office:string-value="" calcext:value-type="error">
            <text:p>#DIV/0!</text:p>
          </table:table-cell>
          <table:table-cell table:style-name="ce8"/>
          <table:table-cell/>
          <table:table-cell table:style-name="ce5" table:formula="of:=([Sheet1.AB29]-[Sheet1.AA29])/[Sheet1.AA29]" office:value-type="string" office:string-value="" calcext:value-type="error">
            <text:p>#DIV/0!</text:p>
          </table:table-cell>
          <table:table-cell table:style-name="ce5"/>
          <table:table-cell/>
          <table:table-cell table:formula="of:=([Sheet1.AE29]-[Sheet1.AD29])/[Sheet1.AD29]" office:value-type="string" office:string-value="" calcext:value-type="error">
            <text:p>#DIV/0!</text:p>
          </table:table-cell>
          <table:table-cell table:number-columns-repeated="8"/>
          <table:table-cell table:style-name="ce5" table:formula="of:=([Sheet1.AN29]-[Sheet1.AM29])/[Sheet1.AM29]" office:value-type="string" office:string-value="" calcext:value-type="error">
            <text:p>#DIV/0!</text:p>
          </table:table-cell>
          <table:table-cell office:value-type="float" office:value="1313.795" calcext:value-type="float">
            <text:p>1,313.7950</text:p>
          </table:table-cell>
          <table:table-cell office:value-type="float" office:value="1313.673202" calcext:value-type="float">
            <text:p>1313.673202</text:p>
          </table:table-cell>
          <table:table-cell table:style-name="ce5" table:formula="of:=([Sheet1.AQ29]-[Sheet1.AP29])/[Sheet1.AP29]" office:value-type="percentage" office:value="-0.0000927070052786974" calcext:value-type="percentage">
            <text:p>-0.009271%</text:p>
          </table:table-cell>
          <table:table-cell table:number-columns-repeated="2"/>
          <table:table-cell table:style-name="ce5" table:formula="of:=([Sheet1.AT29]-[Sheet1.AS29])/[Sheet1.AS29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29]-[Sheet1.AY29])/[Sheet1.AY29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float" office:value="49772" calcext:value-type="float">
            <text:p>49772</text:p>
          </table:table-cell>
          <table:table-cell office:value-type="float" office:value="49760" calcext:value-type="float">
            <text:p>49760</text:p>
          </table:table-cell>
          <table:table-cell table:formula="of:=[Sheet1.B30]-[Sheet1.C30]" office:value-type="float" office:value="12" calcext:value-type="float">
            <text:p>12</text:p>
          </table:table-cell>
          <table:table-cell table:style-name="ce1"/>
          <table:table-cell office:value-type="float" office:value="37545771.58" calcext:value-type="float">
            <text:p>37545772</text:p>
          </table:table-cell>
          <table:table-cell office:value-type="float" office:value="37533994.1825" calcext:value-type="float">
            <text:p>37533994.1825</text:p>
          </table:table-cell>
          <table:table-cell table:style-name="ce2" table:formula="of:=([Sheet1.G30]-[Sheet1.F30])/[Sheet1.F30]" office:value-type="percentage" office:value="-0.000313681061924814" calcext:value-type="percentage">
            <text:p>-0.03137%</text:p>
          </table:table-cell>
          <table:table-cell table:style-name="ce3" table:formula="of:=[.G30]-[.F30]" office:value-type="float" office:value="-11777.3975000009" calcext:value-type="float">
            <text:p>-11,777.40</text:p>
          </table:table-cell>
          <table:table-cell office:value-type="float" office:value="15541419.19" calcext:value-type="float">
            <text:p>15,541,419.19</text:p>
          </table:table-cell>
          <table:table-cell table:style-name="Default" office:value-type="float" office:value="15541418.8473" calcext:value-type="float">
            <text:p>15541418.8473</text:p>
          </table:table-cell>
          <table:table-cell table:style-name="ce2" table:formula="of:=([Sheet1.K30]-[Sheet1.J30])/[Sheet1.J30]" office:value-type="percentage" office:value="-0.0000000220507532034274" calcext:value-type="percentage">
            <text:p>0.00000%</text:p>
          </table:table-cell>
          <table:table-cell table:style-name="ce3" table:formula="of:=[.J30]-[.K30]" office:value-type="float" office:value="0.342699998989701" calcext:value-type="float">
            <text:p>0.34</text:p>
          </table:table-cell>
          <table:table-cell table:style-name="ce2" table:number-columns-repeated="3"/>
          <table:table-cell table:number-columns-repeated="6"/>
          <table:table-cell table:style-name="ce5" table:formula="of:=([Sheet1.V30]-[Sheet1.U30])/[Sheet1.U30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30]-[Sheet1.X30])/[Sheet1.X30]" office:value-type="string" office:string-value="" calcext:value-type="error">
            <text:p>#DIV/0!</text:p>
          </table:table-cell>
          <table:table-cell table:style-name="ce8"/>
          <table:table-cell/>
          <table:table-cell table:style-name="ce5" table:formula="of:=([Sheet1.AB30]-[Sheet1.AA30])/[Sheet1.AA30]" office:value-type="string" office:string-value="" calcext:value-type="error">
            <text:p>#DIV/0!</text:p>
          </table:table-cell>
          <table:table-cell table:style-name="ce5"/>
          <table:table-cell/>
          <table:table-cell table:formula="of:=([Sheet1.AE30]-[Sheet1.AD30])/[Sheet1.AD30]" office:value-type="string" office:string-value="" calcext:value-type="error">
            <text:p>#DIV/0!</text:p>
          </table:table-cell>
          <table:table-cell table:number-columns-repeated="8"/>
          <table:table-cell table:style-name="ce5" table:formula="of:=([Sheet1.AN30]-[Sheet1.AM30])/[Sheet1.AM30]" office:value-type="string" office:string-value="" calcext:value-type="error">
            <text:p>#DIV/0!</text:p>
          </table:table-cell>
          <table:table-cell/>
          <table:table-cell office:value-type="float" office:value="1316.218094" calcext:value-type="float">
            <text:p>1316.218094</text:p>
          </table:table-cell>
          <table:table-cell table:style-name="ce5" table:formula="of:=([Sheet1.AQ30]-[Sheet1.AP30])/[Sheet1.AP30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AT30]-[Sheet1.AS30])/[Sheet1.AS30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30]-[Sheet1.AY30])/[Sheet1.AY30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876" calcext:value-type="float">
            <text:p>53876</text:p>
          </table:table-cell>
          <table:table-cell office:value-type="float" office:value="53863" calcext:value-type="float">
            <text:p>53863</text:p>
          </table:table-cell>
          <table:table-cell table:formula="of:=[Sheet1.B31]-[Sheet1.C31]" office:value-type="float" office:value="13" calcext:value-type="float">
            <text:p>13</text:p>
          </table:table-cell>
          <table:table-cell table:style-name="ce1"/>
          <table:table-cell office:value-type="float" office:value="37619908.91" calcext:value-type="float">
            <text:p>37619909</text:p>
          </table:table-cell>
          <table:table-cell office:value-type="float" office:value="37619773.7637" calcext:value-type="float">
            <text:p>37619773.7637</text:p>
          </table:table-cell>
          <table:table-cell table:style-name="ce2" table:formula="of:=([Sheet1.G31]-[Sheet1.F31])/[Sheet1.F31]" office:value-type="percentage" office:value="-0.00000359241433355937" calcext:value-type="percentage">
            <text:p>-0.00036%</text:p>
          </table:table-cell>
          <table:table-cell table:style-name="ce3" table:formula="of:=[.G31]-[.F31]" office:value-type="float" office:value="-135.146299995482" calcext:value-type="float">
            <text:p>-135.15</text:p>
          </table:table-cell>
          <table:table-cell office:value-type="float" office:value="15245053.25" calcext:value-type="float">
            <text:p>15,245,053.25</text:p>
          </table:table-cell>
          <table:table-cell table:style-name="Default" office:value-type="float" office:value="15245052.9123" calcext:value-type="float">
            <text:p>15245052.9123</text:p>
          </table:table-cell>
          <table:table-cell table:style-name="ce2" table:formula="of:=([Sheet1.K31]-[Sheet1.J31])/[Sheet1.J31]" office:value-type="percentage" office:value="-0.0000000221514477184776" calcext:value-type="percentage">
            <text:p>0.00000%</text:p>
          </table:table-cell>
          <table:table-cell table:style-name="ce3" table:formula="of:=[.J31]-[.K31]" office:value-type="float" office:value="0.337700000032783" calcext:value-type="float">
            <text:p>0.34</text:p>
          </table:table-cell>
          <table:table-cell table:style-name="ce2" table:number-columns-repeated="3"/>
          <table:table-cell table:number-columns-repeated="6"/>
          <table:table-cell table:style-name="ce5" table:formula="of:=([Sheet1.V31]-[Sheet1.U31])/[Sheet1.U31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31]-[Sheet1.X31])/[Sheet1.X31]" office:value-type="string" office:string-value="" calcext:value-type="error">
            <text:p>#DIV/0!</text:p>
          </table:table-cell>
          <table:table-cell table:style-name="ce8"/>
          <table:table-cell/>
          <table:table-cell table:style-name="ce5" table:formula="of:=([Sheet1.AB31]-[Sheet1.AA31])/[Sheet1.AA31]" office:value-type="string" office:string-value="" calcext:value-type="error">
            <text:p>#DIV/0!</text:p>
          </table:table-cell>
          <table:table-cell table:style-name="ce5"/>
          <table:table-cell/>
          <table:table-cell table:formula="of:=([Sheet1.AE31]-[Sheet1.AD31])/[Sheet1.AD31]" office:value-type="string" office:string-value="" calcext:value-type="error">
            <text:p>#DIV/0!</text:p>
          </table:table-cell>
          <table:table-cell table:number-columns-repeated="8"/>
          <table:table-cell table:style-name="ce5" table:formula="of:=([Sheet1.AN31]-[Sheet1.AM31])/[Sheet1.AM31]" office:value-type="string" office:string-value="" calcext:value-type="error">
            <text:p>#DIV/0!</text:p>
          </table:table-cell>
          <table:table-cell office:value-type="float" office:value="1394.9464" calcext:value-type="float">
            <text:p>1,394.9464</text:p>
          </table:table-cell>
          <table:table-cell office:value-type="float" office:value="1395.670295" calcext:value-type="float">
            <text:p>1395.670295</text:p>
          </table:table-cell>
          <table:table-cell table:style-name="ce5" table:formula="of:=([Sheet1.AQ31]-[Sheet1.AP31])/[Sheet1.AP31]" office:value-type="percentage" office:value="0.000518941086195037" calcext:value-type="percentage">
            <text:p>0.051894%</text:p>
          </table:table-cell>
          <table:table-cell table:number-columns-repeated="2"/>
          <table:table-cell table:style-name="ce5" table:formula="of:=([Sheet1.AT31]-[Sheet1.AS31])/[Sheet1.AS31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31]-[Sheet1.AY31])/[Sheet1.AY31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8328.4" calcext:value-type="float">
            <text:p>58328.4</text:p>
          </table:table-cell>
          <table:table-cell office:value-type="float" office:value="58315" calcext:value-type="float">
            <text:p>58315</text:p>
          </table:table-cell>
          <table:table-cell table:formula="of:=[Sheet1.B32]-[Sheet1.C32]" office:value-type="float" office:value="13.4000000000015" calcext:value-type="float">
            <text:p>13.4</text:p>
          </table:table-cell>
          <table:table-cell table:style-name="ce1"/>
          <table:table-cell/>
          <table:table-cell office:value-type="float" office:value="37695579.3136" calcext:value-type="float">
            <text:p>37695579.3136</text:p>
          </table:table-cell>
          <table:table-cell table:style-name="ce2" table:formula="of:=([Sheet1.G32]-[Sheet1.F32])/[Sheet1.F32]" office:value-type="string" office:string-value="" calcext:value-type="error">
            <text:p>#DIV/0!</text:p>
          </table:table-cell>
          <table:table-cell table:style-name="ce3" table:formula="of:=[.G32]-[.F32]" office:value-type="float" office:value="37695579.3136" calcext:value-type="float">
            <text:p>37,695,579.31</text:p>
          </table:table-cell>
          <table:table-cell office:value-type="float" office:value="14938467.8" calcext:value-type="float">
            <text:p>14,938,467.80</text:p>
          </table:table-cell>
          <table:table-cell table:style-name="Default" office:value-type="float" office:value="14938467.4623" calcext:value-type="float">
            <text:p>14938467.4623</text:p>
          </table:table-cell>
          <table:table-cell table:style-name="ce2" table:formula="of:=([Sheet1.K32]-[Sheet1.J32])/[Sheet1.J32]" office:value-type="percentage" office:value="-0.0000000226060667368298" calcext:value-type="percentage">
            <text:p>0.00000%</text:p>
          </table:table-cell>
          <table:table-cell table:style-name="ce3" table:formula="of:=[.J32]-[.K32]" office:value-type="float" office:value="0.337700000032783" calcext:value-type="float">
            <text:p>0.34</text:p>
          </table:table-cell>
          <table:table-cell table:style-name="ce2" table:number-columns-repeated="3"/>
          <table:table-cell table:number-columns-repeated="6"/>
          <table:table-cell table:style-name="ce5" table:formula="of:=([Sheet1.V32]-[Sheet1.U32])/[Sheet1.U32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32]-[Sheet1.X32])/[Sheet1.X32]" office:value-type="string" office:string-value="" calcext:value-type="error">
            <text:p>#DIV/0!</text:p>
          </table:table-cell>
          <table:table-cell table:style-name="ce8"/>
          <table:table-cell/>
          <table:table-cell table:style-name="ce5" table:formula="of:=([Sheet1.AB32]-[Sheet1.AA32])/[Sheet1.AA32]" office:value-type="string" office:string-value="" calcext:value-type="error">
            <text:p>#DIV/0!</text:p>
          </table:table-cell>
          <table:table-cell table:style-name="ce5"/>
          <table:table-cell/>
          <table:table-cell table:formula="of:=([Sheet1.AE32]-[Sheet1.AD32])/[Sheet1.AD32]" office:value-type="string" office:string-value="" calcext:value-type="error">
            <text:p>#DIV/0!</text:p>
          </table:table-cell>
          <table:table-cell table:number-columns-repeated="8"/>
          <table:table-cell table:style-name="ce5" table:formula="of:=([Sheet1.AN32]-[Sheet1.AM32])/[Sheet1.AM32]" office:value-type="string" office:string-value="" calcext:value-type="error">
            <text:p>#DIV/0!</text:p>
          </table:table-cell>
          <table:table-cell office:value-type="float" office:value="1484.315" calcext:value-type="float">
            <text:p>1,484.3150</text:p>
          </table:table-cell>
          <table:table-cell office:value-type="float" office:value="1486.657753" calcext:value-type="float">
            <text:p>1486.657753</text:p>
          </table:table-cell>
          <table:table-cell table:style-name="ce5" table:formula="of:=([Sheet1.AQ32]-[Sheet1.AP32])/[Sheet1.AP32]" office:value-type="percentage" office:value="0.00157833950340723" calcext:value-type="percentage">
            <text:p>0.157834%</text:p>
          </table:table-cell>
          <table:table-cell table:number-columns-repeated="2"/>
          <table:table-cell table:style-name="ce5" table:formula="of:=([Sheet1.AT32]-[Sheet1.AS32])/[Sheet1.AS32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32]-[Sheet1.AY32])/[Sheet1.AY32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2991" calcext:value-type="float">
            <text:p>62991</text:p>
          </table:table-cell>
          <table:table-cell office:value-type="float" office:value="62977" calcext:value-type="float">
            <text:p>62977</text:p>
          </table:table-cell>
          <table:table-cell table:formula="of:=[Sheet1.B33]-[Sheet1.C33]" office:value-type="float" office:value="14" calcext:value-type="float">
            <text:p>14</text:p>
          </table:table-cell>
          <table:table-cell table:style-name="ce1"/>
          <table:table-cell/>
          <table:table-cell office:value-type="float" office:value="37759347.0722" calcext:value-type="float">
            <text:p>37759347.0722</text:p>
          </table:table-cell>
          <table:table-cell table:style-name="ce2" table:formula="of:=([Sheet1.G33]-[Sheet1.F33])/[Sheet1.F33]" office:value-type="string" office:string-value="" calcext:value-type="error">
            <text:p>#DIV/0!</text:p>
          </table:table-cell>
          <table:table-cell table:style-name="ce3" table:formula="of:=[.G33]-[.F33]" office:value-type="float" office:value="37759347.0722" calcext:value-type="float">
            <text:p>37,759,347.07</text:p>
          </table:table-cell>
          <table:table-cell office:value-type="float" office:value="14631882.25" calcext:value-type="float">
            <text:p>14,631,882.25</text:p>
          </table:table-cell>
          <table:table-cell table:style-name="Default" office:value-type="float" office:value="14631882.0123" calcext:value-type="float">
            <text:p>14631882.0123</text:p>
          </table:table-cell>
          <table:table-cell table:style-name="ce2" table:formula="of:=([Sheet1.K33]-[Sheet1.J33])/[Sheet1.J33]" office:value-type="percentage" office:value="-0.0000000162453467260039" calcext:value-type="percentage">
            <text:p>0.00000%</text:p>
          </table:table-cell>
          <table:table-cell table:style-name="ce3" table:formula="of:=[.J33]-[.K33]" office:value-type="float" office:value="0.237700000405312" calcext:value-type="float">
            <text:p>0.24</text:p>
          </table:table-cell>
          <table:table-cell table:style-name="ce2" table:number-columns-repeated="3"/>
          <table:table-cell table:number-columns-repeated="6"/>
          <table:table-cell table:style-name="ce5" table:formula="of:=([Sheet1.V33]-[Sheet1.U33])/[Sheet1.U33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33]-[Sheet1.X33])/[Sheet1.X33]" office:value-type="string" office:string-value="" calcext:value-type="error">
            <text:p>#DIV/0!</text:p>
          </table:table-cell>
          <table:table-cell table:style-name="ce8"/>
          <table:table-cell/>
          <table:table-cell table:style-name="ce5" table:formula="of:=([Sheet1.AB33]-[Sheet1.AA33])/[Sheet1.AA33]" office:value-type="string" office:string-value="" calcext:value-type="error">
            <text:p>#DIV/0!</text:p>
          </table:table-cell>
          <table:table-cell table:style-name="ce5"/>
          <table:table-cell/>
          <table:table-cell table:formula="of:=([Sheet1.AE33]-[Sheet1.AD33])/[Sheet1.AD33]" office:value-type="string" office:string-value="" calcext:value-type="error">
            <text:p>#DIV/0!</text:p>
          </table:table-cell>
          <table:table-cell table:number-columns-repeated="8"/>
          <table:table-cell table:style-name="ce5" table:formula="of:=([Sheet1.AN33]-[Sheet1.AM33])/[Sheet1.AM33]" office:value-type="string" office:string-value="" calcext:value-type="error">
            <text:p>#DIV/0!</text:p>
          </table:table-cell>
          <table:table-cell office:value-type="float" office:value="1582.302" calcext:value-type="float">
            <text:p>1,582.3020</text:p>
          </table:table-cell>
          <table:table-cell office:value-type="float" office:value="1584.632845" calcext:value-type="float">
            <text:p>1584.632845</text:p>
          </table:table-cell>
          <table:table-cell table:style-name="ce5" table:formula="of:=([Sheet1.AQ33]-[Sheet1.AP33])/[Sheet1.AP33]" office:value-type="percentage" office:value="0.00147307214425576" calcext:value-type="percentage">
            <text:p>0.147307%</text:p>
          </table:table-cell>
          <table:table-cell table:number-columns-repeated="2"/>
          <table:table-cell table:style-name="ce5" table:formula="of:=([Sheet1.AT33]-[Sheet1.AS33])/[Sheet1.AS33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33]-[Sheet1.AY33])/[Sheet1.AY33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7862" calcext:value-type="float">
            <text:p>67862</text:p>
          </table:table-cell>
          <table:table-cell office:value-type="float" office:value="67847" calcext:value-type="float">
            <text:p>67847</text:p>
          </table:table-cell>
          <table:table-cell table:formula="of:=[Sheet1.B34]-[Sheet1.C34]" office:value-type="float" office:value="15" calcext:value-type="float">
            <text:p>15</text:p>
          </table:table-cell>
          <table:table-cell table:style-name="ce1"/>
          <table:table-cell/>
          <table:table-cell office:value-type="float" office:value="37812305.7419" calcext:value-type="float">
            <text:p>37812305.7419</text:p>
          </table:table-cell>
          <table:table-cell table:style-name="ce2" table:formula="of:=([Sheet1.G34]-[Sheet1.F34])/[Sheet1.F34]" office:value-type="string" office:string-value="" calcext:value-type="error">
            <text:p>#DIV/0!</text:p>
          </table:table-cell>
          <table:table-cell table:style-name="ce3" table:formula="of:=[.G34]-[.F34]" office:value-type="float" office:value="37812305.7419" calcext:value-type="float">
            <text:p>37,812,305.74</text:p>
          </table:table-cell>
          <table:table-cell office:value-type="float" office:value="14325296.9" calcext:value-type="float">
            <text:p>14,325,296.90</text:p>
          </table:table-cell>
          <table:table-cell table:style-name="Default" office:value-type="float" office:value="14325296.5623" calcext:value-type="float">
            <text:p>14325296.5623</text:p>
          </table:table-cell>
          <table:table-cell table:style-name="ce2" table:formula="of:=([Sheet1.K34]-[Sheet1.J34])/[Sheet1.J34]" office:value-type="percentage" office:value="-0.0000000235736824437323" calcext:value-type="percentage">
            <text:p>0.00000%</text:p>
          </table:table-cell>
          <table:table-cell table:style-name="ce3" table:formula="of:=[.J34]-[.K34]" office:value-type="float" office:value="0.337700000032783" calcext:value-type="float">
            <text:p>0.34</text:p>
          </table:table-cell>
          <table:table-cell table:style-name="ce2" table:number-columns-repeated="3"/>
          <table:table-cell table:number-columns-repeated="6"/>
          <table:table-cell table:style-name="ce5" table:formula="of:=([Sheet1.V34]-[Sheet1.U34])/[Sheet1.U34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34]-[Sheet1.X34])/[Sheet1.X34]" office:value-type="string" office:string-value="" calcext:value-type="error">
            <text:p>#DIV/0!</text:p>
          </table:table-cell>
          <table:table-cell table:style-name="ce8"/>
          <table:table-cell/>
          <table:table-cell table:style-name="ce5" table:formula="of:=([Sheet1.AB34]-[Sheet1.AA34])/[Sheet1.AA34]" office:value-type="string" office:string-value="" calcext:value-type="error">
            <text:p>#DIV/0!</text:p>
          </table:table-cell>
          <table:table-cell table:style-name="ce5"/>
          <table:table-cell/>
          <table:table-cell table:formula="of:=([Sheet1.AE34]-[Sheet1.AD34])/[Sheet1.AD34]" office:value-type="string" office:string-value="" calcext:value-type="error">
            <text:p>#DIV/0!</text:p>
          </table:table-cell>
          <table:table-cell table:number-columns-repeated="8"/>
          <table:table-cell table:style-name="ce5" table:formula="of:=([Sheet1.AN34]-[Sheet1.AM34])/[Sheet1.AM34]" office:value-type="string" office:string-value="" calcext:value-type="error">
            <text:p>#DIV/0!</text:p>
          </table:table-cell>
          <table:table-cell office:value-type="float" office:value="1686.91" calcext:value-type="float">
            <text:p>1,686.9100</text:p>
          </table:table-cell>
          <table:table-cell office:value-type="float" office:value="1689.289458" calcext:value-type="float">
            <text:p>1689.289458</text:p>
          </table:table-cell>
          <table:table-cell table:style-name="ce5" table:formula="of:=([Sheet1.AQ34]-[Sheet1.AP34])/[Sheet1.AP34]" office:value-type="percentage" office:value="0.00141054235258543" calcext:value-type="percentage">
            <text:p>0.141054%</text:p>
          </table:table-cell>
          <table:table-cell table:number-columns-repeated="2"/>
          <table:table-cell table:style-name="ce5" table:formula="of:=([Sheet1.AT34]-[Sheet1.AS34])/[Sheet1.AS34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34]-[Sheet1.AY34])/[Sheet1.AY34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939" calcext:value-type="float">
            <text:p>72939</text:p>
          </table:table-cell>
          <table:table-cell office:value-type="float" office:value="72924" calcext:value-type="float">
            <text:p>72924</text:p>
          </table:table-cell>
          <table:table-cell table:formula="of:=[Sheet1.B35]-[Sheet1.C35]" office:value-type="float" office:value="15" calcext:value-type="float">
            <text:p>15</text:p>
          </table:table-cell>
          <table:table-cell table:style-name="ce1"/>
          <table:table-cell/>
          <table:table-cell office:value-type="float" office:value="37855563.5513" calcext:value-type="float">
            <text:p>37855563.5513</text:p>
          </table:table-cell>
          <table:table-cell table:style-name="ce2" table:formula="of:=([Sheet1.G35]-[Sheet1.F35])/[Sheet1.F35]" office:value-type="string" office:string-value="" calcext:value-type="error">
            <text:p>#DIV/0!</text:p>
          </table:table-cell>
          <table:table-cell table:style-name="ce3" table:formula="of:=[.G35]-[.F35]" office:value-type="float" office:value="37855563.5513" calcext:value-type="float">
            <text:p>37,855,563.55</text:p>
          </table:table-cell>
          <table:table-cell/>
          <table:table-cell table:style-name="Default" office:value-type="float" office:value="14018711.1123" calcext:value-type="float">
            <text:p>14018711.1123</text:p>
          </table:table-cell>
          <table:table-cell table:style-name="ce2" table:formula="of:=([Sheet1.K35]-[Sheet1.J35])/[Sheet1.J35]" office:value-type="string" office:string-value="" calcext:value-type="error">
            <text:p>#DIV/0!</text:p>
          </table:table-cell>
          <table:table-cell table:style-name="ce3" table:formula="of:=[.J35]-[.K35]" office:value-type="float" office:value="-14018711.1123" calcext:value-type="float">
            <text:p>-14,018,711.11</text:p>
          </table:table-cell>
          <table:table-cell table:style-name="ce2" table:number-columns-repeated="3"/>
          <table:table-cell table:number-columns-repeated="6"/>
          <table:table-cell table:style-name="ce5" table:formula="of:=([Sheet1.V35]-[Sheet1.U35])/[Sheet1.U35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35]-[Sheet1.X35])/[Sheet1.X35]" office:value-type="string" office:string-value="" calcext:value-type="error">
            <text:p>#DIV/0!</text:p>
          </table:table-cell>
          <table:table-cell table:style-name="ce8"/>
          <table:table-cell/>
          <table:table-cell table:style-name="ce5" table:formula="of:=([Sheet1.AB35]-[Sheet1.AA35])/[Sheet1.AA35]" office:value-type="string" office:string-value="" calcext:value-type="error">
            <text:p>#DIV/0!</text:p>
          </table:table-cell>
          <table:table-cell table:style-name="ce5"/>
          <table:table-cell/>
          <table:table-cell table:formula="of:=([Sheet1.AE35]-[Sheet1.AD35])/[Sheet1.AD35]" office:value-type="string" office:string-value="" calcext:value-type="error">
            <text:p>#DIV/0!</text:p>
          </table:table-cell>
          <table:table-cell table:number-columns-repeated="9"/>
          <table:table-cell office:value-type="float" office:value="1799.4975" calcext:value-type="float">
            <text:p>1,799.4975</text:p>
          </table:table-cell>
          <table:table-cell office:value-type="float" office:value="1802.019493" calcext:value-type="float">
            <text:p>1802.019493</text:p>
          </table:table-cell>
          <table:table-cell table:style-name="ce5" table:formula="of:=([Sheet1.AQ35]-[Sheet1.AP35])/[Sheet1.AP35]" office:value-type="percentage" office:value="0.00140149847387955" calcext:value-type="percentage">
            <text:p>0.140150%</text:p>
          </table:table-cell>
          <table:table-cell table:number-columns-repeated="2"/>
          <table:table-cell table:style-name="ce5" table:formula="of:=([Sheet1.AT35]-[Sheet1.AS35])/[Sheet1.AS35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35]-[Sheet1.AY35])/[Sheet1.AY35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220" calcext:value-type="float">
            <text:p>78220</text:p>
          </table:table-cell>
          <table:table-cell office:value-type="float" office:value="78204" calcext:value-type="float">
            <text:p>78204</text:p>
          </table:table-cell>
          <table:table-cell table:formula="of:=[Sheet1.B36]-[Sheet1.C36]" office:value-type="float" office:value="16" calcext:value-type="float">
            <text:p>16</text:p>
          </table:table-cell>
          <table:table-cell table:number-columns-repeated="2"/>
          <table:table-cell office:value-type="float" office:value="37890479.4257" calcext:value-type="float">
            <text:p>37890479.4257</text:p>
          </table:table-cell>
          <table:table-cell table:style-name="ce2" table:formula="of:=([Sheet1.G36]-[Sheet1.F36])/[Sheet1.F36]" office:value-type="string" office:string-value="" calcext:value-type="error">
            <text:p>#DIV/0!</text:p>
          </table:table-cell>
          <table:table-cell table:style-name="ce3" table:formula="of:=[.G36]-[.F36]" office:value-type="float" office:value="37890479.4257" calcext:value-type="float">
            <text:p>37,890,479.43</text:p>
          </table:table-cell>
          <table:table-cell/>
          <table:table-cell table:style-name="Default" office:value-type="float" office:value="13712125.6623" calcext:value-type="float">
            <text:p>13712125.6623</text:p>
          </table:table-cell>
          <table:table-cell table:style-name="ce2" table:formula="of:=([Sheet1.K36]-[Sheet1.J36])/[Sheet1.J36]" office:value-type="string" office:string-value="" calcext:value-type="error">
            <text:p>#DIV/0!</text:p>
          </table:table-cell>
          <table:table-cell table:style-name="ce3" table:formula="of:=[.J36]-[.K36]" office:value-type="float" office:value="-13712125.6623" calcext:value-type="float">
            <text:p>-13,712,125.66</text:p>
          </table:table-cell>
          <table:table-cell table:style-name="ce2" table:number-columns-repeated="3"/>
          <table:table-cell table:number-columns-repeated="6"/>
          <table:table-cell table:style-name="ce5" table:formula="of:=([Sheet1.V36]-[Sheet1.U36])/[Sheet1.U36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36]-[Sheet1.X36])/[Sheet1.X36]" office:value-type="string" office:string-value="" calcext:value-type="error">
            <text:p>#DIV/0!</text:p>
          </table:table-cell>
          <table:table-cell table:style-name="ce8"/>
          <table:table-cell/>
          <table:table-cell table:style-name="ce5" table:formula="of:=([Sheet1.AB36]-[Sheet1.AA36])/[Sheet1.AA36]" office:value-type="string" office:string-value="" calcext:value-type="error">
            <text:p>#DIV/0!</text:p>
          </table:table-cell>
          <table:table-cell table:style-name="ce5"/>
          <table:table-cell/>
          <table:table-cell table:formula="of:=([Sheet1.AE36]-[Sheet1.AD36])/[Sheet1.AD36]" office:value-type="string" office:string-value="" calcext:value-type="error">
            <text:p>#DIV/0!</text:p>
          </table:table-cell>
          <table:table-cell table:number-columns-repeated="9"/>
          <table:table-cell office:value-type="float" office:value="1919.941" calcext:value-type="float">
            <text:p>1,919.9410</text:p>
          </table:table-cell>
          <table:table-cell office:value-type="float" office:value="1922.57578" calcext:value-type="float">
            <text:p>1922.57578</text:p>
          </table:table-cell>
          <table:table-cell table:style-name="ce5" table:formula="of:=([Sheet1.AQ36]-[Sheet1.AP36])/[Sheet1.AP36]" office:value-type="percentage" office:value="0.00137232342035503" calcext:value-type="percentage">
            <text:p>0.137232%</text:p>
          </table:table-cell>
          <table:table-cell table:number-columns-repeated="2"/>
          <table:table-cell table:style-name="ce5" table:formula="of:=([Sheet1.AT36]-[Sheet1.AS36])/[Sheet1.AS36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5" table:formula="of:=([Sheet1.AZ36]-[Sheet1.AY36])/[Sheet1.AY36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83676" calcext:value-type="float">
            <text:p>83676</text:p>
          </table:table-cell>
          <table:table-cell table:formula="of:=[Sheet1.B37]-[Sheet1.C37]" office:value-type="float" office:value="-83676" calcext:value-type="float">
            <text:p>-83676</text:p>
          </table:table-cell>
          <table:table-cell table:number-columns-repeated="2"/>
          <table:table-cell office:value-type="float" office:value="37918347.9639" calcext:value-type="float">
            <text:p>37918347.9639</text:p>
          </table:table-cell>
          <table:table-cell table:style-name="ce2" table:formula="of:=([Sheet1.G37]-[Sheet1.F37])/[Sheet1.F37]" office:value-type="string" office:string-value="" calcext:value-type="error">
            <text:p>#DIV/0!</text:p>
          </table:table-cell>
          <table:table-cell table:style-name="ce3" table:formula="of:=[.G37]-[.F37]" office:value-type="float" office:value="37918347.9639" calcext:value-type="float">
            <text:p>37,918,347.96</text:p>
          </table:table-cell>
          <table:table-cell/>
          <table:table-cell table:style-name="Default" office:value-type="float" office:value="13405540.2123" calcext:value-type="float">
            <text:p>13405540.2123</text:p>
          </table:table-cell>
          <table:table-cell table:style-name="ce2" table:formula="of:=([Sheet1.K37]-[Sheet1.J37])/[Sheet1.J37]" office:value-type="string" office:string-value="" calcext:value-type="error">
            <text:p>#DIV/0!</text:p>
          </table:table-cell>
          <table:table-cell table:style-name="ce2" table:number-columns-repeated="4"/>
          <table:table-cell table:number-columns-repeated="6"/>
          <table:table-cell table:style-name="ce5" table:formula="of:=([Sheet1.V37]-[Sheet1.U37])/[Sheet1.U37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37]-[Sheet1.X37])/[Sheet1.X37]" office:value-type="string" office:string-value="" calcext:value-type="error">
            <text:p>#DIV/0!</text:p>
          </table:table-cell>
          <table:table-cell table:number-columns-repeated="15"/>
          <table:table-cell office:value-type="float" office:value="2047.869" calcext:value-type="float">
            <text:p>2,047.8690</text:p>
          </table:table-cell>
          <table:table-cell office:value-type="float" office:value="2050.605239" calcext:value-type="float">
            <text:p>2050.605239</text:p>
          </table:table-cell>
          <table:table-cell table:style-name="ce5" table:formula="of:=([Sheet1.AQ37]-[Sheet1.AP37])/[Sheet1.AP37]" office:value-type="percentage" office:value="0.0013361396651837" calcext:value-type="percentage">
            <text:p>0.133614%</text:p>
          </table:table-cell>
          <table:table-cell table:number-columns-repeated="38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[Sheet1.B38]-[Sheet1.C38]" office:value-type="float" office:value="0" calcext:value-type="float">
            <text:p>0</text:p>
          </table:table-cell>
          <table:table-cell table:number-columns-repeated="3"/>
          <table:table-cell table:style-name="ce2" table:formula="of:=([Sheet1.G38]-[Sheet1.F38])/[Sheet1.F38]" office:value-type="string" office:string-value="" calcext:value-type="error">
            <text:p>#DIV/0!</text:p>
          </table:table-cell>
          <table:table-cell table:style-name="ce3" table:formula="of:=[.G38]-[.F38]" office:value-type="float" office:value="0" calcext:value-type="float">
            <text:p>0.00</text:p>
          </table:table-cell>
          <table:table-cell table:number-columns-repeated="2"/>
          <table:table-cell table:style-name="ce2" table:formula="of:=([Sheet1.K38]-[Sheet1.J38])/[Sheet1.J38]" office:value-type="string" office:string-value="" calcext:value-type="error">
            <text:p>#DIV/0!</text:p>
          </table:table-cell>
          <table:table-cell table:style-name="ce2" table:number-columns-repeated="4"/>
          <table:table-cell table:number-columns-repeated="6"/>
          <table:table-cell table:style-name="ce5" table:formula="of:=([Sheet1.V38]-[Sheet1.U38])/[Sheet1.U38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38]-[Sheet1.X38])/[Sheet1.X38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38]-[Sheet1.AP38])/[Sheet1.AP38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[Sheet1.B39]-[Sheet1.C39]" office:value-type="float" office:value="0" calcext:value-type="float">
            <text:p>0</text:p>
          </table:table-cell>
          <table:table-cell table:number-columns-repeated="3"/>
          <table:table-cell table:style-name="ce2" table:formula="of:=([Sheet1.G39]-[Sheet1.F39])/[Sheet1.F39]" office:value-type="string" office:string-value="" calcext:value-type="error">
            <text:p>#DIV/0!</text:p>
          </table:table-cell>
          <table:table-cell table:style-name="ce3" table:formula="of:=[.G39]-[.F39]" office:value-type="float" office:value="0" calcext:value-type="float">
            <text:p>0.00</text:p>
          </table:table-cell>
          <table:table-cell table:number-columns-repeated="2"/>
          <table:table-cell table:style-name="ce2" table:formula="of:=([Sheet1.K39]-[Sheet1.J39])/[Sheet1.J39]" office:value-type="string" office:string-value="" calcext:value-type="error">
            <text:p>#DIV/0!</text:p>
          </table:table-cell>
          <table:table-cell table:style-name="ce2" table:number-columns-repeated="4"/>
          <table:table-cell table:number-columns-repeated="6"/>
          <table:table-cell table:style-name="ce5" table:formula="of:=([Sheet1.V39]-[Sheet1.U39])/[Sheet1.U39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39]-[Sheet1.X39])/[Sheet1.X39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39]-[Sheet1.AP39])/[Sheet1.AP39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[Sheet1.B40]-[Sheet1.C40]" office:value-type="float" office:value="0" calcext:value-type="float">
            <text:p>0</text:p>
          </table:table-cell>
          <table:table-cell table:number-columns-repeated="3"/>
          <table:table-cell table:style-name="ce2" table:formula="of:=([Sheet1.G40]-[Sheet1.F40])/[Sheet1.F40]" office:value-type="string" office:string-value="" calcext:value-type="error">
            <text:p>#DIV/0!</text:p>
          </table:table-cell>
          <table:table-cell table:style-name="ce3" table:formula="of:=[.G40]-[.F40]" office:value-type="float" office:value="0" calcext:value-type="float">
            <text:p>0.00</text:p>
          </table:table-cell>
          <table:table-cell table:number-columns-repeated="2"/>
          <table:table-cell table:style-name="ce2" table:formula="of:=([Sheet1.K40]-[Sheet1.J40])/[Sheet1.J40]" office:value-type="string" office:string-value="" calcext:value-type="error">
            <text:p>#DIV/0!</text:p>
          </table:table-cell>
          <table:table-cell table:style-name="ce2" table:number-columns-repeated="4"/>
          <table:table-cell table:number-columns-repeated="6"/>
          <table:table-cell table:style-name="ce5" table:formula="of:=([Sheet1.V40]-[Sheet1.U40])/[Sheet1.U40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40]-[Sheet1.X40])/[Sheet1.X40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40]-[Sheet1.AP40])/[Sheet1.AP40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table:formula="of:=[Sheet1.B41]-[Sheet1.C41]" office:value-type="float" office:value="0" calcext:value-type="float">
            <text:p>0</text:p>
          </table:table-cell>
          <table:table-cell table:number-columns-repeated="3"/>
          <table:table-cell table:style-name="ce2" table:formula="of:=([Sheet1.G41]-[Sheet1.F41])/[Sheet1.F41]" office:value-type="string" office:string-value="" calcext:value-type="error">
            <text:p>#DIV/0!</text:p>
          </table:table-cell>
          <table:table-cell table:style-name="ce3" table:formula="of:=[.G41]-[.F41]" office:value-type="float" office:value="0" calcext:value-type="float">
            <text:p>0.00</text:p>
          </table:table-cell>
          <table:table-cell table:number-columns-repeated="2"/>
          <table:table-cell table:style-name="ce2" table:formula="of:=([Sheet1.K41]-[Sheet1.J41])/[Sheet1.J41]" office:value-type="string" office:string-value="" calcext:value-type="error">
            <text:p>#DIV/0!</text:p>
          </table:table-cell>
          <table:table-cell table:style-name="ce2" table:number-columns-repeated="4"/>
          <table:table-cell table:number-columns-repeated="6"/>
          <table:table-cell table:style-name="ce5" table:formula="of:=([Sheet1.V41]-[Sheet1.U41])/[Sheet1.U41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41]-[Sheet1.X41])/[Sheet1.X41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41]-[Sheet1.AP41])/[Sheet1.AP41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table:formula="of:=[Sheet1.B42]-[Sheet1.C42]" office:value-type="float" office:value="0" calcext:value-type="float">
            <text:p>0</text:p>
          </table:table-cell>
          <table:table-cell table:number-columns-repeated="3"/>
          <table:table-cell table:style-name="ce2" table:formula="of:=([Sheet1.G42]-[Sheet1.F42])/[Sheet1.F42]" office:value-type="string" office:string-value="" calcext:value-type="error">
            <text:p>#DIV/0!</text:p>
          </table:table-cell>
          <table:table-cell table:style-name="ce3" table:formula="of:=[.G42]-[.F42]" office:value-type="float" office:value="0" calcext:value-type="float">
            <text:p>0.00</text:p>
          </table:table-cell>
          <table:table-cell table:number-columns-repeated="2"/>
          <table:table-cell table:style-name="ce2" table:formula="of:=([Sheet1.K42]-[Sheet1.J42])/[Sheet1.J42]" office:value-type="string" office:string-value="" calcext:value-type="error">
            <text:p>#DIV/0!</text:p>
          </table:table-cell>
          <table:table-cell table:style-name="ce2" table:number-columns-repeated="4"/>
          <table:table-cell table:number-columns-repeated="6"/>
          <table:table-cell table:style-name="ce5" table:formula="of:=([Sheet1.V42]-[Sheet1.U42])/[Sheet1.U42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42]-[Sheet1.X42])/[Sheet1.X42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42]-[Sheet1.AP42])/[Sheet1.AP42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[Sheet1.B43]-[Sheet1.C43]" office:value-type="float" office:value="0" calcext:value-type="float">
            <text:p>0</text:p>
          </table:table-cell>
          <table:table-cell table:number-columns-repeated="3"/>
          <table:table-cell table:style-name="ce2" table:formula="of:=([Sheet1.G43]-[Sheet1.F43])/[Sheet1.F43]" office:value-type="string" office:string-value="" calcext:value-type="error">
            <text:p>#DIV/0!</text:p>
          </table:table-cell>
          <table:table-cell table:style-name="ce3" table:formula="of:=[.G43]-[.F43]" office:value-type="float" office:value="0" calcext:value-type="float">
            <text:p>0.00</text:p>
          </table:table-cell>
          <table:table-cell table:number-columns-repeated="2"/>
          <table:table-cell table:style-name="ce2" table:formula="of:=([Sheet1.K43]-[Sheet1.J43])/[Sheet1.J43]" office:value-type="string" office:string-value="" calcext:value-type="error">
            <text:p>#DIV/0!</text:p>
          </table:table-cell>
          <table:table-cell table:style-name="ce2" table:number-columns-repeated="4"/>
          <table:table-cell table:number-columns-repeated="6"/>
          <table:table-cell table:style-name="ce5" table:formula="of:=([Sheet1.V43]-[Sheet1.U43])/[Sheet1.U43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43]-[Sheet1.X43])/[Sheet1.X43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43]-[Sheet1.AP43])/[Sheet1.AP43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[Sheet1.B44]-[Sheet1.C44]" office:value-type="float" office:value="0" calcext:value-type="float">
            <text:p>0</text:p>
          </table:table-cell>
          <table:table-cell table:number-columns-repeated="3"/>
          <table:table-cell table:style-name="ce2" table:formula="of:=([Sheet1.G44]-[Sheet1.F44])/[Sheet1.F44]" office:value-type="string" office:string-value="" calcext:value-type="error">
            <text:p>#DIV/0!</text:p>
          </table:table-cell>
          <table:table-cell table:style-name="ce3" table:formula="of:=[.G44]-[.F44]" office:value-type="float" office:value="0" calcext:value-type="float">
            <text:p>0.00</text:p>
          </table:table-cell>
          <table:table-cell table:number-columns-repeated="2"/>
          <table:table-cell table:style-name="ce2" table:formula="of:=([Sheet1.K44]-[Sheet1.J44])/[Sheet1.J44]" office:value-type="string" office:string-value="" calcext:value-type="error">
            <text:p>#DIV/0!</text:p>
          </table:table-cell>
          <table:table-cell table:style-name="ce2" table:number-columns-repeated="4"/>
          <table:table-cell table:number-columns-repeated="6"/>
          <table:table-cell table:style-name="ce5" table:formula="of:=([Sheet1.V44]-[Sheet1.U44])/[Sheet1.U44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44]-[Sheet1.X44])/[Sheet1.X44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44]-[Sheet1.AP44])/[Sheet1.AP44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[Sheet1.B45]-[Sheet1.C45]" office:value-type="float" office:value="0" calcext:value-type="float">
            <text:p>0</text:p>
          </table:table-cell>
          <table:table-cell table:number-columns-repeated="3"/>
          <table:table-cell table:style-name="ce2" table:formula="of:=([Sheet1.G45]-[Sheet1.F45])/[Sheet1.F45]" office:value-type="string" office:string-value="" calcext:value-type="error">
            <text:p>#DIV/0!</text:p>
          </table:table-cell>
          <table:table-cell table:style-name="ce3" table:formula="of:=[.G45]-[.F45]" office:value-type="float" office:value="0" calcext:value-type="float">
            <text:p>0.00</text:p>
          </table:table-cell>
          <table:table-cell table:number-columns-repeated="2"/>
          <table:table-cell table:style-name="ce2" table:formula="of:=([Sheet1.K45]-[Sheet1.J45])/[Sheet1.J45]" office:value-type="string" office:string-value="" calcext:value-type="error">
            <text:p>#DIV/0!</text:p>
          </table:table-cell>
          <table:table-cell table:style-name="ce2" table:number-columns-repeated="4"/>
          <table:table-cell table:number-columns-repeated="6"/>
          <table:table-cell table:style-name="ce5" table:formula="of:=([Sheet1.V45]-[Sheet1.U45])/[Sheet1.U45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45]-[Sheet1.X45])/[Sheet1.X45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45]-[Sheet1.AP45])/[Sheet1.AP45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table:formula="of:=[Sheet1.B46]-[Sheet1.C46]" office:value-type="float" office:value="0" calcext:value-type="float">
            <text:p>0</text:p>
          </table:table-cell>
          <table:table-cell table:number-columns-repeated="3"/>
          <table:table-cell table:style-name="ce2" table:formula="of:=([Sheet1.G46]-[Sheet1.F46])/[Sheet1.F46]" office:value-type="string" office:string-value="" calcext:value-type="error">
            <text:p>#DIV/0!</text:p>
          </table:table-cell>
          <table:table-cell table:style-name="ce3"/>
          <table:table-cell table:number-columns-repeated="2"/>
          <table:table-cell table:style-name="ce2" table:formula="of:=([Sheet1.K46]-[Sheet1.J46])/[Sheet1.J46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45]-[.K46]" office:value-type="float" office:value="0" calcext:value-type="float">
            <text:p>0.00</text:p>
          </table:table-cell>
          <table:table-cell table:number-columns-repeated="5"/>
          <table:table-cell table:style-name="ce5" table:formula="of:=([Sheet1.V46]-[Sheet1.U46])/[Sheet1.U46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46]-[Sheet1.X46])/[Sheet1.X46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46]-[Sheet1.AP46])/[Sheet1.AP46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[Sheet1.B47]-[Sheet1.C47]" office:value-type="float" office:value="0" calcext:value-type="float">
            <text:p>0</text:p>
          </table:table-cell>
          <table:table-cell table:number-columns-repeated="3"/>
          <table:table-cell table:style-name="ce2" table:formula="of:=([Sheet1.G47]-[Sheet1.F47])/[Sheet1.F47]" office:value-type="string" office:string-value="" calcext:value-type="error">
            <text:p>#DIV/0!</text:p>
          </table:table-cell>
          <table:table-cell table:number-columns-repeated="3"/>
          <table:table-cell table:style-name="ce2" table:formula="of:=([Sheet1.K47]-[Sheet1.J47])/[Sheet1.J47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46]-[.K47]" office:value-type="float" office:value="0" calcext:value-type="float">
            <text:p>0.00</text:p>
          </table:table-cell>
          <table:table-cell table:number-columns-repeated="5"/>
          <table:table-cell table:style-name="ce5" table:formula="of:=([Sheet1.V47]-[Sheet1.U47])/[Sheet1.U47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47]-[Sheet1.X47])/[Sheet1.X47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47]-[Sheet1.AP47])/[Sheet1.AP47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[Sheet1.B48]-[Sheet1.C48]" office:value-type="float" office:value="0" calcext:value-type="float">
            <text:p>0</text:p>
          </table:table-cell>
          <table:table-cell table:number-columns-repeated="3"/>
          <table:table-cell table:style-name="ce2" table:formula="of:=([Sheet1.G48]-[Sheet1.F48])/[Sheet1.F48]" office:value-type="string" office:string-value="" calcext:value-type="error">
            <text:p>#DIV/0!</text:p>
          </table:table-cell>
          <table:table-cell table:number-columns-repeated="3"/>
          <table:table-cell table:style-name="ce2" table:formula="of:=([Sheet1.K48]-[Sheet1.J48])/[Sheet1.J48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47]-[.K48]" office:value-type="float" office:value="0" calcext:value-type="float">
            <text:p>0.00</text:p>
          </table:table-cell>
          <table:table-cell table:number-columns-repeated="5"/>
          <table:table-cell table:style-name="ce5" table:formula="of:=([Sheet1.V48]-[Sheet1.U48])/[Sheet1.U48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48]-[Sheet1.X48])/[Sheet1.X48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48]-[Sheet1.AP48])/[Sheet1.AP48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[Sheet1.B49]-[Sheet1.C49]" office:value-type="float" office:value="0" calcext:value-type="float">
            <text:p>0</text:p>
          </table:table-cell>
          <table:table-cell table:number-columns-repeated="3"/>
          <table:table-cell table:style-name="ce2" table:formula="of:=([Sheet1.G49]-[Sheet1.F49])/[Sheet1.F49]" office:value-type="string" office:string-value="" calcext:value-type="error">
            <text:p>#DIV/0!</text:p>
          </table:table-cell>
          <table:table-cell table:number-columns-repeated="3"/>
          <table:table-cell table:style-name="ce2" table:formula="of:=([Sheet1.K49]-[Sheet1.J49])/[Sheet1.J49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48]-[.K49]" office:value-type="float" office:value="0" calcext:value-type="float">
            <text:p>0.00</text:p>
          </table:table-cell>
          <table:table-cell table:number-columns-repeated="5"/>
          <table:table-cell table:style-name="ce5" table:formula="of:=([Sheet1.V49]-[Sheet1.U49])/[Sheet1.U49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49]-[Sheet1.X49])/[Sheet1.X49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49]-[Sheet1.AP49])/[Sheet1.AP49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[Sheet1.B50]-[Sheet1.C50]" office:value-type="float" office:value="0" calcext:value-type="float">
            <text:p>0</text:p>
          </table:table-cell>
          <table:table-cell table:number-columns-repeated="3"/>
          <table:table-cell table:style-name="ce2" table:formula="of:=([Sheet1.G50]-[Sheet1.F50])/[Sheet1.F50]" office:value-type="string" office:string-value="" calcext:value-type="error">
            <text:p>#DIV/0!</text:p>
          </table:table-cell>
          <table:table-cell table:number-columns-repeated="3"/>
          <table:table-cell table:style-name="ce2" table:formula="of:=([Sheet1.K50]-[Sheet1.J50])/[Sheet1.J50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49]-[.K50]" office:value-type="float" office:value="0" calcext:value-type="float">
            <text:p>0.00</text:p>
          </table:table-cell>
          <table:table-cell table:number-columns-repeated="5"/>
          <table:table-cell table:style-name="ce5" table:formula="of:=([Sheet1.V50]-[Sheet1.U50])/[Sheet1.U50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50]-[Sheet1.X50])/[Sheet1.X50]" office:value-type="string" office:string-value="" calcext:value-type="error">
            <text:p>#DIV/0!</text:p>
          </table:table-cell>
          <table:table-cell table:number-columns-repeated="5"/>
          <table:table-cell table:style-name="Default"/>
          <table:table-cell table:number-columns-repeated="11"/>
          <table:table-cell table:style-name="ce5" table:formula="of:=([Sheet1.AQ50]-[Sheet1.AP50])/[Sheet1.AP50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[Sheet1.B51]-[Sheet1.C51]" office:value-type="float" office:value="0" calcext:value-type="float">
            <text:p>0</text:p>
          </table:table-cell>
          <table:table-cell table:number-columns-repeated="3"/>
          <table:table-cell table:style-name="ce2" table:formula="of:=([Sheet1.G51]-[Sheet1.F51])/[Sheet1.F51]" office:value-type="string" office:string-value="" calcext:value-type="error">
            <text:p>#DIV/0!</text:p>
          </table:table-cell>
          <table:table-cell table:number-columns-repeated="3"/>
          <table:table-cell table:style-name="ce2" table:formula="of:=([Sheet1.K51]-[Sheet1.J51])/[Sheet1.J51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50]-[.K51]" office:value-type="float" office:value="0" calcext:value-type="float">
            <text:p>0.00</text:p>
          </table:table-cell>
          <table:table-cell table:number-columns-repeated="5"/>
          <table:table-cell table:style-name="ce5" table:formula="of:=([Sheet1.V51]-[Sheet1.U51])/[Sheet1.U51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51]-[Sheet1.X51])/[Sheet1.X51]" office:value-type="string" office:string-value="" calcext:value-type="error">
            <text:p>#DIV/0!</text:p>
          </table:table-cell>
          <table:table-cell table:number-columns-repeated="5"/>
          <table:table-cell table:style-name="Default"/>
          <table:table-cell table:number-columns-repeated="11"/>
          <table:table-cell table:style-name="ce5" table:formula="of:=([Sheet1.AQ51]-[Sheet1.AP51])/[Sheet1.AP51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[Sheet1.B52]-[Sheet1.C52]" office:value-type="float" office:value="0" calcext:value-type="float">
            <text:p>0</text:p>
          </table:table-cell>
          <table:table-cell table:number-columns-repeated="3"/>
          <table:table-cell table:style-name="ce2" table:formula="of:=([Sheet1.G52]-[Sheet1.F52])/[Sheet1.F52]" office:value-type="string" office:string-value="" calcext:value-type="error">
            <text:p>#DIV/0!</text:p>
          </table:table-cell>
          <table:table-cell table:number-columns-repeated="3"/>
          <table:table-cell table:style-name="ce2" table:formula="of:=([Sheet1.K52]-[Sheet1.J52])/[Sheet1.J52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51]-[.K52]" office:value-type="float" office:value="0" calcext:value-type="float">
            <text:p>0.00</text:p>
          </table:table-cell>
          <table:table-cell table:number-columns-repeated="5"/>
          <table:table-cell table:style-name="ce5" table:formula="of:=([Sheet1.V52]-[Sheet1.U52])/[Sheet1.U52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52]-[Sheet1.X52])/[Sheet1.X52]" office:value-type="string" office:string-value="" calcext:value-type="error">
            <text:p>#DIV/0!</text:p>
          </table:table-cell>
          <table:table-cell table:number-columns-repeated="5"/>
          <table:table-cell table:style-name="Default"/>
          <table:table-cell table:number-columns-repeated="11"/>
          <table:table-cell table:style-name="ce5" table:formula="of:=([Sheet1.AQ52]-[Sheet1.AP52])/[Sheet1.AP52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table:formula="of:=[Sheet1.B53]-[Sheet1.C53]" office:value-type="float" office:value="0" calcext:value-type="float">
            <text:p>0</text:p>
          </table:table-cell>
          <table:table-cell table:number-columns-repeated="3"/>
          <table:table-cell table:style-name="ce2" table:formula="of:=([Sheet1.G53]-[Sheet1.F53])/[Sheet1.F53]" office:value-type="string" office:string-value="" calcext:value-type="error">
            <text:p>#DIV/0!</text:p>
          </table:table-cell>
          <table:table-cell table:number-columns-repeated="3"/>
          <table:table-cell table:style-name="ce2" table:formula="of:=([Sheet1.K53]-[Sheet1.J53])/[Sheet1.J53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52]-[.K53]" office:value-type="float" office:value="0" calcext:value-type="float">
            <text:p>0.00</text:p>
          </table:table-cell>
          <table:table-cell table:number-columns-repeated="5"/>
          <table:table-cell table:style-name="ce5" table:formula="of:=([Sheet1.V53]-[Sheet1.U53])/[Sheet1.U53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53]-[Sheet1.X53])/[Sheet1.X53]" office:value-type="string" office:string-value="" calcext:value-type="error">
            <text:p>#DIV/0!</text:p>
          </table:table-cell>
          <table:table-cell table:number-columns-repeated="5"/>
          <table:table-cell table:style-name="Default"/>
          <table:table-cell table:number-columns-repeated="11"/>
          <table:table-cell table:style-name="ce5" table:formula="of:=([Sheet1.AQ53]-[Sheet1.AP53])/[Sheet1.AP53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[Sheet1.B54]-[Sheet1.C54]" office:value-type="float" office:value="0" calcext:value-type="float">
            <text:p>0</text:p>
          </table:table-cell>
          <table:table-cell table:number-columns-repeated="3"/>
          <table:table-cell table:style-name="ce2" table:formula="of:=([Sheet1.G54]-[Sheet1.F54])/[Sheet1.F54]" office:value-type="string" office:string-value="" calcext:value-type="error">
            <text:p>#DIV/0!</text:p>
          </table:table-cell>
          <table:table-cell table:number-columns-repeated="3"/>
          <table:table-cell table:style-name="ce2" table:formula="of:=([Sheet1.K54]-[Sheet1.J54])/[Sheet1.J54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53]-[.K54]" office:value-type="float" office:value="0" calcext:value-type="float">
            <text:p>0.00</text:p>
          </table:table-cell>
          <table:table-cell table:number-columns-repeated="5"/>
          <table:table-cell table:style-name="ce5" table:formula="of:=([Sheet1.V54]-[Sheet1.U54])/[Sheet1.U54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54]-[Sheet1.X54])/[Sheet1.X54]" office:value-type="string" office:string-value="" calcext:value-type="error">
            <text:p>#DIV/0!</text:p>
          </table:table-cell>
          <table:table-cell table:number-columns-repeated="5"/>
          <table:table-cell table:style-name="Default"/>
          <table:table-cell table:number-columns-repeated="11"/>
          <table:table-cell table:style-name="ce5" table:formula="of:=([Sheet1.AQ54]-[Sheet1.AP54])/[Sheet1.AP54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[Sheet1.B55]-[Sheet1.C55]" office:value-type="float" office:value="0" calcext:value-type="float">
            <text:p>0</text:p>
          </table:table-cell>
          <table:table-cell table:number-columns-repeated="3"/>
          <table:table-cell table:style-name="ce2" table:formula="of:=([Sheet1.G55]-[Sheet1.F55])/[Sheet1.F55]" office:value-type="string" office:string-value="" calcext:value-type="error">
            <text:p>#DIV/0!</text:p>
          </table:table-cell>
          <table:table-cell table:number-columns-repeated="3"/>
          <table:table-cell table:style-name="ce2" table:formula="of:=([Sheet1.K55]-[Sheet1.J55])/[Sheet1.J55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54]-[.K55]" office:value-type="float" office:value="0" calcext:value-type="float">
            <text:p>0.00</text:p>
          </table:table-cell>
          <table:table-cell table:number-columns-repeated="5"/>
          <table:table-cell table:style-name="ce5" table:formula="of:=([Sheet1.V55]-[Sheet1.U55])/[Sheet1.U55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55]-[Sheet1.X55])/[Sheet1.X55]" office:value-type="string" office:string-value="" calcext:value-type="error">
            <text:p>#DIV/0!</text:p>
          </table:table-cell>
          <table:table-cell table:number-columns-repeated="5"/>
          <table:table-cell table:style-name="Default"/>
          <table:table-cell table:number-columns-repeated="11"/>
          <table:table-cell table:style-name="ce5" table:formula="of:=([Sheet1.AQ55]-[Sheet1.AP55])/[Sheet1.AP55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[Sheet1.B56]-[Sheet1.C56]" office:value-type="float" office:value="0" calcext:value-type="float">
            <text:p>0</text:p>
          </table:table-cell>
          <table:table-cell table:number-columns-repeated="3"/>
          <table:table-cell table:style-name="ce2" table:formula="of:=([Sheet1.G56]-[Sheet1.F56])/[Sheet1.F56]" office:value-type="string" office:string-value="" calcext:value-type="error">
            <text:p>#DIV/0!</text:p>
          </table:table-cell>
          <table:table-cell table:number-columns-repeated="3"/>
          <table:table-cell table:style-name="ce2" table:formula="of:=([Sheet1.K56]-[Sheet1.J56])/[Sheet1.J56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55]-[.K56]" office:value-type="float" office:value="0" calcext:value-type="float">
            <text:p>0.00</text:p>
          </table:table-cell>
          <table:table-cell table:number-columns-repeated="5"/>
          <table:table-cell table:style-name="ce5" table:formula="of:=([Sheet1.V56]-[Sheet1.U56])/[Sheet1.U56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56]-[Sheet1.X56])/[Sheet1.X56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56]-[Sheet1.AP56])/[Sheet1.AP56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[Sheet1.B57]-[Sheet1.C57]" office:value-type="float" office:value="0" calcext:value-type="float">
            <text:p>0</text:p>
          </table:table-cell>
          <table:table-cell table:number-columns-repeated="3"/>
          <table:table-cell table:style-name="ce2" table:formula="of:=([Sheet1.G57]-[Sheet1.F57])/[Sheet1.F57]" office:value-type="string" office:string-value="" calcext:value-type="error">
            <text:p>#DIV/0!</text:p>
          </table:table-cell>
          <table:table-cell table:style-name="ce3"/>
          <table:table-cell table:number-columns-repeated="2"/>
          <table:table-cell table:style-name="ce2" table:formula="of:=([Sheet1.K57]-[Sheet1.J57])/[Sheet1.J57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56]-[.K57]" office:value-type="float" office:value="0" calcext:value-type="float">
            <text:p>0.00</text:p>
          </table:table-cell>
          <table:table-cell table:number-columns-repeated="5"/>
          <table:table-cell table:style-name="ce5" table:formula="of:=([Sheet1.V57]-[Sheet1.U57])/[Sheet1.U57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57]-[Sheet1.X57])/[Sheet1.X57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57]-[Sheet1.AP57])/[Sheet1.AP57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[Sheet1.B58]-[Sheet1.C58]" office:value-type="float" office:value="0" calcext:value-type="float">
            <text:p>0</text:p>
          </table:table-cell>
          <table:table-cell table:number-columns-repeated="3"/>
          <table:table-cell table:style-name="ce2" table:formula="of:=([Sheet1.G58]-[Sheet1.F58])/[Sheet1.F58]" office:value-type="string" office:string-value="" calcext:value-type="error">
            <text:p>#DIV/0!</text:p>
          </table:table-cell>
          <table:table-cell table:number-columns-repeated="3"/>
          <table:table-cell table:style-name="ce2" table:formula="of:=([Sheet1.K58]-[Sheet1.J58])/[Sheet1.J58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57]-[.K58]" office:value-type="float" office:value="0" calcext:value-type="float">
            <text:p>0.00</text:p>
          </table:table-cell>
          <table:table-cell table:number-columns-repeated="5"/>
          <table:table-cell table:style-name="ce5" table:formula="of:=([Sheet1.V58]-[Sheet1.U58])/[Sheet1.U58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58]-[Sheet1.X58])/[Sheet1.X58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58]-[Sheet1.AP58])/[Sheet1.AP58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table:formula="of:=[Sheet1.B59]-[Sheet1.C59]" office:value-type="float" office:value="0" calcext:value-type="float">
            <text:p>0</text:p>
          </table:table-cell>
          <table:table-cell table:number-columns-repeated="3"/>
          <table:table-cell table:style-name="ce2" table:formula="of:=([Sheet1.G59]-[Sheet1.F59])/[Sheet1.F59]" office:value-type="string" office:string-value="" calcext:value-type="error">
            <text:p>#DIV/0!</text:p>
          </table:table-cell>
          <table:table-cell table:number-columns-repeated="3"/>
          <table:table-cell table:style-name="ce2" table:formula="of:=([Sheet1.K59]-[Sheet1.J59])/[Sheet1.J59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58]-[.K59]" office:value-type="float" office:value="0" calcext:value-type="float">
            <text:p>0.00</text:p>
          </table:table-cell>
          <table:table-cell table:number-columns-repeated="5"/>
          <table:table-cell table:style-name="ce5" table:formula="of:=([Sheet1.V59]-[Sheet1.U59])/[Sheet1.U59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59]-[Sheet1.X59])/[Sheet1.X59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59]-[Sheet1.AP59])/[Sheet1.AP59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[Sheet1.B60]-[Sheet1.C60]" office:value-type="float" office:value="0" calcext:value-type="float">
            <text:p>0</text:p>
          </table:table-cell>
          <table:table-cell table:number-columns-repeated="3"/>
          <table:table-cell table:style-name="ce2" table:formula="of:=([Sheet1.G60]-[Sheet1.F60])/[Sheet1.F60]" office:value-type="string" office:string-value="" calcext:value-type="error">
            <text:p>#DIV/0!</text:p>
          </table:table-cell>
          <table:table-cell table:number-columns-repeated="3"/>
          <table:table-cell table:style-name="ce2" table:formula="of:=([Sheet1.K60]-[Sheet1.J60])/[Sheet1.J60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59]-[.K60]" office:value-type="float" office:value="0" calcext:value-type="float">
            <text:p>0.00</text:p>
          </table:table-cell>
          <table:table-cell table:number-columns-repeated="5"/>
          <table:table-cell table:style-name="ce5" table:formula="of:=([Sheet1.V60]-[Sheet1.U60])/[Sheet1.U60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60]-[Sheet1.X60])/[Sheet1.X60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60]-[Sheet1.AP60])/[Sheet1.AP60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[Sheet1.B61]-[Sheet1.C61]" office:value-type="float" office:value="0" calcext:value-type="float">
            <text:p>0</text:p>
          </table:table-cell>
          <table:table-cell table:number-columns-repeated="3"/>
          <table:table-cell table:style-name="ce2" table:formula="of:=([Sheet1.G61]-[Sheet1.F61])/[Sheet1.F61]" office:value-type="string" office:string-value="" calcext:value-type="error">
            <text:p>#DIV/0!</text:p>
          </table:table-cell>
          <table:table-cell table:number-columns-repeated="3"/>
          <table:table-cell table:style-name="ce2" table:formula="of:=([Sheet1.K61]-[Sheet1.J61])/[Sheet1.J61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60]-[.K61]" office:value-type="float" office:value="0" calcext:value-type="float">
            <text:p>0.00</text:p>
          </table:table-cell>
          <table:table-cell table:number-columns-repeated="5"/>
          <table:table-cell table:style-name="ce5" table:formula="of:=([Sheet1.V61]-[Sheet1.U61])/[Sheet1.U61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61]-[Sheet1.X61])/[Sheet1.X61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61]-[Sheet1.AP61])/[Sheet1.AP61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[Sheet1.B62]-[Sheet1.C62]" office:value-type="float" office:value="0" calcext:value-type="float">
            <text:p>0</text:p>
          </table:table-cell>
          <table:table-cell table:number-columns-repeated="3"/>
          <table:table-cell table:style-name="ce2" table:formula="of:=([Sheet1.G62]-[Sheet1.F62])/[Sheet1.F62]" office:value-type="string" office:string-value="" calcext:value-type="error">
            <text:p>#DIV/0!</text:p>
          </table:table-cell>
          <table:table-cell table:number-columns-repeated="3"/>
          <table:table-cell table:style-name="ce2" table:formula="of:=([Sheet1.K62]-[Sheet1.J62])/[Sheet1.J62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61]-[.K62]" office:value-type="float" office:value="0" calcext:value-type="float">
            <text:p>0.00</text:p>
          </table:table-cell>
          <table:table-cell table:number-columns-repeated="5"/>
          <table:table-cell table:style-name="ce5" table:formula="of:=([Sheet1.V62]-[Sheet1.U62])/[Sheet1.U62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62]-[Sheet1.X62])/[Sheet1.X62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62]-[Sheet1.AP62])/[Sheet1.AP62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[Sheet1.B63]-[Sheet1.C63]" office:value-type="float" office:value="0" calcext:value-type="float">
            <text:p>0</text:p>
          </table:table-cell>
          <table:table-cell table:number-columns-repeated="3"/>
          <table:table-cell table:style-name="ce2" table:formula="of:=([Sheet1.G63]-[Sheet1.F63])/[Sheet1.F63]" office:value-type="string" office:string-value="" calcext:value-type="error">
            <text:p>#DIV/0!</text:p>
          </table:table-cell>
          <table:table-cell table:number-columns-repeated="3"/>
          <table:table-cell table:style-name="ce2" table:formula="of:=([Sheet1.K63]-[Sheet1.J63])/[Sheet1.J63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62]-[.K63]" office:value-type="float" office:value="0" calcext:value-type="float">
            <text:p>0.00</text:p>
          </table:table-cell>
          <table:table-cell table:number-columns-repeated="5"/>
          <table:table-cell table:style-name="ce5" table:formula="of:=([Sheet1.V63]-[Sheet1.U63])/[Sheet1.U63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63]-[Sheet1.X63])/[Sheet1.X63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63]-[Sheet1.AP63])/[Sheet1.AP63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[Sheet1.B64]-[Sheet1.C64]" office:value-type="float" office:value="0" calcext:value-type="float">
            <text:p>0</text:p>
          </table:table-cell>
          <table:table-cell table:number-columns-repeated="7"/>
          <table:table-cell table:style-name="ce2" table:formula="of:=([Sheet1.K64]-[Sheet1.J64])/[Sheet1.J64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63]-[.K64]" office:value-type="float" office:value="0" calcext:value-type="float">
            <text:p>0.00</text:p>
          </table:table-cell>
          <table:table-cell table:number-columns-repeated="5"/>
          <table:table-cell table:style-name="ce5" table:formula="of:=([Sheet1.V64]-[Sheet1.U64])/[Sheet1.U64]" office:value-type="string" office:string-value="" calcext:value-type="error">
            <text:p>#DIV/0!</text:p>
          </table:table-cell>
          <table:table-cell table:number-columns-repeated="2"/>
          <table:table-cell table:style-name="ce5" table:formula="of:=([Sheet1.Y64]-[Sheet1.X64])/[Sheet1.X64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64]-[Sheet1.AP64])/[Sheet1.AP64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[Sheet1.B65]-[Sheet1.C65]" office:value-type="float" office:value="0" calcext:value-type="float">
            <text:p>0</text:p>
          </table:table-cell>
          <table:table-cell table:number-columns-repeated="7"/>
          <table:table-cell table:style-name="ce2" table:formula="of:=([Sheet1.K65]-[Sheet1.J65])/[Sheet1.J65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64]-[.K65]" office:value-type="float" office:value="0" calcext:value-type="float">
            <text:p>0.00</text:p>
          </table:table-cell>
          <table:table-cell table:number-columns-repeated="8"/>
          <table:table-cell table:style-name="ce5" table:formula="of:=([Sheet1.Y65]-[Sheet1.X65])/[Sheet1.X65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65]-[Sheet1.AP65])/[Sheet1.AP65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[Sheet1.B66]-[Sheet1.C66]" office:value-type="float" office:value="0" calcext:value-type="float">
            <text:p>0</text:p>
          </table:table-cell>
          <table:table-cell table:number-columns-repeated="7"/>
          <table:table-cell table:style-name="ce2" table:formula="of:=([Sheet1.K66]-[Sheet1.J66])/[Sheet1.J66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65]-[.K66]" office:value-type="float" office:value="0" calcext:value-type="float">
            <text:p>0.00</text:p>
          </table:table-cell>
          <table:table-cell table:number-columns-repeated="8"/>
          <table:table-cell table:style-name="ce5" table:formula="of:=([Sheet1.Y66]-[Sheet1.X66])/[Sheet1.X66]" office:value-type="string" office:string-value="" calcext:value-type="error">
            <text:p>#DIV/0!</text:p>
          </table:table-cell>
          <table:table-cell table:number-columns-repeated="17"/>
          <table:table-cell table:style-name="ce5" table:formula="of:=([Sheet1.AQ66]-[Sheet1.AP66])/[Sheet1.AP66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[Sheet1.B67]-[Sheet1.C67]" office:value-type="float" office:value="0" calcext:value-type="float">
            <text:p>0</text:p>
          </table:table-cell>
          <table:table-cell table:number-columns-repeated="7"/>
          <table:table-cell table:style-name="ce2" table:formula="of:=([Sheet1.K67]-[Sheet1.J67])/[Sheet1.J67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66]-[.K67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67]-[Sheet1.AP67])/[Sheet1.AP67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[Sheet1.B68]-[Sheet1.C68]" office:value-type="float" office:value="0" calcext:value-type="float">
            <text:p>0</text:p>
          </table:table-cell>
          <table:table-cell table:number-columns-repeated="7"/>
          <table:table-cell table:style-name="ce2" table:formula="of:=([Sheet1.K68]-[Sheet1.J68])/[Sheet1.J68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67]-[.K68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68]-[Sheet1.AP68])/[Sheet1.AP68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[Sheet1.B69]-[Sheet1.C69]" office:value-type="float" office:value="0" calcext:value-type="float">
            <text:p>0</text:p>
          </table:table-cell>
          <table:table-cell table:number-columns-repeated="7"/>
          <table:table-cell table:style-name="ce2" table:formula="of:=([Sheet1.K69]-[Sheet1.J69])/[Sheet1.J69]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7" table:formula="of:=[.K68]-[.K69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69]-[Sheet1.AP69])/[Sheet1.AP69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table:formula="of:=[Sheet1.B70]-[Sheet1.C70]" office:value-type="float" office:value="0" calcext:value-type="float">
            <text:p>0</text:p>
          </table:table-cell>
          <table:table-cell table:number-columns-repeated="12"/>
          <table:table-cell table:style-name="ce7" table:formula="of:=[.K69]-[.K70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70]-[Sheet1.AP70])/[Sheet1.AP70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[Sheet1.B71]-[Sheet1.C71]" office:value-type="float" office:value="0" calcext:value-type="float">
            <text:p>0</text:p>
          </table:table-cell>
          <table:table-cell table:number-columns-repeated="12"/>
          <table:table-cell table:style-name="ce7" table:formula="of:=[.K70]-[.K71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71]-[Sheet1.AP71])/[Sheet1.AP71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[Sheet1.B72]-[Sheet1.C72]" office:value-type="float" office:value="0" calcext:value-type="float">
            <text:p>0</text:p>
          </table:table-cell>
          <table:table-cell table:number-columns-repeated="12"/>
          <table:table-cell table:style-name="ce7" table:formula="of:=[.K71]-[.K72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72]-[Sheet1.AP72])/[Sheet1.AP72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table:formula="of:=[Sheet1.B73]-[Sheet1.C73]" office:value-type="float" office:value="0" calcext:value-type="float">
            <text:p>0</text:p>
          </table:table-cell>
          <table:table-cell table:number-columns-repeated="12"/>
          <table:table-cell table:style-name="ce7" table:formula="of:=[.K72]-[.K73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73]-[Sheet1.AP73])/[Sheet1.AP73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  <table:table-cell table:formula="of:=[Sheet1.B74]-[Sheet1.C74]" office:value-type="float" office:value="0" calcext:value-type="float">
            <text:p>0</text:p>
          </table:table-cell>
          <table:table-cell table:number-columns-repeated="12"/>
          <table:table-cell table:style-name="ce7" table:formula="of:=[.K73]-[.K74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74]-[Sheet1.AP74])/[Sheet1.AP74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table:formula="of:=[Sheet1.B75]-[Sheet1.C75]" office:value-type="float" office:value="0" calcext:value-type="float">
            <text:p>0</text:p>
          </table:table-cell>
          <table:table-cell table:number-columns-repeated="12"/>
          <table:table-cell table:style-name="ce7" table:formula="of:=[.K74]-[.K75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75]-[Sheet1.AP75])/[Sheet1.AP75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76]-[Sheet1.C76]" office:value-type="float" office:value="0" calcext:value-type="float">
            <text:p>0</text:p>
          </table:table-cell>
          <table:table-cell table:number-columns-repeated="12"/>
          <table:table-cell table:style-name="ce7" table:formula="of:=[.K75]-[.K76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76]-[Sheet1.AP76])/[Sheet1.AP76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77]-[Sheet1.C77]" office:value-type="float" office:value="0" calcext:value-type="float">
            <text:p>0</text:p>
          </table:table-cell>
          <table:table-cell table:number-columns-repeated="12"/>
          <table:table-cell table:style-name="ce7" table:formula="of:=[.K76]-[.K77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77]-[Sheet1.AP77])/[Sheet1.AP77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78]-[Sheet1.C78]" office:value-type="float" office:value="0" calcext:value-type="float">
            <text:p>0</text:p>
          </table:table-cell>
          <table:table-cell table:number-columns-repeated="12"/>
          <table:table-cell table:style-name="ce7" table:formula="of:=[.K77]-[.K78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78]-[Sheet1.AP78])/[Sheet1.AP78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79]-[Sheet1.C79]" office:value-type="float" office:value="0" calcext:value-type="float">
            <text:p>0</text:p>
          </table:table-cell>
          <table:table-cell table:number-columns-repeated="12"/>
          <table:table-cell table:style-name="ce7" table:formula="of:=[.K78]-[.K79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79]-[Sheet1.AP79])/[Sheet1.AP79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80]-[Sheet1.C80]" office:value-type="float" office:value="0" calcext:value-type="float">
            <text:p>0</text:p>
          </table:table-cell>
          <table:table-cell table:number-columns-repeated="12"/>
          <table:table-cell table:style-name="ce7" table:formula="of:=[.K79]-[.K80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80]-[Sheet1.AP80])/[Sheet1.AP80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81]-[Sheet1.C81]" office:value-type="float" office:value="0" calcext:value-type="float">
            <text:p>0</text:p>
          </table:table-cell>
          <table:table-cell table:number-columns-repeated="12"/>
          <table:table-cell table:style-name="ce7" table:formula="of:=[.K80]-[.K81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81]-[Sheet1.AP81])/[Sheet1.AP81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82]-[Sheet1.C82]" office:value-type="float" office:value="0" calcext:value-type="float">
            <text:p>0</text:p>
          </table:table-cell>
          <table:table-cell table:number-columns-repeated="12"/>
          <table:table-cell table:style-name="ce7" table:formula="of:=[.K81]-[.K82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82]-[Sheet1.AP82])/[Sheet1.AP82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83]-[Sheet1.C83]" office:value-type="float" office:value="0" calcext:value-type="float">
            <text:p>0</text:p>
          </table:table-cell>
          <table:table-cell table:number-columns-repeated="12"/>
          <table:table-cell table:style-name="ce7" table:formula="of:=[.K82]-[.K83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83]-[Sheet1.AP83])/[Sheet1.AP83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84]-[Sheet1.C84]" office:value-type="float" office:value="0" calcext:value-type="float">
            <text:p>0</text:p>
          </table:table-cell>
          <table:table-cell table:number-columns-repeated="12"/>
          <table:table-cell table:style-name="ce7" table:formula="of:=[.K83]-[.K84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84]-[Sheet1.AP84])/[Sheet1.AP84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85]-[Sheet1.C85]" office:value-type="float" office:value="0" calcext:value-type="float">
            <text:p>0</text:p>
          </table:table-cell>
          <table:table-cell table:number-columns-repeated="12"/>
          <table:table-cell table:style-name="ce7" table:formula="of:=[.K84]-[.K85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85]-[Sheet1.AP85])/[Sheet1.AP85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86]-[Sheet1.C86]" office:value-type="float" office:value="0" calcext:value-type="float">
            <text:p>0</text:p>
          </table:table-cell>
          <table:table-cell table:number-columns-repeated="12"/>
          <table:table-cell table:style-name="ce7" table:formula="of:=[.K85]-[.K86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86]-[Sheet1.AP86])/[Sheet1.AP86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87]-[Sheet1.C87]" office:value-type="float" office:value="0" calcext:value-type="float">
            <text:p>0</text:p>
          </table:table-cell>
          <table:table-cell table:number-columns-repeated="12"/>
          <table:table-cell table:style-name="ce7" table:formula="of:=[.K86]-[.K87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87]-[Sheet1.AP87])/[Sheet1.AP87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88]-[Sheet1.C88]" office:value-type="float" office:value="0" calcext:value-type="float">
            <text:p>0</text:p>
          </table:table-cell>
          <table:table-cell table:number-columns-repeated="12"/>
          <table:table-cell table:style-name="ce7" table:formula="of:=[.K87]-[.K88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88]-[Sheet1.AP88])/[Sheet1.AP88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89]-[Sheet1.C89]" office:value-type="float" office:value="0" calcext:value-type="float">
            <text:p>0</text:p>
          </table:table-cell>
          <table:table-cell table:number-columns-repeated="12"/>
          <table:table-cell table:style-name="ce7" table:formula="of:=[.K88]-[.K89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89]-[Sheet1.AP89])/[Sheet1.AP89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90]-[Sheet1.C90]" office:value-type="float" office:value="0" calcext:value-type="float">
            <text:p>0</text:p>
          </table:table-cell>
          <table:table-cell table:number-columns-repeated="12"/>
          <table:table-cell table:style-name="ce7" table:formula="of:=[.K89]-[.K90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90]-[Sheet1.AP90])/[Sheet1.AP90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91]-[Sheet1.C91]" office:value-type="float" office:value="0" calcext:value-type="float">
            <text:p>0</text:p>
          </table:table-cell>
          <table:table-cell table:number-columns-repeated="12"/>
          <table:table-cell table:style-name="ce7" table:formula="of:=[.K90]-[.K91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91]-[Sheet1.AP91])/[Sheet1.AP91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92]-[Sheet1.C92]" office:value-type="float" office:value="0" calcext:value-type="float">
            <text:p>0</text:p>
          </table:table-cell>
          <table:table-cell table:number-columns-repeated="12"/>
          <table:table-cell table:style-name="ce7" table:formula="of:=[.K91]-[.K92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92]-[Sheet1.AP92])/[Sheet1.AP92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93]-[Sheet1.C93]" office:value-type="float" office:value="0" calcext:value-type="float">
            <text:p>0</text:p>
          </table:table-cell>
          <table:table-cell table:number-columns-repeated="12"/>
          <table:table-cell table:style-name="ce7" table:formula="of:=[.K92]-[.K93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93]-[Sheet1.AP93])/[Sheet1.AP93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94]-[Sheet1.C94]" office:value-type="float" office:value="0" calcext:value-type="float">
            <text:p>0</text:p>
          </table:table-cell>
          <table:table-cell table:number-columns-repeated="12"/>
          <table:table-cell table:style-name="ce7" table:formula="of:=[.K93]-[.K94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94]-[Sheet1.AP94])/[Sheet1.AP94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95]-[Sheet1.C95]" office:value-type="float" office:value="0" calcext:value-type="float">
            <text:p>0</text:p>
          </table:table-cell>
          <table:table-cell table:number-columns-repeated="12"/>
          <table:table-cell table:style-name="ce7" table:formula="of:=[.K94]-[.K95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95]-[Sheet1.AP95])/[Sheet1.AP95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96]-[Sheet1.C96]" office:value-type="float" office:value="0" calcext:value-type="float">
            <text:p>0</text:p>
          </table:table-cell>
          <table:table-cell table:number-columns-repeated="12"/>
          <table:table-cell table:style-name="ce7" table:formula="of:=[.K95]-[.K96]" office:value-type="float" office:value="0" calcext:value-type="float">
            <text:p>0.00</text:p>
          </table:table-cell>
          <table:table-cell table:number-columns-repeated="26"/>
          <table:table-cell table:style-name="ce5" table:formula="of:=([Sheet1.AQ96]-[Sheet1.AP96])/[Sheet1.AP96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97]-[Sheet1.C97]" office:value-type="float" office:value="0" calcext:value-type="float">
            <text:p>0</text:p>
          </table:table-cell>
          <table:table-cell table:number-columns-repeated="39"/>
          <table:table-cell table:style-name="ce5" table:formula="of:=([Sheet1.AQ97]-[Sheet1.AP97])/[Sheet1.AP97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98]-[Sheet1.C98]" office:value-type="float" office:value="0" calcext:value-type="float">
            <text:p>0</text:p>
          </table:table-cell>
          <table:table-cell table:number-columns-repeated="39"/>
          <table:table-cell table:style-name="ce5" table:formula="of:=([Sheet1.AQ98]-[Sheet1.AP98])/[Sheet1.AP98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99]-[Sheet1.C99]" office:value-type="float" office:value="0" calcext:value-type="float">
            <text:p>0</text:p>
          </table:table-cell>
          <table:table-cell table:number-columns-repeated="39"/>
          <table:table-cell table:style-name="ce5" table:formula="of:=([Sheet1.AQ99]-[Sheet1.AP99])/[Sheet1.AP99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100]-[Sheet1.C100]" office:value-type="float" office:value="0" calcext:value-type="float">
            <text:p>0</text:p>
          </table:table-cell>
          <table:table-cell table:number-columns-repeated="39"/>
          <table:table-cell table:style-name="ce5" table:formula="of:=([Sheet1.AQ100]-[Sheet1.AP100])/[Sheet1.AP100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101]-[Sheet1.C101]" office:value-type="float" office:value="0" calcext:value-type="float">
            <text:p>0</text:p>
          </table:table-cell>
          <table:table-cell table:number-columns-repeated="39"/>
          <table:table-cell table:style-name="ce5" table:formula="of:=([Sheet1.AQ101]-[Sheet1.AP101])/[Sheet1.AP101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102]-[Sheet1.C102]" office:value-type="float" office:value="0" calcext:value-type="float">
            <text:p>0</text:p>
          </table:table-cell>
          <table:table-cell table:number-columns-repeated="39"/>
          <table:table-cell table:style-name="ce5" table:formula="of:=([Sheet1.AQ102]-[Sheet1.AP102])/[Sheet1.AP102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103]-[Sheet1.C103]" office:value-type="float" office:value="0" calcext:value-type="float">
            <text:p>0</text:p>
          </table:table-cell>
          <table:table-cell table:number-columns-repeated="39"/>
          <table:table-cell table:style-name="ce5" table:formula="of:=([Sheet1.AQ103]-[Sheet1.AP103])/[Sheet1.AP103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104]-[Sheet1.C104]" office:value-type="float" office:value="0" calcext:value-type="float">
            <text:p>0</text:p>
          </table:table-cell>
          <table:table-cell table:number-columns-repeated="39"/>
          <table:table-cell table:style-name="ce5" table:formula="of:=([Sheet1.AQ104]-[Sheet1.AP104])/[Sheet1.AP104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105]-[Sheet1.C105]" office:value-type="float" office:value="0" calcext:value-type="float">
            <text:p>0</text:p>
          </table:table-cell>
          <table:table-cell table:number-columns-repeated="39"/>
          <table:table-cell table:style-name="ce5" table:formula="of:=([Sheet1.AQ105]-[Sheet1.AP105])/[Sheet1.AP105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106]-[Sheet1.C106]" office:value-type="float" office:value="0" calcext:value-type="float">
            <text:p>0</text:p>
          </table:table-cell>
          <table:table-cell table:number-columns-repeated="39"/>
          <table:table-cell table:style-name="ce5" table:formula="of:=([Sheet1.AQ106]-[Sheet1.AP106])/[Sheet1.AP106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Sheet1.B107]-[Sheet1.C107]" office:value-type="float" office:value="0" calcext:value-type="float">
            <text:p>0</text:p>
          </table:table-cell>
          <table:table-cell table:number-columns-repeated="39"/>
          <table:table-cell table:style-name="ce5" table:formula="of:=([Sheet1.AQ107]-[Sheet1.AP107])/[Sheet1.AP107]" office:value-type="string" office:string-value="" calcext:value-type="error">
            <text:p>#DIV/0!</text:p>
          </table:table-cell>
          <table:table-cell table:number-columns-repeated="38"/>
        </table:table-row>
        <table:table-row table:style-name="ro1" table:number-rows-repeated="1048468">
          <table:table-cell table:number-columns-repeated="82"/>
        </table:table-row>
        <table:table-row table:style-name="ro1">
          <table:table-cell table:number-columns-repeated="82"/>
        </table:table-row>
      </table:table>
      <table:table table:name="fuel burned" table:style-name="ta1">
        <table:table-column table:style-name="co21" table:number-columns-repeated="2" table:default-cell-style-name="ce27"/>
        <table:table-column table:style-name="co1" table:default-cell-style-name="ce29"/>
        <table:table-column table:style-name="co1" table:number-columns-repeated="4" table:default-cell-style-name="ce26"/>
        <table:table-column table:style-name="co1" table:number-columns-repeated="2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is WT</text:p>
          </table:table-cell>
          <table:table-cell office:value-type="string" calcext:value-type="string">
            <text:p>my WT</text:p>
          </table:table-cell>
          <table:table-cell table:style-name="Default" office:value-type="string" calcext:value-type="string">
            <text:p>WT off by</text:p>
          </table:table-cell>
          <table:table-cell table:style-name="Default" office:value-type="string" calcext:value-type="string">
            <text:p>off by lbs</text:p>
          </table:table-cell>
          <table:table-cell table:style-name="Default" office:value-type="string" calcext:value-type="string">
            <text:p>His fuel burned</text:p>
          </table:table-cell>
          <table:table-cell table:style-name="Default" office:value-type="string" calcext:value-type="string">
            <text:p>My fuel burned</text:p>
          </table:table-cell>
          <table:table-cell table:style-name="Default" office:value-type="string" calcext:value-type="string">
            <text:p>off by lbs</text:p>
          </table:table-cell>
          <table:table-cell table:number-columns-repeated="2"/>
          <table:table-cell office:value-type="string" calcext:value-type="string">
            <text:p>SRM burn rate</text:p>
          </table:table-cell>
          <table:table-cell office:value-type="string" calcext:value-type="string">
            <text:p>his liq</text:p>
          </table:table-cell>
          <table:table-cell office:value-type="string" calcext:value-type="string">
            <text:p>my liq</text:p>
          </table:table-cell>
          <table:table-cell table:number-columns-repeated="2"/>
          <table:table-cell office:value-type="string" calcext:value-type="string">
            <text:p>RD-171-M</text:p>
          </table:table-cell>
          <table:table-cell office:value-type="string" calcext:value-type="string">
            <text:p>SSME</text:p>
          </table:table-cell>
          <table:table-cell office:value-type="string" calcext:value-type="string">
            <text:p>RS-68A</text:p>
          </table:table-cell>
          <table:table-cell/>
          <table:table-cell office:value-type="string" calcext:value-type="string">
            <text:p>time inc</text:p>
          </table:table-cell>
          <table:table-cell/>
        </table:table-row>
        <table:table-row table:style-name="ro1">
          <table:table-cell office:value-type="float" office:value="25417828.58" calcext:value-type="float">
            <text:p>25,417,828.58</text:p>
          </table:table-cell>
          <table:table-cell office:value-type="float" office:value="25417828.59" calcext:value-type="float">
            <text:p>25,417,828.59</text:p>
          </table:table-cell>
          <table:table-cell table:formula="of:=(['fuel burned'.B2]-['fuel burned'.A2])/['fuel burned'.A2]" office:value-type="percentage" office:value="0.000000000393424702179171" calcext:value-type="percentage">
            <text:p>0.000000%</text:p>
          </table:table-cell>
          <table:table-cell table:style-name="ce27" table:formula="of:=[.A2]-[.B2]" office:value-type="float" office:value="-0.0100000016391277" calcext:value-type="float">
            <text:p>-0.01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27" table:formula="of:=[.E2]-[.F2]" office:value-type="float" office:value="0" calcext:value-type="float">
            <text:p>0.00</text:p>
          </table:table-cell>
          <table:table-cell office:value-type="float" office:value="25417828.59" calcext:value-type="float">
            <text:p>25417828.59</text:p>
          </table:table-cell>
          <table:table-cell table:number-columns-repeated="2"/>
          <table:table-cell table:style-name="ce27" table:number-columns-repeated="3"/>
          <table:table-cell office:value-type="string" calcext:value-type="string">
            <text:p>cou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04536.99" calcext:value-type="float">
            <text:p>25,304,536.99</text:p>
          </table:table-cell>
          <table:table-cell office:value-type="float" office:value="25304689.6315" calcext:value-type="float">
            <text:p>25,304,689.63</text:p>
          </table:table-cell>
          <table:table-cell table:formula="of:=(['fuel burned'.B3]-['fuel burned'.A3])/['fuel burned'.A3]" office:value-type="percentage" office:value="0.00000603217913294491" calcext:value-type="percentage">
            <text:p>0.000603%</text:p>
          </table:table-cell>
          <table:table-cell table:style-name="ce27" table:formula="of:=[.A3]-[.B3]" office:value-type="float" office:value="-152.641499999911" calcext:value-type="float">
            <text:p>-152.64</text:p>
          </table:table-cell>
          <table:table-cell table:style-name="ce27" table:formula="of:=[.A2]-[.A3]" office:value-type="float" office:value="113291.59" calcext:value-type="float">
            <text:p>113,291.59</text:p>
          </table:table-cell>
          <table:table-cell table:style-name="ce27" table:formula="of:=[.B2]-[.B3]" office:value-type="float" office:value="113138.958500002" calcext:value-type="float">
            <text:p>113,138.96</text:p>
          </table:table-cell>
          <table:table-cell table:style-name="ce30" table:formula="of:=[.E3]-[.F3]" office:value-type="float" office:value="152.631499998271" calcext:value-type="float">
            <text:p>152.6315</text:p>
          </table:table-cell>
          <table:table-cell office:value-type="float" office:value="25334441.6976" calcext:value-type="float">
            <text:p>25334441.6976</text:p>
          </table:table-cell>
          <table:table-cell table:formula="of:=[.H2]-[.H3]" office:value-type="float" office:value="83386.8924000002" calcext:value-type="float">
            <text:p>83386.8924000002</text:p>
          </table:table-cell>
          <table:table-cell table:formula="of:=[.B3]-[.H3]" office:value-type="float" office:value="-29752.0661000013" calcext:value-type="float">
            <text:p>-29752.0661000013</text:p>
          </table:table-cell>
          <table:table-cell table:formula="of:=[.E3]+[.J3]" office:value-type="float" office:value="83539.5238999987" calcext:value-type="float">
            <text:p>83539.5238999987</text:p>
          </table:table-cell>
          <table:table-cell table:formula="of:=[.F3]+[.J3]" office:value-type="float" office:value="83386.8924000007" calcext:value-type="float">
            <text:p>83386.8924000007</text:p>
          </table:table-cell>
          <table:table-cell table:formula="of:=[.K3]-[.L3]" office:value-type="float" office:value="152.631499997995" calcext:value-type="float">
            <text:p>152.631499998</text:p>
          </table:table-cell>
          <table:table-cell office:value-type="string" calcext:value-type="string">
            <text:p>At 100%</text:p>
          </table:table-cell>
          <table:table-cell office:value-type="float" office:value="63240" calcext:value-type="float">
            <text:p>63240</text:p>
          </table:table-cell>
          <table:table-cell table:formula="of:=13943.15/0.95" office:value-type="float" office:value="14677" calcext:value-type="float">
            <text:p>14677</text:p>
          </table:table-cell>
          <table:table-cell office:value-type="float" office:value="25012" calcext:value-type="float">
            <text:p>25012</text:p>
          </table:table-cell>
          <table:table-cell table:number-columns-repeated="3"/>
        </table:table-row>
        <table:table-row table:style-name="ro1">
          <table:table-cell office:value-type="float" office:value="25201131.26" calcext:value-type="float">
            <text:p>25,201,131.26</text:p>
          </table:table-cell>
          <table:table-cell office:value-type="float" office:value="25201283.9016" calcext:value-type="float">
            <text:p>25,201,283.90</text:p>
          </table:table-cell>
          <table:table-cell table:formula="of:=(['fuel burned'.B4]-['fuel burned'.A4])/['fuel burned'.A4]" office:value-type="percentage" office:value="0.00000605693444564354" calcext:value-type="percentage">
            <text:p>0.000606%</text:p>
          </table:table-cell>
          <table:table-cell table:style-name="ce27" table:formula="of:=[.A4]-[.B4]" office:value-type="float" office:value="-152.641599997878" calcext:value-type="float">
            <text:p>-152.64</text:p>
          </table:table-cell>
          <table:table-cell table:style-name="ce27" table:formula="of:=[.A3]-[.A4]" office:value-type="float" office:value="103405.729999997" calcext:value-type="float">
            <text:p>103,405.73</text:p>
          </table:table-cell>
          <table:table-cell table:style-name="ce27" table:formula="of:=[.B3]-[.B4]" office:value-type="float" office:value="103405.729899999" calcext:value-type="float">
            <text:p>103,405.73</text:p>
          </table:table-cell>
          <table:table-cell table:style-name="ce27" table:formula="of:=[.E4]-[.F4]" office:value-type="float" office:value="0.0000999979674816132" calcext:value-type="float">
            <text:p>0.00</text:p>
          </table:table-cell>
          <table:table-cell office:value-type="float" office:value="25255432.0808" calcext:value-type="float">
            <text:p>25255432.0808</text:p>
          </table:table-cell>
          <table:table-cell table:formula="of:=[.H3]-[.H4]" office:value-type="float" office:value="79009.616799999" calcext:value-type="float">
            <text:p>79009.616799999</text:p>
          </table:table-cell>
          <table:table-cell table:number-columns-repeated="4"/>
          <table:table-cell office:value-type="string" calcext:value-type="string">
            <text:p>Throt avg</text:p>
          </table:table-cell>
          <table:table-cell table:style-name="ce39" table:formula="of:=(0.727+0.877)/2" office:value-type="float" office:value="0.802" calcext:value-type="float">
            <text:p>0.802</text:p>
          </table:table-cell>
          <table:table-cell table:style-name="ce40" table:formula="of:=(0.7316+0.8516)/2" office:value-type="float" office:value="0.7916" calcext:value-type="float">
            <text:p>0.7916</text:p>
          </table:table-cell>
          <table:table-cell table:formula="of:=(0.7816+0.9016)/2" office:value-type="float" office:value="0.8416" calcext:value-type="float">
            <text:p>0.8416</text:p>
          </table:table-cell>
          <table:table-cell/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float" office:value="25045436.57" calcext:value-type="float">
            <text:p>25,045,436.57</text:p>
          </table:table-cell>
          <table:table-cell office:value-type="float" office:value="25045589.2144" calcext:value-type="float">
            <text:p>25,045,589.21</text:p>
          </table:table-cell>
          <table:table-cell table:formula="of:=(['fuel burned'.B5]-['fuel burned'.A5])/['fuel burned'.A5]" office:value-type="percentage" office:value="0.00000609469911111125" calcext:value-type="percentage">
            <text:p>0.000609%</text:p>
          </table:table-cell>
          <table:table-cell table:style-name="ce27" table:formula="of:=[.A5]-[.B5]" office:value-type="float" office:value="-152.644400000572" calcext:value-type="float">
            <text:p>-152.64</text:p>
          </table:table-cell>
          <table:table-cell table:style-name="ce27" table:formula="of:=[.A4]-[.A5]" office:value-type="float" office:value="155694.690000001" calcext:value-type="float">
            <text:p>155,694.69</text:p>
          </table:table-cell>
          <table:table-cell table:style-name="ce27" table:formula="of:=[.B4]-[.B5]" office:value-type="float" office:value="155694.687199999" calcext:value-type="float">
            <text:p>155,694.69</text:p>
          </table:table-cell>
          <table:table-cell table:style-name="ce27" table:formula="of:=[.E5]-[.F5]" office:value-type="float" office:value="0.00280000269412994" calcext:value-type="float">
            <text:p>0.00</text:p>
          </table:table-cell>
          <table:table-cell office:value-type="float" office:value="25134841.8038" calcext:value-type="float">
            <text:p>25134841.8038</text:p>
          </table:table-cell>
          <table:table-cell table:formula="of:=[.H4]-[.H5]" office:value-type="float" office:value="120590.276999999" calcext:value-type="float">
            <text:p>120590.276999999</text:p>
          </table:table-cell>
          <table:table-cell table:number-columns-repeated="5"/>
          <table:table-cell table:formula="of:=[.O3]*[.O4]" office:value-type="float" office:value="50718.48" calcext:value-type="float">
            <text:p>50718.48</text:p>
          </table:table-cell>
          <table:table-cell table:formula="of:=[.P3]*[.P4]" office:value-type="float" office:value="11618.3132" calcext:value-type="float">
            <text:p>11618.3132</text:p>
          </table:table-cell>
          <table:table-cell table:formula="of:=[.Q3]*[.Q4]" office:value-type="float" office:value="21050.0992" calcext:value-type="float">
            <text:p>21050.0992</text:p>
          </table:table-cell>
          <table:table-cell table:formula="of:=SUM([.O5:.Q5])*[.S2]" office:value-type="float" office:value="83386.8924" calcext:value-type="float">
            <text:p>83386.8924</text:p>
          </table:table-cell>
          <table:table-cell office:value-type="float" office:value="83539" calcext:value-type="float">
            <text:p>83539</text:p>
          </table:table-cell>
          <table:table-cell table:formula="of:=[.R5]-[.S5]" office:value-type="float" office:value="-152.107599999988" calcext:value-type="float">
            <text:p>-152.1076</text:p>
          </table:table-cell>
        </table:table-row>
        <table:table-row table:style-name="ro1">
          <table:table-cell office:value-type="float" office:value="24649618.6" calcext:value-type="float">
            <text:p>24,649,618.60</text:p>
          </table:table-cell>
          <table:table-cell office:value-type="float" office:value="24649771.2382" calcext:value-type="float">
            <text:p>24,649,771.24</text:p>
          </table:table-cell>
          <table:table-cell table:formula="of:=(['fuel burned'.B6]-['fuel burned'.A6])/['fuel burned'.A6]" office:value-type="percentage" office:value="0.0000061923148782484" calcext:value-type="percentage">
            <text:p>0.000619%</text:p>
          </table:table-cell>
          <table:table-cell table:style-name="ce27" table:formula="of:=[.A6]-[.B6]" office:value-type="float" office:value="-152.638199999928" calcext:value-type="float">
            <text:p>-152.64</text:p>
          </table:table-cell>
          <table:table-cell table:style-name="ce27" table:formula="of:=[.A5]-[.A6]" office:value-type="float" office:value="395817.969999999" calcext:value-type="float">
            <text:p>395,817.97</text:p>
          </table:table-cell>
          <table:table-cell table:style-name="ce27" table:formula="of:=[.B5]-[.B6]" office:value-type="float" office:value="395817.976199999" calcext:value-type="float">
            <text:p>395,817.98</text:p>
          </table:table-cell>
          <table:table-cell table:style-name="ce27" table:formula="of:=[.E6]-[.F6]" office:value-type="float" office:value="-0.00620000064373016" calcext:value-type="float">
            <text:p>-0.01</text:p>
          </table:table-cell>
          <table:table-cell office:value-type="float" office:value="24828256.3538" calcext:value-type="float">
            <text:p>24828256.3538</text:p>
          </table:table-cell>
          <table:table-cell table:formula="of:=[.H5]-[.H6]" office:value-type="float" office:value="306585.450000003" calcext:value-type="float">
            <text:p>306585.450000003</text:p>
          </table:table-cell>
          <table:table-cell table:number-columns-repeated="4"/>
          <table:table-cell office:value-type="string" calcext:value-type="string">
            <text:p>Throt avg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508" calcext:value-type="float">
            <text:p>0.9508</text:p>
          </table:table-cell>
          <table:table-cell table:number-columns-repeated="3"/>
        </table:table-row>
        <table:table-row table:style-name="ro1">
          <table:table-cell office:value-type="float" office:value="24253886.21" calcext:value-type="float">
            <text:p>24,253,886.21</text:p>
          </table:table-cell>
          <table:table-cell office:value-type="float" office:value="24254038.7187" calcext:value-type="float">
            <text:p>24,254,038.72</text:p>
          </table:table-cell>
          <table:table-cell table:formula="of:=(['fuel burned'.B7]-['fuel burned'.A7])/['fuel burned'.A7]" office:value-type="percentage" office:value="0.00000628801086464154" calcext:value-type="percentage">
            <text:p>0.000629%</text:p>
          </table:table-cell>
          <table:table-cell table:style-name="ce27" table:formula="of:=[.A7]-[.B7]" office:value-type="float" office:value="-152.50869999826" calcext:value-type="float">
            <text:p>-152.51</text:p>
          </table:table-cell>
          <table:table-cell table:style-name="ce27" table:formula="of:=[.A6]-[.A7]" office:value-type="float" office:value="395732.390000001" calcext:value-type="float">
            <text:p>395,732.39</text:p>
          </table:table-cell>
          <table:table-cell table:style-name="ce27" table:formula="of:=[.B6]-[.B7]" office:value-type="float" office:value="395732.519500002" calcext:value-type="float">
            <text:p>395,732.52</text:p>
          </table:table-cell>
          <table:table-cell table:style-name="ce27" table:formula="of:=[.E7]-[.F7]" office:value-type="float" office:value="-0.12950000166893" calcext:value-type="float">
            <text:p>-0.13</text:p>
          </table:table-cell>
          <table:table-cell office:value-type="float" office:value="24521670.9038" calcext:value-type="float">
            <text:p>24521670.9038</text:p>
          </table:table-cell>
          <table:table-cell table:formula="of:=[.H6]-[.H7]" office:value-type="float" office:value="306585.449999999" calcext:value-type="float">
            <text:p>306585.449999999</text:p>
          </table:table-cell>
          <table:table-cell table:number-columns-repeated="5"/>
          <table:table-cell table:formula="of:=[.O3]*[.O6]" office:value-type="float" office:value="59350.74" calcext:value-type="float">
            <text:p>59350.74</text:p>
          </table:table-cell>
          <table:table-cell table:formula="of:=[.P3]*[.P6]" office:value-type="float" office:value="13221.0416" calcext:value-type="float">
            <text:p>13221.0416</text:p>
          </table:table-cell>
          <table:table-cell table:formula="of:=[.Q3]*[.Q6]" office:value-type="float" office:value="23781.4096" calcext:value-type="float">
            <text:p>23781.4096</text:p>
          </table:table-cell>
          <table:table-cell table:formula="of:=SUM([.O7:.Q7])" office:value-type="float" office:value="96353.1912" calcext:value-type="float">
            <text:p>96353.1912</text:p>
          </table:table-cell>
          <table:table-cell table:formula="of:=[.R7]*0.82" office:value-type="float" office:value="79009.616784" calcext:value-type="float">
            <text:p>79009.616784</text:p>
          </table:table-cell>
          <table:table-cell/>
        </table:table-row>
        <table:table-row table:style-name="ro1">
          <table:table-cell office:value-type="float" office:value="23858301.11" calcext:value-type="float">
            <text:p>23,858,301.11</text:p>
          </table:table-cell>
          <table:table-cell office:value-type="float" office:value="23858455.4126" calcext:value-type="float">
            <text:p>23,858,455.41</text:p>
          </table:table-cell>
          <table:table-cell table:formula="of:=(['fuel burned'.B8]-['fuel burned'.A8])/['fuel burned'.A8]" office:value-type="percentage" office:value="0.00000646745966062852" calcext:value-type="percentage">
            <text:p>0.000647%</text:p>
          </table:table-cell>
          <table:table-cell table:style-name="ce27" table:formula="of:=[.A8]-[.B8]" office:value-type="float" office:value="-154.302600000054" calcext:value-type="float">
            <text:p>-154.30</text:p>
          </table:table-cell>
          <table:table-cell table:style-name="ce27" table:formula="of:=[.A7]-[.A8]" office:value-type="float" office:value="395585.100000002" calcext:value-type="float">
            <text:p>395,585.10</text:p>
          </table:table-cell>
          <table:table-cell table:style-name="ce27" table:formula="of:=[.B7]-[.B8]" office:value-type="float" office:value="395583.3061" calcext:value-type="float">
            <text:p>395,583.31</text:p>
          </table:table-cell>
          <table:table-cell table:style-name="ce27" table:formula="of:=[.E8]-[.F8]" office:value-type="float" office:value="1.7939000017941" calcext:value-type="float">
            <text:p>1.79</text:p>
          </table:table-cell>
          <table:table-cell table:number-columns-repeated="13"/>
        </table:table-row>
        <table:table-row table:style-name="ro1">
          <table:table-cell office:value-type="float" office:value="23462918.12" calcext:value-type="float">
            <text:p>23,462,918.12</text:p>
          </table:table-cell>
          <table:table-cell office:value-type="float" office:value="23463080.794" calcext:value-type="float">
            <text:p>23,463,080.79</text:p>
          </table:table-cell>
          <table:table-cell table:formula="of:=(['fuel burned'.B9]-['fuel burned'.A9])/['fuel burned'.A9]" office:value-type="percentage" office:value="0.00000693323819171724" calcext:value-type="percentage">
            <text:p>0.000693%</text:p>
          </table:table-cell>
          <table:table-cell table:style-name="ce27" table:formula="of:=[.A9]-[.B9]" office:value-type="float" office:value="-162.673999998719" calcext:value-type="float">
            <text:p>-162.67</text:p>
          </table:table-cell>
          <table:table-cell table:style-name="ce27" table:formula="of:=[.A8]-[.A9]" office:value-type="float" office:value="395382.989999998" calcext:value-type="float">
            <text:p>395,382.99</text:p>
          </table:table-cell>
          <table:table-cell table:style-name="ce27" table:formula="of:=[.B8]-[.B9]" office:value-type="float" office:value="395374.6186" calcext:value-type="float">
            <text:p>395,374.62</text:p>
          </table:table-cell>
          <table:table-cell table:style-name="ce27" table:formula="of:=[.E9]-[.F9]" office:value-type="float" office:value="8.37139999866486" calcext:value-type="float">
            <text:p>8.37</text:p>
          </table:table-cell>
          <table:table-cell table:number-columns-repeated="13"/>
        </table:table-row>
        <table:table-row table:style-name="ro1">
          <table:table-cell office:value-type="float" office:value="23067785.29" calcext:value-type="float">
            <text:p>23,067,785.29</text:p>
          </table:table-cell>
          <table:table-cell office:value-type="float" office:value="23067965.832" calcext:value-type="float">
            <text:p>23,067,965.83</text:p>
          </table:table-cell>
          <table:table-cell table:formula="of:=(['fuel burned'.B10]-['fuel burned'.A10])/['fuel burned'.A10]" office:value-type="percentage" office:value="0.0000078265857658082" calcext:value-type="percentage">
            <text:p>0.000783%</text:p>
          </table:table-cell>
          <table:table-cell table:style-name="ce27" table:formula="of:=[.A10]-[.B10]" office:value-type="float" office:value="-180.541999999434" calcext:value-type="float">
            <text:p>-180.54</text:p>
          </table:table-cell>
          <table:table-cell table:style-name="ce27" table:formula="of:=[.A9]-[.A10]" office:value-type="float" office:value="395132.830000002" calcext:value-type="float">
            <text:p>395,132.83</text:p>
          </table:table-cell>
          <table:table-cell table:style-name="ce27" table:formula="of:=[.B9]-[.B10]" office:value-type="float" office:value="395114.962000001" calcext:value-type="float">
            <text:p>395,114.96</text:p>
          </table:table-cell>
          <table:table-cell table:style-name="ce27" table:formula="of:=[.E10]-[.F10]" office:value-type="float" office:value="17.8680000007153" calcext:value-type="float">
            <text:p>17.87</text:p>
          </table:table-cell>
          <table:table-cell table:number-columns-repeated="13"/>
        </table:table-row>
        <table:table-row table:style-name="ro1">
          <table:table-cell office:value-type="float" office:value="22672945.29" calcext:value-type="float">
            <text:p>22,672,945.29</text:p>
          </table:table-cell>
          <table:table-cell office:value-type="float" office:value="22673153.5677" calcext:value-type="float">
            <text:p>22,673,153.57</text:p>
          </table:table-cell>
          <table:table-cell table:formula="of:=(['fuel burned'.B11]-['fuel burned'.A11])/['fuel burned'.A11]" office:value-type="percentage" office:value="0.00000918617750519484" calcext:value-type="percentage">
            <text:p>0.000919%</text:p>
          </table:table-cell>
          <table:table-cell table:style-name="ce27" table:formula="of:=[.A11]-[.B11]" office:value-type="float" office:value="-208.277699999511" calcext:value-type="float">
            <text:p>-208.28</text:p>
          </table:table-cell>
          <table:table-cell table:style-name="ce27" table:formula="of:=[.A10]-[.A11]" office:value-type="float" office:value="394840" calcext:value-type="float">
            <text:p>394,840.00</text:p>
          </table:table-cell>
          <table:table-cell table:style-name="ce27" table:formula="of:=[.B10]-[.B11]" office:value-type="float" office:value="394812.2643" calcext:value-type="float">
            <text:p>394,812.26</text:p>
          </table:table-cell>
          <table:table-cell table:style-name="ce27" table:formula="of:=[.E11]-[.F11]" office:value-type="float" office:value="27.7357000000775" calcext:value-type="float">
            <text:p>27.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278680.8791" calcext:value-type="float">
            <text:p>22,278,680.88</text:p>
          </table:table-cell>
          <table:table-cell table:formula="of:=(['fuel burned'.B12]-['fuel burned'.A12])/['fuel burned'.A12]" office:value-type="string" office:string-value="" calcext:value-type="error">
            <text:p>#DIV/0!</text:p>
          </table:table-cell>
          <table:table-cell table:style-name="ce29" table:number-columns-repeated="4"/>
          <table:table-cell table:number-columns-repeated="13"/>
        </table:table-row>
        <table:table-row table:style-name="ro1">
          <table:table-cell/>
          <table:table-cell office:value-type="float" office:value="21886037.1579" calcext:value-type="float">
            <text:p>21,886,037.16</text:p>
          </table:table-cell>
          <table:table-cell table:formula="of:=(['fuel burned'.B13]-['fuel burned'.A13])/['fuel burned'.A13]" office:value-type="string" office:string-value="" calcext:value-type="error">
            <text:p>#DIV/0!</text:p>
          </table:table-cell>
          <table:table-cell table:style-name="ce29" table:number-columns-repeated="4"/>
          <table:table-cell table:number-columns-repeated="13"/>
        </table:table-row>
        <table:table-row table:style-name="ro1">
          <table:table-cell/>
          <table:table-cell office:value-type="float" office:value="21495233.9313" calcext:value-type="float">
            <text:p>21,495,233.93</text:p>
          </table:table-cell>
          <table:table-cell table:formula="of:=(['fuel burned'.B14]-['fuel burned'.A14])/['fuel burned'.A14]" office:value-type="string" office:string-value="" calcext:value-type="error">
            <text:p>#DIV/0!</text:p>
          </table:table-cell>
          <table:table-cell table:style-name="ce29" table:number-columns-repeated="4"/>
          <table:table-cell table:number-columns-repeated="13"/>
        </table:table-row>
        <table:table-row table:style-name="ro1">
          <table:table-cell/>
          <table:table-cell office:value-type="float" office:value="21106275.4803" calcext:value-type="float">
            <text:p>21,106,275.48</text:p>
          </table:table-cell>
          <table:table-cell table:formula="of:=(['fuel burned'.B15]-['fuel burned'.A15])/['fuel burned'.A15]" office:value-type="string" office:string-value="" calcext:value-type="error">
            <text:p>#DIV/0!</text:p>
          </table:table-cell>
          <table:table-cell table:style-name="ce29" table:number-columns-repeated="4"/>
          <table:table-cell table:number-columns-repeated="13"/>
        </table:table-row>
        <table:table-row table:style-name="ro1">
          <table:table-cell/>
          <table:table-cell office:value-type="float" office:value="20719159.0238" calcext:value-type="float">
            <text:p>20,719,159.02</text:p>
          </table:table-cell>
          <table:table-cell table:formula="of:=(['fuel burned'.B16]-['fuel burned'.A16])/['fuel burned'.A16]" office:value-type="string" office:string-value="" calcext:value-type="error">
            <text:p>#DIV/0!</text:p>
          </table:table-cell>
          <table:table-cell table:style-name="ce29" table:number-columns-repeated="4"/>
          <table:table-cell table:number-columns-repeated="13"/>
        </table:table-row>
        <table:table-row table:style-name="ro1">
          <table:table-cell/>
          <table:table-cell office:value-type="float" office:value="20333875.6011" calcext:value-type="float">
            <text:p>20,333,875.60</text:p>
          </table:table-cell>
          <table:table-cell table:formula="of:=(['fuel burned'.B17]-['fuel burned'.A17])/['fuel burned'.A17]" office:value-type="string" office:string-value="" calcext:value-type="error">
            <text:p>#DIV/0!</text:p>
          </table:table-cell>
          <table:table-cell table:style-name="ce29" table:number-columns-repeated="4"/>
          <table:table-cell table:number-columns-repeated="13"/>
        </table:table-row>
        <table:table-row table:style-name="ro1">
          <table:table-cell/>
          <table:table-cell office:value-type="float" office:value="19950411.2002" calcext:value-type="float">
            <text:p>19,950,411.20</text:p>
          </table:table-cell>
          <table:table-cell table:formula="of:=(['fuel burned'.B18]-['fuel burned'.A18])/['fuel burned'.A18]" office:value-type="string" office:string-value="" calcext:value-type="error">
            <text:p>#DIV/0!</text:p>
          </table:table-cell>
          <table:table-cell table:style-name="ce29" table:number-columns-repeated="4"/>
          <table:table-cell table:number-columns-repeated="13"/>
        </table:table-row>
        <table:table-row table:style-name="ro1">
          <table:table-cell/>
          <table:table-cell office:value-type="float" office:value="19568747.6777" calcext:value-type="float">
            <text:p>19,568,747.68</text:p>
          </table:table-cell>
          <table:table-cell table:formula="of:=(['fuel burned'.B19]-['fuel burned'.A19])/['fuel burned'.A19]" office:value-type="string" office:string-value="" calcext:value-type="error">
            <text:p>#DIV/0!</text:p>
          </table:table-cell>
          <table:table-cell table:style-name="ce29" table:number-columns-repeated="4"/>
          <table:table-cell table:number-columns-repeated="13"/>
        </table:table-row>
        <table:table-row table:style-name="ro1">
          <table:table-cell/>
          <table:table-cell office:value-type="float" office:value="19187454.0353" calcext:value-type="float">
            <text:p>19,187,454.04</text:p>
          </table:table-cell>
          <table:table-cell table:formula="of:=(['fuel burned'.B20]-['fuel burned'.A20])/['fuel burned'.A20]" office:value-type="string" office:string-value="" calcext:value-type="error">
            <text:p>#DIV/0!</text:p>
          </table:table-cell>
          <table:table-cell table:style-name="ce29" table:number-columns-repeated="4"/>
          <table:table-cell table:number-columns-repeated="13"/>
        </table:table-row>
        <table:table-row table:style-name="ro1">
          <table:table-cell table:number-columns-repeated="2"/>
          <table:table-cell table:formula="of:=(['fuel burned'.B21]-['fuel burned'.A21])/['fuel burned'.A21]" office:value-type="string" office:string-value="" calcext:value-type="error">
            <text:p>#DIV/0!</text:p>
          </table:table-cell>
          <table:table-cell table:style-name="ce29" table:number-columns-repeated="4"/>
          <table:table-cell table:number-columns-repeated="13"/>
        </table:table-row>
        <table:table-row table:style-name="ro1">
          <table:table-cell table:number-columns-repeated="2"/>
          <table:table-cell table:formula="of:=(['fuel burned'.B22]-['fuel burned'.A22])/['fuel burned'.A22]" office:value-type="string" office:string-value="" calcext:value-type="error">
            <text:p>#DIV/0!</text:p>
          </table:table-cell>
          <table:table-cell table:style-name="ce29" table:number-columns-repeated="4"/>
          <table:table-cell table:number-columns-repeated="13"/>
        </table:table-row>
        <table:table-row table:style-name="ro1">
          <table:table-cell table:number-columns-repeated="2"/>
          <table:table-cell table:style-name="ce26" table:formula="of:=(['fuel burned'.B23]-['fuel burned'.A23])/['fuel burned'.A23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6" table:formula="of:=(['fuel burned'.B24]-['fuel burned'.A24])/['fuel burned'.A24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6" table:formula="of:=(['fuel burned'.B25]-['fuel burned'.A25])/['fuel burned'.A25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6" table:formula="of:=(['fuel burned'.B26]-['fuel burned'.A26])/['fuel burned'.A26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6" table:formula="of:=(['fuel burned'.B27]-['fuel burned'.A27])/['fuel burned'.A27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6" table:formula="of:=(['fuel burned'.B28]-['fuel burned'.A28])/['fuel burned'.A28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6" table:formula="of:=(['fuel burned'.B29]-['fuel burned'.A29])/['fuel burned'.A29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6" table:formula="of:=(['fuel burned'.B30]-['fuel burned'.A30])/['fuel burned'.A30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6" table:formula="of:=(['fuel burned'.B31]-['fuel burned'.A31])/['fuel burned'.A31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6" table:formula="of:=(['fuel burned'.B32]-['fuel burned'.A32])/['fuel burned'.A32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6" table:formula="of:=(['fuel burned'.B33]-['fuel burned'.A33])/['fuel burned'.A33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6" table:formula="of:=(['fuel burned'.B34]-['fuel burned'.A34])/['fuel burned'.A34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6" table:formula="of:=(['fuel burned'.B35]-['fuel burned'.A35])/['fuel burned'.A35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6" table:formula="of:=(['fuel burned'.B36]-['fuel burned'.A36])/['fuel burned'.A36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6" table:formula="of:=(['fuel burned'.B37]-['fuel burned'.A37])/['fuel burned'.A37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6" table:formula="of:=(['fuel burned'.B38]-['fuel burned'.A38])/['fuel burned'.A38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6" table:formula="of:=(['fuel burned'.B39]-['fuel burned'.A39])/['fuel burned'.A39]" office:value-type="string" office:string-value="" calcext:value-type="error">
            <text:p>#DIV/0!</text:p>
          </table:table-cell>
          <table:table-cell table:number-columns-repeated="17"/>
        </table:table-row>
      </table:table>
      <table:table table:name="Sheet2" table:style-name="ta1"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0344.1111" calcext:value-type="float">
            <text:p>890344.1111</text:p>
          </table:table-cell>
          <table:table-cell office:value-type="string" calcext:value-type="string">
            <text:p>total burned</text:p>
          </table:table-cell>
          <table:table-cell office:value-type="string" calcext:value-type="string">
            <text:p>burned per engine</text:p>
          </table:table-cell>
          <table:table-cell office:value-type="string" calcext:value-type="string">
            <text:p>per sec</text:p>
          </table:table-cell>
          <table:table-cell office:value-type="float" office:value="3600000" calcext:value-type="float">
            <text:p>36000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67244.185" calcext:value-type="float">
            <text:p>1067244.185</text:p>
          </table:table-cell>
          <table:table-cell table:formula="of:=[Sheet2.B5]-[Sheet2.B4]" office:value-type="float" office:value="176900.0739" calcext:value-type="float">
            <text:p>176900.0739</text:p>
          </table:table-cell>
          <table:table-cell table:formula="of:=[Sheet2.C5]/4" office:value-type="float" office:value="44225.018475" calcext:value-type="float">
            <text:p>44225.018475</text:p>
          </table:table-cell>
          <table:table-cell table:formula="of:=[Sheet2.D5]/3" office:value-type="float" office:value="14741.672825" calcext:value-type="float">
            <text:p>14741.672825</text:p>
          </table:table-cell>
          <table:table-cell/>
          <table:table-cell table:formula="of:=[Sheet2.F4]/[Sheet2.E5]" office:value-type="float" office:value="244.205663952524" calcext:value-type="float">
            <text:p>244.2056639525</text:p>
          </table:table-cell>
          <table:table-cell table:formula="of:=[Sheet2.G5]*4" office:value-type="float" office:value="976.822655810094" calcext:value-type="float">
            <text:p>976.8226558101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his</text:p>
          </table:table-cell>
          <table:table-cell office:value-type="string" calcext:value-type="string">
            <text:p>min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9492.5028" calcext:value-type="float">
            <text:p>59492.5028</text:p>
          </table:table-cell>
          <table:table-cell office:value-type="float" office:value="59492.5028709" calcext:value-type="float">
            <text:p>59492.5028709</text:p>
          </table:table-cell>
          <table:table-cell table:formula="of:=[Sheet2.E12]-[Sheet2.F12]" office:value-type="float" office:value="-0.0000709000014467165" calcext:value-type="float">
            <text:p>-0.00007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982.9835" calcext:value-type="float">
            <text:p>118982.9835</text:p>
          </table:table-cell>
          <table:table-cell office:value-type="float" office:value="118982.982112" calcext:value-type="float">
            <text:p>118982.982112</text:p>
          </table:table-cell>
          <table:table-cell table:formula="of:=[Sheet2.E13]-[Sheet2.F13]" office:value-type="float" office:value="0.00138800000422634" calcext:value-type="float">
            <text:p>0.001388</text:p>
          </table:table-cell>
          <table:table-cell table:formula="of:=[Sheet2.G13]-[Sheet2.G12]" office:value-type="float" office:value="0.00145890000567306" calcext:value-type="float">
            <text:p>0.0014589</text:p>
          </table:table-cell>
        </table:table-row>
        <table:table-row table:style-name="ro1">
          <table:table-cell table:number-columns-repeated="4"/>
          <table:table-cell office:value-type="float" office:value="178467.0032" calcext:value-type="float">
            <text:p>178467.0032</text:p>
          </table:table-cell>
          <table:table-cell office:value-type="float" office:value="178466.999873" calcext:value-type="float">
            <text:p>178466.999873</text:p>
          </table:table-cell>
          <table:table-cell table:formula="of:=[Sheet2.E14]-[Sheet2.F14]" office:value-type="float" office:value="0.00332700001308694" calcext:value-type="float">
            <text:p>0.003327</text:p>
          </table:table-cell>
          <table:table-cell table:formula="of:=[Sheet2.G14]-[Sheet2.G13]" office:value-type="float" office:value="0.0019390000088606" calcext:value-type="float">
            <text:p>0.001939</text:p>
          </table:table-cell>
        </table:table-row>
        <table:table-row table:style-name="ro1">
          <table:table-cell table:number-columns-repeated="4"/>
          <table:table-cell office:value-type="float" office:value="356889.7938" calcext:value-type="float">
            <text:p>356889.7938</text:p>
          </table:table-cell>
          <table:table-cell office:value-type="float" office:value="356884.005853" calcext:value-type="float">
            <text:p>356884.005853</text:p>
          </table:table-cell>
          <table:table-cell table:formula="of:=[Sheet2.E15]-[Sheet2.F15]" office:value-type="float" office:value="5.78794700000435" calcext:value-type="float">
            <text:p>5.787947</text:p>
          </table:table-cell>
          <table:table-cell table:formula="of:=[Sheet2.G15]-[Sheet2.G14]" office:value-type="float" office:value="5.78461999999126" calcext:value-type="float">
            <text:p>5.78462</text:p>
          </table:table-cell>
        </table:table-row>
        <table:table-row table:style-name="ro1">
          <table:table-cell table:number-columns-repeated="4"/>
          <table:table-cell office:value-type="float" office:value="535103.5158" calcext:value-type="float">
            <text:p>535103.5158</text:p>
          </table:table-cell>
          <table:table-cell office:value-type="float" office:value="535097.718966" calcext:value-type="float">
            <text:p>535097.718966</text:p>
          </table:table-cell>
          <table:table-cell table:formula="of:=[Sheet2.E16]-[Sheet2.F16]" office:value-type="float" office:value="5.79683400003705" calcext:value-type="float">
            <text:p>5.796834</text:p>
          </table:table-cell>
          <table:table-cell table:formula="of:=[Sheet2.G16]-[Sheet2.G15]" office:value-type="float" office:value="0.0088870000327006" calcext:value-type="float">
            <text:p>0.008887</text:p>
          </table:table-cell>
        </table:table-row>
        <table:table-row table:style-name="ro1">
          <table:table-cell table:number-columns-repeated="4"/>
          <table:table-cell office:value-type="float" office:value="712978.2774" calcext:value-type="float">
            <text:p>712978.2774</text:p>
          </table:table-cell>
          <table:table-cell office:value-type="float" office:value="712972.460072" calcext:value-type="float">
            <text:p>712972.460072</text:p>
          </table:table-cell>
          <table:table-cell table:formula="of:=[Sheet2.E17]-[Sheet2.F17]" office:value-type="float" office:value="5.81732799997553" calcext:value-type="float">
            <text:p>5.817328</text:p>
          </table:table-cell>
          <table:table-cell table:formula="of:=[Sheet2.G17]-[Sheet2.G16]" office:value-type="float" office:value="0.0204939999384806" calcext:value-type="float">
            <text:p>0.0204939999</text:p>
          </table:table-cell>
        </table:table-row>
        <table:table-row table:style-name="ro1">
          <table:table-cell table:number-columns-repeated="4"/>
          <table:table-cell office:value-type="float" office:value="890344.1111" calcext:value-type="float">
            <text:p>890344.1111</text:p>
          </table:table-cell>
          <table:table-cell office:value-type="string" calcext:value-type="string">
            <text:p>py</text:p>
          </table:table-cell>
          <table:table-cell table:formula="of:=[Sheet2.E18]-[Sheet2.F18]" office:value-type="string" office:string-value="" calcext:value-type="error">
            <text:p>#VALUE!</text:p>
          </table:table-cell>
          <table:table-cell table:formula="of:=[Sheet2.G18]-[Sheet2.G17]" office:value-type="string" office:string-value="" calcext:value-type="error">
            <text:p>#VALUE!</text:p>
          </table:table-cell>
        </table:table-row>
      </table:table>
      <table:table table:name="Av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.680215" calcext:value-type="float">
            <text:p>1.6802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0.997209034" calcext:value-type="float">
            <text:p>0.99720903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 table:formula="of:=(SQRT(2*[.C1]*[.C1]-[.C2]*[.C2])-[.C2])/2" office:value-type="float" office:value="0.579799284337744" calcext:value-type="float">
            <text:p>0.5797992843</text:p>
          </table:table-cell>
          <table:table-cell table:number-columns-repeated="3"/>
          <table:table-cell office:value-type="string" calcext:value-type="string">
            <text:p>solve for c</text:p>
          </table:table-cell>
          <table:table-cell table:formula="of:=0.258+0.99718" office:value-type="float" office:value="1.25518" calcext:value-type="float">
            <text:p>1.25518</text:p>
          </table:table-cell>
          <table:table-cell office:value-type="float" office:value="1.1235" calcext:value-type="float">
            <text:p>1.1235</text:p>
          </table:table-cell>
          <table:table-cell table:formula="of:=SQRT([Av.H4]*[Av.H4]+[Av.I4]*[Av.I4])" office:value-type="float" office:value="1.68455604905269" calcext:value-type="float">
            <text:p>1.684556049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lve for a</text:p>
          </table:table-cell>
          <table:table-cell table:formula="of:=SQRT([Av.J5]*[Av.J5]-[Av.I5]*[Av.I5])" office:value-type="float" office:value="1.5732956652898" calcext:value-type="float">
            <text:p>1.5732956653</text:p>
          </table:table-cell>
          <table:table-cell table:formula="of:=[.C6]" office:value-type="float" office:value="0.589799284337744" calcext:value-type="float">
            <text:p>0.5897992843</text:p>
          </table:table-cell>
          <table:table-cell table:formula="of:=[.C1]" office:value-type="float" office:value="1.680215" calcext:value-type="float">
            <text:p>1.680215</text:p>
          </table:table-cell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 table:formula="of:=[.C4]+0.01" office:value-type="float" office:value="0.589799284337744" calcext:value-type="float">
            <text:p>0.589799284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v</text:p>
          </table:table-cell>
          <table:table-cell table:formula="of:=[.H5]-[.C2]" office:value-type="float" office:value="0.576086631289803" calcext:value-type="float">
            <text:p>0.5760866313</text:p>
          </table:table-cell>
          <table:table-cell table:number-columns-repeated="7"/>
        </table:table-row>
      </table:table>
      <table:table table:name="ADC" table:style-name="ta1">
        <office:forms form:automatic-focus="false" form:apply-design-mode="false"/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SRM has variable burn rate</text:p>
          </table:table-cell>
          <table:table-cell table:number-columns-repeated="4"/>
          <table:table-cell office:value-type="string" calcext:value-type="string">
            <text:p>ADC predicted</text:p>
          </table:table-cell>
          <table:table-cell office:value-type="string" calcext:value-type="string">
            <text:p>ADC actual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0.00012" calcext:value-type="float">
            <text:p>0.00012</text:p>
          </table:table-cell>
          <table:table-cell table:number-columns-repeated="7"/>
          <table:table-cell office:value-type="string" calcext:value-type="string">
            <text:p>A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00086" calcext:value-type="float">
            <text:p>0.00086</text:p>
          </table:table-cell>
          <table:table-cell office:value-type="float" office:value="0.000148861" calcext:value-type="float">
            <text:p>0.000148861</text:p>
          </table:table-cell>
          <table:table-cell office:value-type="float" office:value="0.00012" calcext:value-type="float">
            <text:p>0.00012</text:p>
          </table:table-cell>
          <table:table-cell table:formula="of:=[ADC.G5]-[ADC.F4]" office:value-type="float" office:value="0.000028861" calcext:value-type="float">
            <text:p>0.000028861</text:p>
          </table:table-cell>
          <table:table-cell table:number-columns-repeated="3"/>
          <table:table-cell office:value-type="string" calcext:value-type="string">
            <text:p>mine</text:p>
          </table:table-cell>
          <table:table-cell office:value-type="float" office:value="0.555809" calcext:value-type="float">
            <text:p>0.555809</text:p>
          </table:table-cell>
          <table:table-cell office:value-type="float" office:value="0.9973364" calcext:value-type="float">
            <text:p>0.9973364</text:p>
          </table:table-cell>
          <table:table-cell office:value-type="float" office:value="1.553414" calcext:value-type="float">
            <text:p>1.553414</text:p>
          </table:table-cell>
          <table:table-cell/>
          <table:table-cell table:formula="of:=[ADC.N5]+[ADC.O5]" office:value-type="float" office:value="1.5531454" calcext:value-type="float">
            <text:p>1.5531454</text:p>
          </table:table-cell>
          <table:table-cell/>
          <table:table-cell table:formula="of:=[ADC.P5]-[ADC.R5]" office:value-type="float" office:value="0.000268600000000063" calcext:value-type="float">
            <text:p>0.0002686</text:p>
          </table:table-cell>
        </table:table-row>
        <table:table-row table:style-name="ro1">
          <table:table-cell table:number-columns-repeated="5"/>
          <table:table-cell office:value-type="float" office:value="0.0022" calcext:value-type="float">
            <text:p>0.0022</text:p>
          </table:table-cell>
          <table:table-cell office:value-type="float" office:value="0.000741786" calcext:value-type="float">
            <text:p>0.000741786</text:p>
          </table:table-cell>
          <table:table-cell office:value-type="float" office:value="0.000888861" calcext:value-type="float">
            <text:p>0.000888861</text:p>
          </table:table-cell>
          <table:table-cell table:formula="of:=[ADC.G6]-[ADC.F5]" office:value-type="float" office:value="-0.000118214" calcext:value-type="float">
            <text:p>-0.000118214</text:p>
          </table:table-cell>
          <table:table-cell table:formula="of:=[ADC.G6]-[ADC.H6]" office:value-type="float" office:value="-0.000147075" calcext:value-type="float">
            <text:p>-0.000147075</text:p>
          </table:table-cell>
          <table:table-cell table:number-columns-repeated="2"/>
          <table:table-cell office:value-type="string" calcext:value-type="string">
            <text:p>his</text:p>
          </table:table-cell>
          <table:table-cell office:value-type="float" office:value="0.55519" calcext:value-type="float">
            <text:p>0.55519</text:p>
          </table:table-cell>
          <table:table-cell office:value-type="float" office:value="0.997336395" calcext:value-type="float">
            <text:p>0.997336395</text:p>
          </table:table-cell>
          <table:table-cell office:value-type="float" office:value="1.553414" calcext:value-type="float">
            <text:p>1.553414</text:p>
          </table:table-cell>
          <table:table-cell/>
          <table:table-cell table:formula="of:=[ADC.N6]+[ADC.O6]" office:value-type="float" office:value="1.552526395" calcext:value-type="float">
            <text:p>1.552526395</text:p>
          </table:table-cell>
          <table:table-cell/>
          <table:table-cell table:formula="of:=[ADC.P6]-[ADC.R6]" office:value-type="float" office:value="0.000887604999999958" calcext:value-type="float">
            <text:p>0.000887605</text:p>
          </table:table-cell>
        </table:table-row>
        <table:table-row table:style-name="ro1">
          <table:table-cell table:number-columns-repeated="6"/>
          <table:table-cell office:value-type="float" office:value="0.002027446" calcext:value-type="float">
            <text:p>0.002027446</text:p>
          </table:table-cell>
          <table:table-cell office:value-type="float" office:value="0.002081786" calcext:value-type="float">
            <text:p>0.002081786</text:p>
          </table:table-cell>
          <table:table-cell table:formula="of:=[ADC.G7]-[ADC.F6]" office:value-type="float" office:value="-0.000172554" calcext:value-type="float">
            <text:p>-0.000172554</text:p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[ADC.G8]-[ADC.F7]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olve for c</text:p>
          </table:table-cell>
          <table:table-cell table:formula="of:=0.55+0.99733636" office:value-type="float" office:value="1.54733636" calcext:value-type="float">
            <text:p>1.54733636</text:p>
          </table:table-cell>
          <table:table-cell office:value-type="float" office:value="0.65526548" calcext:value-type="float">
            <text:p>0.65526548</text:p>
          </table:table-cell>
          <table:table-cell table:formula="of:=SQRT([ADC.E17]*[ADC.E17]+[ADC.F17]*[ADC.F17])" office:value-type="float" office:value="1.68036384758114" calcext:value-type="float">
            <text:p>1.680363847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olve for a</text:p>
          </table:table-cell>
          <table:table-cell table:formula="of:=SQRT([ADC.G18]*[ADC.G18]-[ADC.F18]*[ADC.F18])" office:value-type="float" office:value="1.5602036805331" calcext:value-type="float">
            <text:p>1.5602036805</text:p>
          </table:table-cell>
          <table:table-cell office:value-type="float" office:value="0.666961955" calcext:value-type="float">
            <text:p>0.666961955</text:p>
          </table:table-cell>
          <table:table-cell table:formula="of:=1.73986-0.043076639" office:value-type="float" office:value="1.696783361" calcext:value-type="float">
            <text:p>1.696783361</text:p>
          </table:table-cell>
          <table:table-cell/>
          <table:table-cell table:formula="of:=[.E18]-0.652705601" office:value-type="float" office:value="0.907498079533101" calcext:value-type="float">
            <text:p>0.9074980795</text:p>
          </table:table-cell>
          <table:table-cell table:number-columns-repeated="11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float" office:value="0.99643011" calcext:value-type="float">
            <text:p>0.9964301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8]-[.E21]" office:value-type="float" office:value="0.563773570533101" calcext:value-type="float">
            <text:p>0.5637735705</text:p>
          </table:table-cell>
          <table:table-cell table:number-columns-repeated="1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table:formula="of:=0.55519+0.99733695" office:value-type="float" office:value="1.55252695" calcext:value-type="float">
            <text:p>1.5525269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0.555189+0.9973364" office:value-type="float" office:value="1.5525254" calcext:value-type="float">
            <text:p>1.5525254</text:p>
          </table:table-cell>
          <table:table-cell table:number-columns-repeated="13"/>
        </table:table-row>
      </table:table>
      <table:table table:name="SRM tail off" table:style-name="ta1">
        <table:table-column table:style-name="co1" table:default-cell-style-name="Default"/>
        <table:table-column table:style-name="co23" table:default-cell-style-name="Default"/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his alt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hrust of SRM</text:p>
          </table:table-cell>
          <table:table-cell office:value-type="string" calcext:value-type="string">
            <text:p>Fuel burned</text:p>
          </table:table-cell>
          <table:table-cell office:value-type="string" calcext:value-type="string">
            <text:p>Assigned burn rate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6603" calcext:value-type="float">
            <text:p>76603</text:p>
          </table:table-cell>
          <table:table-cell office:value-type="float" office:value="36565623.326" calcext:value-type="float">
            <text:p>36565623.326</text:p>
          </table:table-cell>
          <table:table-cell office:value-type="float" office:value="11056863.28" calcext:value-type="float">
            <text:p>11056863.28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1594" calcext:value-type="float">
            <text:p>81594</text:p>
          </table:table-cell>
          <table:table-cell office:value-type="float" office:value="36461713.06" calcext:value-type="float">
            <text:p>36461713.06</text:p>
          </table:table-cell>
          <table:table-cell office:value-type="float" office:value="10711326.72" calcext:value-type="float">
            <text:p>10711326.72</text:p>
          </table:table-cell>
          <table:table-cell/>
          <table:table-cell table:formula="of:=[.D5]-[.D4]" office:value-type="float" office:value="-345536.559999999" calcext:value-type="float">
            <text:p>-345536.559999999</text:p>
          </table:table-cell>
          <table:table-cell table:formula="of:=[.F5]+[.$D$26]*([.A5]-[.A4])" office:value-type="float" office:value="-142730.709999999" calcext:value-type="float">
            <text:p>-142730.709999999</text:p>
          </table:table-cell>
          <table:table-cell office:value-type="float" office:value="-122350.34" calcext:value-type="float">
            <text:p>-122350.34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6730" calcext:value-type="float">
            <text:p>86730</text:p>
          </table:table-cell>
          <table:table-cell office:value-type="float" office:value="34791219.5626" calcext:value-type="float">
            <text:p>34791219.5626</text:p>
          </table:table-cell>
          <table:table-cell office:value-type="float" office:value="10367230.19" calcext:value-type="float">
            <text:p>10367230.19</text:p>
          </table:table-cell>
          <table:table-cell/>
          <table:table-cell table:formula="of:=[.D6]-[.D5]" office:value-type="float" office:value="-344096.530000001" calcext:value-type="float">
            <text:p>-344096.530000001</text:p>
          </table:table-cell>
          <table:table-cell table:formula="of:=[.F6]+[.$D$26]*([.A6]-[.A5])" office:value-type="float" office:value="-141290.680000001" calcext:value-type="float">
            <text:p>-141290.680000001</text:p>
          </table:table-cell>
          <table:table-cell office:value-type="float" office:value="-122349.34" calcext:value-type="float">
            <text:p>-122349.34</text:p>
          </table:table-cell>
          <table:table-cell table:number-columns-repeated="3"/>
          <table:table-cell table:formula="of:=[.G6]/12" office:value-type="float" office:value="-11774.2233333334" calcext:value-type="float">
            <text:p>-11774.2233333334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2009" calcext:value-type="float">
            <text:p>92009</text:p>
          </table:table-cell>
          <table:table-cell office:value-type="float" office:value="33257650.04" calcext:value-type="float">
            <text:p>33257650.04</text:p>
          </table:table-cell>
          <table:table-cell office:value-type="float" office:value="10042076" calcext:value-type="float">
            <text:p>10042076</text:p>
          </table:table-cell>
          <table:table-cell/>
          <table:table-cell table:formula="of:=[.D7]-[.D6]" office:value-type="float" office:value="-325154.189999999" calcext:value-type="float">
            <text:p>-325154.189999999</text:p>
          </table:table-cell>
          <table:table-cell table:formula="of:=[.F7]+[.$D$26]*([.A7]-[.A6])" office:value-type="float" office:value="-122348.34" calcext:value-type="float">
            <text:p>-122348.34</text:p>
          </table:table-cell>
          <table:table-cell office:value-type="float" office:value="-122348.34" calcext:value-type="float">
            <text:p>-122348.34</text:p>
          </table:table-cell>
          <table:table-cell table:number-columns-repeated="3"/>
          <table:table-cell table:formula="of:=[.G7]/12" office:value-type="float" office:value="-10195.695" calcext:value-type="float">
            <text:p>-10195.69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427" calcext:value-type="float">
            <text:p>97427</text:p>
          </table:table-cell>
          <table:table-cell office:value-type="float" office:value="29786635.7" calcext:value-type="float">
            <text:p>29786635.7</text:p>
          </table:table-cell>
          <table:table-cell office:value-type="float" office:value="9734270.15" calcext:value-type="float">
            <text:p>9734270.15</text:p>
          </table:table-cell>
          <table:table-cell/>
          <table:table-cell table:formula="of:=[.D8]-[.D7]" office:value-type="float" office:value="-307805.85" calcext:value-type="float">
            <text:p>-307805.85</text:p>
          </table:table-cell>
          <table:table-cell table:formula="of:=[.F8]+[.$D$26]*([.A8]-[.A7])" office:value-type="float" office:value="-105000" calcext:value-type="float">
            <text:p>-105000</text:p>
          </table:table-cell>
          <table:table-cell table:formula="of:=[.H7]-[.$J$11]" office:value-type="float" office:value="-98211.255" calcext:value-type="float">
            <text:p>-98211.255</text:p>
          </table:table-cell>
          <table:table-cell table:number-columns-repeated="3"/>
          <table:table-cell table:formula="of:=[.G8]/12" office:value-type="float" office:value="-8749.99999999997" calcext:value-type="float">
            <text:p>-8750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978" calcext:value-type="float">
            <text:p>102978</text:p>
          </table:table-cell>
          <table:table-cell office:value-type="float" office:value="27651124.61" calcext:value-type="float">
            <text:p>27651124.61</text:p>
          </table:table-cell>
          <table:table-cell office:value-type="float" office:value="9465464.3" calcext:value-type="float">
            <text:p>9465464.3</text:p>
          </table:table-cell>
          <table:table-cell/>
          <table:table-cell table:formula="of:=[.D9]-[.D8]" office:value-type="float" office:value="-268805.85" calcext:value-type="float">
            <text:p>-268805.85</text:p>
          </table:table-cell>
          <table:table-cell table:formula="of:=[.F9]+[.$D$26]*([.A9]-[.A8])" office:value-type="float" office:value="-65999.9999999997" calcext:value-type="float">
            <text:p>-65999.9999999997</text:p>
          </table:table-cell>
          <table:table-cell table:formula="of:=[.H8]-[.$J$11]" office:value-type="float" office:value="-74074.1700000001" calcext:value-type="float">
            <text:p>-74074.1700000001</text:p>
          </table:table-cell>
          <table:table-cell table:number-columns-repeated="3"/>
          <table:table-cell table:formula="of:=[.G9]/12" office:value-type="float" office:value="-5499.99999999997" calcext:value-type="float">
            <text:p>-550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656" calcext:value-type="float">
            <text:p>108656</text:p>
          </table:table-cell>
          <table:table-cell office:value-type="float" office:value="26209795.72" calcext:value-type="float">
            <text:p>26209795.72</text:p>
          </table:table-cell>
          <table:table-cell office:value-type="float" office:value="9220658.45" calcext:value-type="float">
            <text:p>9220658.45</text:p>
          </table:table-cell>
          <table:table-cell/>
          <table:table-cell table:formula="of:=[.D10]-[.D9]" office:value-type="float" office:value="-244805.850000001" calcext:value-type="float">
            <text:p>-244805.850000001</text:p>
          </table:table-cell>
          <table:table-cell table:formula="of:=[.F10]+[.$D$26]*([.A10]-[.A9])" office:value-type="float" office:value="-42000.0000000015" calcext:value-type="float">
            <text:p>-42000.0000000015</text:p>
          </table:table-cell>
          <table:table-cell table:formula="of:=[.H9]-[.$J$11]" office:value-type="float" office:value="-49937.0850000001" calcext:value-type="float">
            <text:p>-49937.0850000001</text:p>
          </table:table-cell>
          <table:table-cell table:number-columns-repeated="3"/>
          <table:table-cell table:formula="of:=[.G10]/12" office:value-type="float" office:value="-3500.00000000013" calcext:value-type="float">
            <text:p>-3500.0000000001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449" calcext:value-type="float">
            <text:p>114449</text:p>
          </table:table-cell>
          <table:table-cell office:value-type="float" office:value="23908904.2" calcext:value-type="float">
            <text:p>23908904.2</text:p>
          </table:table-cell>
          <table:table-cell office:value-type="float" office:value="8992052.6" calcext:value-type="float">
            <text:p>8992052.6</text:p>
          </table:table-cell>
          <table:table-cell/>
          <table:table-cell table:formula="of:=[.D11]-[.D10]" office:value-type="float" office:value="-228605.85" calcext:value-type="float">
            <text:p>-228605.85</text:p>
          </table:table-cell>
          <table:table-cell table:formula="of:=[.F11]+[.$D$26]*([.A11]-[.A10])" office:value-type="float" office:value="-25799.9999999996" calcext:value-type="float">
            <text:p>-25799.9999999996</text:p>
          </table:table-cell>
          <table:table-cell table:formula="of:=[.H10]-[.$J$11]" office:value-type="float" office:value="-25800.0000000001" calcext:value-type="float">
            <text:p>-25800.0000000001</text:p>
          </table:table-cell>
          <table:table-cell table:formula="of:=[.G7]-[.G11]" office:value-type="float" office:value="-96548.3399999999" calcext:value-type="float">
            <text:p>-96548.3399999999</text:p>
          </table:table-cell>
          <table:table-cell table:formula="of:=[.I11]/4" office:value-type="float" office:value="-24137.085" calcext:value-type="float">
            <text:p>-24137.085</text:p>
          </table:table-cell>
          <table:table-cell/>
          <table:table-cell table:formula="of:=[.G11]/12" office:value-type="float" office:value="-2149.99999999997" calcext:value-type="float">
            <text:p>-2150</text:p>
          </table:table-cell>
          <table:table-cell table:number-columns-repeated="5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114644" calcext:value-type="float">
            <text:p>114644</text:p>
          </table:table-cell>
          <table:table-cell office:value-type="float" office:value="23909018.67" calcext:value-type="float">
            <text:p>23909018.67</text:p>
          </table:table-cell>
          <table:table-cell office:value-type="float" office:value="8185292.405" calcext:value-type="float">
            <text:p>8185292.405</text:p>
          </table:table-cell>
          <table:table-cell/>
          <table:table-cell table:formula="of:=[.D12]-[.D11]" office:value-type="float" office:value="-806760.194999999" calcext:value-type="float">
            <text:p>-806760.194999999</text:p>
          </table:table-cell>
          <table:table-cell table:formula="of:=[.F12]+[.$D$26]*([.A12]-[.A11])" office:value-type="float" office:value="-800000" calcext:value-type="float">
            <text:p>-800000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3911948.8" calcext:value-type="float">
            <text:p>23911948.8</text:p>
          </table:table-cell>
          <table:table-cell office:value-type="float" office:value="7989246.75" calcext:value-type="float">
            <text:p>7989246.75</text:p>
          </table:table-cell>
          <table:table-cell/>
          <table:table-cell table:formula="of:=[.D13]-[.D12]" office:value-type="float" office:value="-196045.655" calcext:value-type="float">
            <text:p>-196045.655</text:p>
          </table:table-cell>
          <table:table-cell table:formula="of:=[.F13]+[.$D$26]*([.A13]-[.A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5"/>
          <table:table-cell office:value-type="float" office:value="49466.66666666" calcext:value-type="float">
            <text:p>49466.666666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n rate of all other engines</text:p>
          </table:table-cell>
          <table:table-cell table:number-columns-repeated="13"/>
          <table:table-cell office:value-type="float" office:value="4500" calcext:value-type="float">
            <text:p>4500</text:p>
          </table:table-cell>
          <table:table-cell table:formula="of:=[.P21]/[.P22]" office:value-type="float" office:value="10.9925925925911" calcext:value-type="float">
            <text:p>10.9925925926</text:p>
          </table:table-cell>
        </table:table-row>
        <table:table-row table:style-name="ro1">
          <table:table-cell/>
          <table:table-cell office:value-type="float" office:value="5270" calcext:value-type="float">
            <text:p>5270</text:p>
          </table:table-cell>
          <table:table-cell office:value-type="float" office:value="8" calcext:value-type="float">
            <text:p>8</text:p>
          </table:table-cell>
          <table:table-cell table:formula="of:=[.B23]*[.C23]" office:value-type="float" office:value="42160" calcext:value-type="float">
            <text:p>4216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31.5" calcext:value-type="float">
            <text:p>2631.5</text:p>
          </table:table-cell>
          <table:table-cell office:value-type="float" office:value="6" calcext:value-type="float">
            <text:p>6</text:p>
          </table:table-cell>
          <table:table-cell table:formula="of:=[.B24]*[.C24]" office:value-type="float" office:value="15789" calcext:value-type="float">
            <text:p>15789</text:p>
          </table:table-cell>
          <table:table-cell table:number-columns-repeated="8"/>
          <table:table-cell office:value-type="string" calcext:value-type="string">
            <text:p>thrust</text:p>
          </table:table-cell>
          <table:table-cell office:value-type="string" calcext:value-type="string">
            <text:p>throt</text:p>
          </table:table-cell>
          <table:table-cell office:value-type="string" calcext:value-type="string">
            <text:p>target rate</text:p>
          </table:table-cell>
          <table:table-cell office:value-type="string" calcext:value-type="string">
            <text:p>spec</text:p>
          </table:table-cell>
          <table:table-cell/>
        </table:table-row>
        <table:table-row table:style-name="ro1">
          <table:table-cell/>
          <table:table-cell office:value-type="float" office:value="1072.55" calcext:value-type="float">
            <text:p>1072.55</text:p>
          </table:table-cell>
          <table:table-cell office:value-type="float" office:value="9" calcext:value-type="float">
            <text:p>9</text:p>
          </table:table-cell>
          <table:table-cell table:formula="of:=[.B25]*[.C25]" office:value-type="float" office:value="9652.95" calcext:value-type="float">
            <text:p>9652.95</text:p>
          </table:table-cell>
          <table:table-cell table:number-columns-repeated="8"/>
          <table:table-cell office:value-type="float" office:value="1472915.13269" calcext:value-type="float">
            <text:p>1472915.13269</text:p>
          </table:table-cell>
          <table:table-cell office:value-type="float" office:value="0.409143092415" calcext:value-type="float">
            <text:p>0.4091430924</text:p>
          </table:table-cell>
          <table:table-cell office:value-type="float" office:value="5500" calcext:value-type="float">
            <text:p>5500</text:p>
          </table:table-cell>
          <table:table-cell office:value-type="float" office:value="267.802751399" calcext:value-type="float">
            <text:p>267.802751399</text:p>
          </table:table-cell>
          <table:table-cell/>
        </table:table-row>
        <table:table-row table:style-name="ro1">
          <table:table-cell table:number-columns-repeated="3"/>
          <table:table-cell table:formula="of:=SUM([.D23:.D25])" office:value-type="float" office:value="67601.95" calcext:value-type="float">
            <text:p>67601.95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M25]*[.N25]" office:value-type="float" office:value="602633.052253637" calcext:value-type="float">
            <text:p>602633.052253637</text:p>
          </table:table-cell>
          <table:table-cell table:number-columns-repeated="4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SRB fuel over tim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20000" calcext:value-type="float">
            <text:p>552000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0502.84797" calcext:value-type="float">
            <text:p>5460502.84797</text:p>
          </table:table-cell>
          <table:table-cell table:formula="of:=[.B34]-[.B35]" office:value-type="float" office:value="59497.1520300005" calcext:value-type="float">
            <text:p>59497.1520300005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float" office:value="114.1" calcext:value-type="float">
            <text:p>114.1</text:p>
          </table:table-cell>
          <table:table-cell table:number-columns-repeated="16"/>
        </table:table-row>
      </table:table>
      <table:table table:name="Sheet6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ercent off</text:p>
          </table:table-cell>
          <table:table-cell table:style-name="Default" office:value-type="string" calcext:value-type="string">
            <text:p>lbm off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572767.8" calcext:value-type="float">
            <text:p>6,572,767.80</text:p>
          </table:table-cell>
          <table:table-cell office:value-type="float" office:value="6572768.17" calcext:value-type="float">
            <text:p>6,572,768.17</text:p>
          </table:table-cell>
          <table:table-cell table:formula="of:=([Sheet6.C2]-[Sheet6.B2])/[Sheet6.B2]" office:value-type="percentage" office:value="0.0000000562928755997981" calcext:value-type="percentage">
            <text:p>0.00001%</text:p>
          </table:table-cell>
          <table:table-cell table:formula="of:=[.B2]-[.C2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514651.85" calcext:value-type="float">
            <text:p>6,514,651.85</text:p>
          </table:table-cell>
          <table:table-cell office:value-type="float" office:value="6514652.22" calcext:value-type="float">
            <text:p>6,514,652.22</text:p>
          </table:table-cell>
          <table:table-cell table:formula="of:=([Sheet6.C3]-[Sheet6.B3])/[Sheet6.B3]" office:value-type="percentage" office:value="0.0000000567950534627202" calcext:value-type="percentage">
            <text:p>0.00001%</text:p>
          </table:table-cell>
          <table:table-cell table:formula="of:=[.B3]-[.C3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462649.1" calcext:value-type="float">
            <text:p>6,462,649.10</text:p>
          </table:table-cell>
          <table:table-cell office:value-type="float" office:value="6462649.47" calcext:value-type="float">
            <text:p>6,462,649.47</text:p>
          </table:table-cell>
          <table:table-cell table:formula="of:=([Sheet6.C4]-[Sheet6.B4])/[Sheet6.B4]" office:value-type="percentage" office:value="0.0000000572520640354369" calcext:value-type="percentage">
            <text:p>0.00001%</text:p>
          </table:table-cell>
          <table:table-cell table:formula="of:=[.B4]-[.C4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40.1" calcext:value-type="float">
            <text:p>140.1</text:p>
          </table:table-cell>
          <table:table-cell office:value-type="float" office:value="6460104.905" calcext:value-type="float">
            <text:p>6,460,104.91</text:p>
          </table:table-cell>
          <table:table-cell office:value-type="float" office:value="6460105.28" calcext:value-type="float">
            <text:p>6,460,105.28</text:p>
          </table:table-cell>
          <table:table-cell table:formula="of:=([Sheet6.C5]-[Sheet6.B5])/[Sheet6.B5]" office:value-type="percentage" office:value="0.0000000580485929430894" calcext:value-type="percentage">
            <text:p>0.00001%</text:p>
          </table:table-cell>
          <table:table-cell table:formula="of:=[.B5]-[.C5]" office:value-type="float" office:value="-0.375" calcext:value-type="float">
            <text:p>-0.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360881.1" calcext:value-type="float">
            <text:p>6,360,881.10</text:p>
          </table:table-cell>
          <table:table-cell office:value-type="float" office:value="6437207.52" calcext:value-type="float">
            <text:p>6,437,207.52</text:p>
          </table:table-cell>
          <table:table-cell table:formula="of:=([Sheet6.C6]-[Sheet6.B6])/[Sheet6.B6]" office:value-type="percentage" office:value="0.0119993470715873" calcext:value-type="percentage">
            <text:p>1.19993%</text:p>
          </table:table-cell>
          <table:table-cell table:formula="of:=[.B6]-[.C6]" office:value-type="float" office:value="-76326.4199999999" calcext:value-type="float">
            <text:p>-76,326.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table:number-columns-repeated="4"/>
        </table:table-row>
      </table:table>
      <table:table table:name="Sheet7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0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conv factor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iven</text:p>
          </table:table-cell>
          <table:table-cell/>
          <table:table-cell office:value-type="string" calcext:value-type="string">
            <text:p>18 s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 inc 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60*60/5280" office:value-type="float" office:value="0.681818181818182" calcext:value-type="float">
            <text:p>0.6818181818</text:p>
          </table:table-cell>
          <table:table-cell table:formula="of:=5280/(60*60)" office:value-type="float" office:value="1.46666666666667" calcext:value-type="float">
            <text:p>1.4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rust</text:p>
          </table:table-cell>
          <table:table-cell office:value-type="float" office:value="30197638.11265" calcext:value-type="float">
            <text:p>30197638.11265</text:p>
          </table:table-cell>
          <table:table-cell office:value-type="string" calcext:value-type="string">
            <text:p>at alt 3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guess ADC</text:p>
          </table:table-cell>
          <table:table-cell table:style-name="ce15" office:value-type="float" office:value="0.127" calcext:value-type="float">
            <text:p>0.127</text:p>
          </table:table-cell>
          <table:table-cell office:value-type="string" calcext:value-type="string">
            <text:p>fudge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ight</text:p>
          </table:table-cell>
          <table:table-cell office:value-type="float" office:value="22191271.27" calcext:value-type="float">
            <text:p>22191271.27</text:p>
          </table:table-cell>
          <table:table-cell office:value-type="string" calcext:value-type="string">
            <text:p>given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alt</text:p>
          </table:table-cell>
          <table:table-cell office:value-type="float" office:value="2113.4" calcext:value-type="float">
            <text:p>2113.4</text:p>
          </table:table-cell>
          <table:table-cell office:value-type="string" calcext:value-type="string">
            <text:p>from prev loop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raw</text:p>
          </table:table-cell>
          <table:table-cell table:style-name="ce17" table:formula="of:=[.C3]/[.C4]" office:value-type="float" office:value="1.36078901227591" calcext:value-type="float">
            <text:p>1.360789</text:p>
          </table:table-cell>
          <table:table-cell office:value-type="string" calcext:value-type="string">
            <text:p>thrust from 2 divided by weight from 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thrust</text:p>
          </table:table-cell>
          <table:table-cell office:value-type="float" office:value="36116623.7" calcext:value-type="float">
            <text:p>36116623.7</text:p>
          </table:table-cell>
          <table:table-cell office:value-type="string" calcext:value-type="string">
            <text:p>thrust at alt 2113.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h</text:p>
          </table:table-cell>
          <table:table-cell office:value-type="float" office:value="912.67" calcext:value-type="float">
            <text:p>912.67</text:p>
          </table:table-cell>
          <table:table-cell office:value-type="string" calcext:value-type="string">
            <text:p>given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wt</text:p>
          </table:table-cell>
          <table:table-cell office:value-type="float" office:value="19933997.29" calcext:value-type="float">
            <text:p>19933997.2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A raw</text:p>
          </table:table-cell>
          <table:table-cell table:style-name="ce18" table:formula="of:=[.I5]/[.I6]" office:value-type="float" office:value="1.81181040483627" calcext:value-type="float">
            <text:p>1.8118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s</text:p>
          </table:table-cell>
          <table:table-cell table:formula="of:=SQRT(POWER(([.C6]-912.67);2)+[.C7]*[.C7])" office:value-type="float" office:value="0" calcext:value-type="float">
            <text:p>0</text:p>
          </table:table-cell>
          <table:table-cell office:value-type="string" calcext:value-type="string">
            <text:p>pythag of (5) vh – 912.67 and vv (6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DC Adj</text:p>
          </table:table-cell>
          <table:table-cell table:formula="of:=-[.I3]-0.004534497" office:value-type="float" office:value="-0.131534497" calcext:value-type="float">
            <text:p>-0.131534497</text:p>
          </table:table-cell>
          <table:table-cell office:value-type="string" calcext:value-type="string">
            <text:p>guess and error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g G</text:p>
          </table:table-cell>
          <table:table-cell office:value-type="float" office:value="0.997336398" calcext:value-type="float">
            <text:p>0.997336398</text:p>
          </table:table-cell>
          <table:table-cell office:value-type="string" calcext:value-type="string">
            <text:p>at alt from step 1, vh from step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 eff/total</text:p>
          </table:table-cell>
          <table:table-cell table:style-name="ce17" table:formula="of:=[.I7]+[.I8]" office:value-type="float" office:value="1.68027590783627" calcext:value-type="float">
            <text:p>1.680276</text:p>
          </table:table-cell>
          <table:table-cell office:value-type="string" calcext:value-type="string">
            <text:p>A_raw + adc_adj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</text:p>
          </table:table-cell>
          <table:table-cell table:style-name="ce18" table:formula="of:=[.C5]-[.C9]" office:value-type="float" office:value="0.363452614275906" calcext:value-type="float">
            <text:p>0.36345</text:p>
          </table:table-cell>
          <table:table-cell office:value-type="string" calcext:value-type="string">
            <text:p>A_raw from step 4 minus big G(8)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prior big_G</text:p>
          </table:table-cell>
          <table:table-cell office:value-type="float" office:value="0.996661451" calcext:value-type="float">
            <text:p>0.99666145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ess ADC</text:p>
          </table:table-cell>
          <table:table-cell table:style-name="ce18" office:value-type="float" office:value="0.00012" calcext:value-type="float">
            <text:p>0.00012</text:p>
          </table:table-cell>
          <table:table-cell office:value-type="string" calcext:value-type="string">
            <text:p>fudg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Av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fudg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t</text:p>
          </table:table-cell>
          <table:table-cell table:formula="of:=[.C2]+[.C7]*1" office:value-type="float" office:value="30" calcext:value-type="float">
            <text:p>30</text:p>
          </table:table-cell>
          <table:table-cell office:value-type="string" calcext:value-type="string">
            <text:p>Vv and Vv inc are 0 so no chang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Ah</text:p>
          </table:table-cell>
          <table:table-cell table:formula="of:=SQRT(POWER([.I9];2)-POWER([.I11]+[.I10];2))" office:value-type="float" office:value="0.65663192310881" calcext:value-type="float">
            <text:p>0.6566319231</text:p>
          </table:table-cell>
          <table:table-cell table:number-columns-repeated="2"/>
          <table:table-cell office:value-type="string" calcext:value-type="string">
            <text:p>prior Ah</text:p>
          </table:table-cell>
          <table:table-cell office:value-type="float" office:value="0.668357948" calcext:value-type="float">
            <text:p>0.66835794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rust</text:p>
          </table:table-cell>
          <table:table-cell office:value-type="float" office:value="32156226.6" calcext:value-type="float">
            <text:p>32156226.6</text:p>
          </table:table-cell>
          <table:table-cell office:value-type="string" calcext:value-type="string">
            <text:p>thrust at alt 30, .56 and .71 avg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Ah avg</text:p>
          </table:table-cell>
          <table:table-cell table:formula="of:=AVERAGE([.I12];[.M12])" office:value-type="float" office:value="0.662494935554405" calcext:value-type="float">
            <text:p>0.662494935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t</text:p>
          </table:table-cell>
          <table:table-cell office:value-type="float" office:value="22079560.56" calcext:value-type="float">
            <text:p>22079560.5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V h inc</text:p>
          </table:table-cell>
          <table:table-cell table:formula="of:=[.I13]*[.I2]*32.17405" office:value-type="float" office:value="63.9454355438226" calcext:value-type="float">
            <text:p>63.945435543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 raw</text:p>
          </table:table-cell>
          <table:table-cell table:style-name="ce18" table:formula="of:=[.C13]/[.C14]" office:value-type="float" office:value="1.45637982751592" calcext:value-type="float">
            <text:p>1.4563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V h inc mph</text:p>
          </table:table-cell>
          <table:table-cell table:style-name="ce20" table:formula="of:=[.I14]*[.N2]" office:value-type="float" office:value="43.5991605980609" calcext:value-type="float">
            <text:p>43.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 Adj</text:p>
          </table:table-cell>
          <table:table-cell table:formula="of:=-[.C11]" office:value-type="float" office:value="-0.00012" calcext:value-type="float">
            <text:p>-0.00012</text:p>
          </table:table-cell>
          <table:table-cell office:value-type="string" calcext:value-type="string">
            <text:p>no prior error so just the guess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Vh</text:p>
          </table:table-cell>
          <table:table-cell table:formula="of:=[.I15]+[.L16]" office:value-type="float" office:value="1065.25317059806" calcext:value-type="float">
            <text:p>1065.2531705981</text:p>
          </table:table-cell>
          <table:table-cell office:value-type="string" calcext:value-type="string">
            <text:p>prior Vh</text:p>
          </table:table-cell>
          <table:table-cell/>
          <table:table-cell office:value-type="float" office:value="1021.65401" calcext:value-type="float">
            <text:p>1021.6540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 eff/total</text:p>
          </table:table-cell>
          <table:table-cell table:style-name="ce17" table:formula="of:=[.C15]+[.C16]" office:value-type="float" office:value="1.45625982751592" calcext:value-type="float">
            <text:p>1.45626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Vv below curent</text:p>
          </table:table-cell>
          <table:table-cell table:formula="of:=[.O17]" office:value-type="float" office:value="332.5724011" calcext:value-type="float">
            <text:p>332.5724011</text:p>
          </table:table-cell>
          <table:table-cell office:value-type="string" calcext:value-type="string">
            <text:p>prior Vv</text:p>
          </table:table-cell>
          <table:table-cell/>
          <table:table-cell office:value-type="float" office:value="279.0024011" calcext:value-type="float">
            <text:p>279.0024011</text:p>
          </table:table-cell>
          <table:table-cell/>
          <table:table-cell office:value-type="float" office:value="53.57" calcext:value-type="float">
            <text:p>53.57</text:p>
          </table:table-cell>
          <table:table-cell table:formula="of:=[.L17]+[.N17]" office:value-type="float" office:value="332.5724011" calcext:value-type="float">
            <text:p>332.57240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Vh for air</text:p>
          </table:table-cell>
          <table:table-cell table:style-name="ce18" table:formula="of:=[.I16]-912.67" office:value-type="float" office:value="152.583170598061" calcext:value-type="float">
            <text:p>152.5831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Vv mph</text:p>
          </table:table-cell>
          <table:table-cell table:formula="of:=[.I17]*60*60/5280" office:value-type="float" office:value="226.753909840909" calcext:value-type="float">
            <text:p>226.753909840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Vas</text:p>
          </table:table-cell>
          <table:table-cell table:formula="of:=SQRT(POWER([.I18];2)+[.I19]*[.I19])" office:value-type="float" office:value="273.311104014996" calcext:value-type="float">
            <text:p>273.31110401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  <table:table-cell table:style-name="ce19" office:value-type="float" office:value="28" calcext:value-type="float">
            <text:p>28</text:p>
          </table:table-cell>
          <table:table-cell table:style-name="ce19" office:value-type="string" calcext:value-type="string">
            <text:p>adc act</text:p>
          </table:table-cell>
          <table:table-cell table:style-name="ce19" table:formula="of:=POWER(([.I20]/1000);2)*[.L21]*[.N21]" office:value-type="float" office:value="0.122509053090234" calcext:value-type="float">
            <text:p>0.1225090531</text:p>
          </table:table-cell>
          <table:table-cell table:style-name="ce19" office:value-type="string" calcext:value-type="string">
            <text:p>padc</text:p>
          </table:table-cell>
          <table:table-cell table:style-name="ce19"/>
          <table:table-cell table:style-name="ce19" office:value-type="float" office:value="0.895216670327" calcext:value-type="float">
            <text:p>0.8952166703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float" office:value="1.832" calcext:value-type="float">
            <text:p>1.83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big G</text:p>
          </table:table-cell>
          <table:table-cell office:value-type="float" office:value="0.996370969122" calcext:value-type="float">
            <text:p>0.9963709691</text:p>
          </table:table-cell>
          <table:table-cell office:value-type="string" calcext:value-type="string">
            <text:p>Using 1065.253133 Vh and Alt 2113.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V v inc</text:p>
          </table:table-cell>
          <table:table-cell table:style-name="ce7" table:formula="of:=[.I11]*[.I2]*32.17405" office:value-type="float" office:value="53.0871825" calcext:value-type="float">
            <text:p>53.09</text:p>
          </table:table-cell>
          <table:table-cell table:number-columns-repeated="2"/>
          <table:table-cell office:value-type="string" calcext:value-type="string">
            <text:p>prior v_v_inc</text:p>
          </table:table-cell>
          <table:table-cell office:value-type="float" office:value="53.57" calcext:value-type="float">
            <text:p>53.5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alt</text:p>
          </table:table-cell>
          <table:table-cell table:style-name="ce1" table:formula="of:=[.I4]+[.L17]*[.I2]+(([.M23]*[.I2])/2)" office:value-type="float" office:value="3030.7622033" calcext:value-type="float">
            <text:p>303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table:style-name="ce19" office:value-type="string" calcext:value-type="string">
            <text:p>inputs</text:p>
          </table:table-cell>
          <table:table-cell/>
          <table:table-cell table:style-name="ce19" office:value-type="string" calcext:value-type="string">
            <text:p>outputs</text:p>
          </table:table-cell>
          <table:table-cell/>
          <table:table-cell table:style-name="ce19" office:value-type="string" calcext:value-type="string">
            <text:p>inputs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Airspeed</text:p>
          </table:table-cell>
          <table:table-cell table:number-columns-repeated="3"/>
          <table:table-cell office:value-type="string" calcext:value-type="string">
            <text:p>time inc</text:p>
          </table:table-cell>
          <table:table-cell/>
          <table:table-cell office:value-type="string" calcext:value-type="string">
            <text:p>a raw</text:p>
          </table:table-cell>
          <table:table-cell/>
          <table:table-cell office:value-type="string" calcext:value-type="string">
            <text:p>time inc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V h inc mph</text:p>
          </table:table-cell>
          <table:table-cell table:style-name="ce20" table:formula="of:=[.G34]*[.L23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guess adc</text:p>
          </table:table-cell>
          <table:table-cell/>
          <table:table-cell office:value-type="string" calcext:value-type="string">
            <text:p>a eff</text:p>
          </table:table-cell>
          <table:table-cell/>
          <table:table-cell office:value-type="string" calcext:value-type="string">
            <text:p>guess adc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Vh</text:p>
          </table:table-cell>
          <table:table-cell office:value-type="float" office:value="934.231693" calcext:value-type="float">
            <text:p>934.231693</text:p>
          </table:table-cell>
          <table:table-cell table:number-columns-repeated="2"/>
          <table:table-cell office:value-type="string" calcext:value-type="string">
            <text:p>alt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thrus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Vv below curent</text:p>
          </table:table-cell>
          <table:table-cell office:value-type="float" office:value="171.090654" calcext:value-type="float">
            <text:p>171.090654</text:p>
          </table:table-cell>
          <table:table-cell table:number-columns-repeated="2"/>
          <table:table-cell office:value-type="string" calcext:value-type="string">
            <text:p>thrust</text:p>
          </table:table-cell>
          <table:table-cell/>
          <table:table-cell office:value-type="string" calcext:value-type="string">
            <text:p>v_h_inc</text:p>
          </table:table-cell>
          <table:table-cell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Vh for air</text:p>
          </table:table-cell>
          <table:table-cell table:style-name="ce18" table:formula="of:=[.G36]-912.67" office:value-type="float" office:value="21.561693" calcext:value-type="float">
            <text:p>21.56169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vas</text:p>
          </table:table-cell>
          <table:table-cell/>
          <table:table-cell office:value-type="string" calcext:value-type="string">
            <text:p>av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Vv mph</text:p>
          </table:table-cell>
          <table:table-cell table:formula="of:=[.G37]*60*60/5280" office:value-type="float" office:value="116.652718636364" calcext:value-type="float">
            <text:p>116.6527186364</text:p>
          </table:table-cell>
          <table:table-cell table:number-columns-repeated="2"/>
          <table:table-cell office:value-type="string" calcext:value-type="string">
            <text:p>prior error</text:p>
          </table:table-cell>
          <table:table-cell/>
          <table:table-cell office:value-type="string" calcext:value-type="string">
            <text:p>adc_ac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Vas</text:p>
          </table:table-cell>
          <table:table-cell table:formula="of:=SQRT(POWER([.G38];2)+[.G39]*[.G39])" office:value-type="float" office:value="118.628678532136" calcext:value-type="float">
            <text:p>118.6286785321</text:p>
          </table:table-cell>
          <table:table-cell table:number-columns-repeated="2"/>
          <table:table-cell office:value-type="string" calcext:value-type="string">
            <text:p>prior a lot to calc big g</text:p>
          </table:table-cell>
          <table:table-cell/>
          <table:table-cell office:value-type="string" calcext:value-type="string">
            <text:p>big G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av</text:p>
          </table:table-cell>
          <table:table-cell/>
          <table:table-cell office:value-type="string" calcext:value-type="string">
            <text:p>vv inc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office:value-type="string" calcext:value-type="string">
            <text:p>prior ah</text:p>
          </table:table-cell>
          <table:table-cell/>
          <table:table-cell office:value-type="string" calcext:value-type="string">
            <text:p>alt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  <table:table-cell office:value-type="string" calcext:value-type="string">
            <text:p>prior vh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vv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guess</text:p>
          </table:table-cell>
          <table:table-cell office:value-type="float" office:value="0.01106" calcext:value-type="float">
            <text:p>0.01106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actual</text:p>
          </table:table-cell>
          <table:table-cell office:value-type="float" office:value="0.01061621" calcext:value-type="float">
            <text:p>0.01061621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adj</text:p>
          </table:table-cell>
          <table:table-cell office:value-type="float" office:value="0.01088661" calcext:value-type="float">
            <text:p>0.01088661</text:p>
          </table:table-cell>
          <table:table-cell/>
          <table:table-cell office:value-type="string" calcext:value-type="string">
            <text:p>raw a</text:p>
          </table:table-cell>
          <table:table-cell office:value-type="string" calcext:value-type="string">
            <text:p>a eff</text:p>
          </table:table-cell>
          <table:table-cell office:value-type="string" calcext:value-type="string">
            <text:p>adc adj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adj by</text:p>
          </table:table-cell>
          <table:table-cell office:value-type="string" calcext:value-type="string">
            <text:p>prior error</text:p>
          </table:table-cell>
          <table:table-cell office:value-type="string" calcext:value-type="string">
            <text:p>adc adj (should be same again)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guess</text:p>
          </table:table-cell>
          <table:table-cell office:value-type="float" office:value="0.0268" calcext:value-type="float">
            <text:p>0.0268</text:p>
          </table:table-cell>
          <table:table-cell office:value-type="float" office:value="9" calcext:value-type="float">
            <text:p>9</text:p>
          </table:table-cell>
          <table:table-cell office:value-type="float" office:value="1.70672" calcext:value-type="float">
            <text:p>1.70672</text:p>
          </table:table-cell>
          <table:table-cell office:value-type="float" office:value="1.680215" calcext:value-type="float">
            <text:p>1.680215</text:p>
          </table:table-cell>
          <table:table-cell office:value-type="float" office:value="0.02650414" calcext:value-type="float">
            <text:p>0.02650414</text:p>
          </table:table-cell>
          <table:table-cell office:value-type="float" office:value="0.0268" calcext:value-type="float">
            <text:p>0.0268</text:p>
          </table:table-cell>
          <table:table-cell table:formula="of:=[.H55]-[.I55]" office:value-type="float" office:value="-0.000295860000000002" calcext:value-type="float">
            <text:p>-0.00029586</text:p>
          </table:table-cell>
          <table:table-cell table:formula="of:=[.D52]-[.D54]" office:value-type="float" office:value="0.000173390000000001" calcext:value-type="float">
            <text:p>0.00017339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ctual</text:p>
          </table:table-cell>
          <table:table-cell office:value-type="float" office:value="0.025076039" calcext:value-type="float">
            <text:p>0.025076039</text:p>
          </table:table-cell>
          <table:table-cell table:number-columns-repeated="2"/>
          <table:table-cell office:value-type="float" office:value="1.680364" calcext:value-type="float">
            <text:p>1.680364</text:p>
          </table:table-cell>
          <table:table-cell office:value-type="float" office:value="0.02635621" calcext:value-type="float">
            <text:p>0.02635621</text:p>
          </table:table-cell>
          <table:table-cell office:value-type="float" office:value="0.0268" calcext:value-type="float">
            <text:p>0.0268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adj</text:p>
          </table:table-cell>
          <table:table-cell office:value-type="float" office:value="0.02650414" calcext:value-type="float">
            <text:p>0.02650414</text:p>
          </table:table-cell>
          <table:table-cell office:value-type="string" calcext:value-type="string">
            <text:p>off by</text:p>
          </table:table-cell>
          <table:table-cell office:value-type="float" office:value="0" calcext:value-type="float">
            <text:p>0</text:p>
          </table:table-cell>
          <table:table-cell table:formula="of:=[.G56]-[.G55]" office:value-type="float" office:value="0.000148999999999955" calcext:value-type="float">
            <text:p>0.000149</text:p>
          </table:table-cell>
          <table:table-cell table:formula="of:=[.H56]-[.H55]" office:value-type="float" office:value="-0.000147929999999998" calcext:value-type="float">
            <text:p>-0.000147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.0448" calcext:value-type="float">
            <text:p>0.0448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.048348437" calcext:value-type="float">
            <text:p>0.048348437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.43076639" calcext:value-type="float">
            <text:p>0.43076639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.73986" calcext:value-type="float">
            <text:p>1.73986</text:p>
          </table:table-cell>
          <table:table-cell office:value-type="float" office:value="1.69677" calcext:value-type="float">
            <text:p>1.69677</text:p>
          </table:table-cell>
          <table:table-cell table:style-name="ce18" office:value-type="float" office:value="0.043076639" calcext:value-type="float">
            <text:p>0.04308</text:p>
          </table:table-cell>
          <table:table-cell office:value-type="float" office:value="0.0448" calcext:value-type="float">
            <text:p>0.0448</text:p>
          </table:table-cell>
          <table:table-cell table:formula="of:=[.I61]-[.H61]" office:value-type="float" office:value="0.001723361" calcext:value-type="float">
            <text:p>0.001723361</text:p>
          </table:table-cell>
          <table:table-cell table:formula="of:=[.D55]-[.D56]" office:value-type="float" office:value="0.001723961" calcext:value-type="float">
            <text:p>0.0017239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4" loext:min-decimal-places="4" number:min-integer-digits="1"/>
      <number:text>%</number:text>
    </number:percentage-style>
    <number:percentage-style style:name="N124">
      <number:number number:decimal-places="5" loext:min-decimal-places="5" number:min-integer-digits="1"/>
      <number:text>%</number:text>
    </number:percentage-style>
    <number:percentage-style style:name="N125">
      <number:number number:decimal-places="6" loext:min-decimal-places="6" number:min-integer-digits="1"/>
      <number:text>%</number:text>
    </number:percentage-style>
    <number:percentage-style style:name="N126">
      <number:number number:decimal-places="7" loext:min-decimal-places="7" number:min-integer-digits="1"/>
      <number:text>%</number:text>
    </number:percentage-style>
    <number:percentage-style style:name="N127">
      <number:number number:decimal-places="8" loext:min-decimal-places="8" number:min-integer-digits="1"/>
      <number:text>%</number:text>
    </number:percentage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 number:grouping="true"/>
    </number:number-style>
    <number:number-style style:name="N132">
      <number:number number:decimal-places="4" loext:min-decimal-places="4" number:min-integer-digits="1" number:grouping="true"/>
    </number:number-style>
    <number:number-style style:name="N133">
      <number:number number:decimal-places="5" loext:min-decimal-places="5" number:min-integer-digits="1" number:grouping="true"/>
    </number:number-style>
    <number:number-style style:name="N134">
      <number:number number:decimal-places="6" loext:min-decimal-places="6" number:min-integer-digits="1" number:grouping="true"/>
    </number:number-style>
    <number:number-style style:name="N135">
      <number:number number:decimal-places="7" loext:min-decimal-places="7" number:min-integer-digits="1" number:grouping="true"/>
    </number:number-style>
    <number:number-style style:name="N136">
      <number:number number:decimal-places="1" loext:min-decimal-places="1" number:min-integer-digits="1" number:grouping="true"/>
    </number:number-style>
    <number:percentage-style style:name="N137">
      <number:number number:decimal-places="1" loext:min-decimal-places="1" number:min-integer-digits="1"/>
      <number:text>%</number:text>
    </number:percentage-style>
    <number:number-style style:name="N138">
      <number:number number:decimal-places="8" loext:min-decimal-places="8" number:min-integer-digits="1" number:grouping="true"/>
    </number:number-style>
    <number:number-style style:name="N139">
      <number:number number:decimal-places="9" loext:min-decimal-places="9" number:min-integer-digits="1" number:grouping="true"/>
    </number:number-style>
    <number:number-style style:name="N140">
      <number:number number:decimal-places="9" loext:min-decimal-places="9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7" loext:min-decimal-places="7" number:min-integer-digits="1"/>
    </number:number-style>
    <number:number-style style:name="N143">
      <number:number number:decimal-places="6" loext:min-decimal-places="6" number:min-integer-digits="1"/>
    </number:number-style>
    <number:number-style style:name="N144">
      <number:number number:decimal-places="5" loext:min-decimal-places="5" number:min-integer-digits="1"/>
    </number:number-style>
    <number:percentage-style style:name="N145">
      <number:number number:decimal-places="9" loext:min-decimal-places="9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15:09:24.094709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2:09:25.083559578</meta:creation-date>
    <dc:date>2017-04-28T15:09:38.196031354</dc:date>
    <meta:editing-duration>P1DT18H33M43S</meta:editing-duration>
    <meta:editing-cycles>10</meta:editing-cycles>
    <meta:generator>LibreOffice/5.1.6.2$Linux_X86_64 LibreOffice_project/10m0$Build-2</meta:generator>
    <meta:print-date>2017-04-24T20:49:09.933817880</meta:print-date>
    <meta:document-statistic meta:table-count="8" meta:cell-count="2194" meta:object-count="0"/>
  </office:meta>
</office:document-meta>
</file>